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6c5ef7" style:font-weight-asian="bold"/>
    </style:style>
    <style:style style:name="P5" style:family="paragraph" style:parent-style-name="Standard">
      <style:text-properties fo:font-weight="bold" officeooo:paragraph-rsid="012c708d" style:font-weight-asian="bold"/>
    </style:style>
    <style:style style:name="P6" style:family="paragraph" style:parent-style-name="Standard">
      <style:text-properties fo:font-weight="bold" officeooo:paragraph-rsid="01543abd" style:font-weight-asian="bold"/>
    </style:style>
    <style:style style:name="P7" style:family="paragraph" style:parent-style-name="Standard">
      <style:text-properties fo:font-weight="bold" officeooo:rsid="015f1dbe" officeooo:paragraph-rsid="015f1dbe" style:font-weight-asian="bold"/>
    </style:style>
    <style:style style:name="P8" style:family="paragraph" style:parent-style-name="Standard">
      <style:text-properties officeooo:rsid="001876dc" officeooo:paragraph-rsid="001876dc"/>
    </style:style>
    <style:style style:name="P9" style:family="paragraph" style:parent-style-name="Standard">
      <style:text-properties fo:font-style="italic" officeooo:rsid="004a00e7" style:font-style-asian="italic" style:font-style-complex="italic"/>
    </style:style>
    <style:style style:name="P10" style:family="paragraph" style:parent-style-name="Standard">
      <style:text-properties fo:font-style="italic" officeooo:rsid="0064eba0" officeooo:paragraph-rsid="0064eba0" style:font-style-asian="italic" style:font-style-complex="italic"/>
    </style:style>
    <style:style style:name="P11" style:family="paragraph" style:parent-style-name="Standard">
      <style:text-properties fo:font-style="italic" officeooo:rsid="0067e994" officeooo:paragraph-rsid="0067e994" style:font-style-asian="italic" style:font-style-complex="italic"/>
    </style:style>
    <style:style style:name="P12" style:family="paragraph" style:parent-style-name="Standard">
      <style:text-properties fo:font-style="italic" officeooo:rsid="00693399" officeooo:paragraph-rsid="00693399" style:font-style-asian="italic" style:font-style-complex="italic"/>
    </style:style>
    <style:style style:name="P13" style:family="paragraph" style:parent-style-name="Standard">
      <style:text-properties fo:font-style="italic" officeooo:paragraph-rsid="006c5ef7"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116e692" officeooo:paragraph-rsid="0116e692" style:font-style-asian="italic" style:font-style-complex="italic"/>
    </style:style>
    <style:style style:name="P16" style:family="paragraph" style:parent-style-name="Standard">
      <style:text-properties fo:font-style="italic" officeooo:rsid="011b57c1" officeooo:paragraph-rsid="011b57c1"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officeooo:rsid="010c224d" officeooo:paragraph-rsid="010c224d" style:font-style-complex="italic"/>
    </style:style>
    <style:style style:name="P20" style:family="paragraph" style:parent-style-name="Standard">
      <style:text-properties fo:font-style="normal" officeooo:rsid="00530266" officeooo:paragraph-rsid="00fcf0c3" style:font-style-asian="normal" style:font-style-complex="normal"/>
    </style:style>
    <style:style style:name="P21" style:family="paragraph" style:parent-style-name="Standard">
      <style:text-properties fo:font-style="normal" officeooo:rsid="00530266" officeooo:paragraph-rsid="00530266" style:font-style-asian="normal" style:font-style-complex="normal"/>
    </style:style>
    <style:style style:name="P22" style:family="paragraph" style:parent-style-name="Standard">
      <style:text-properties fo:font-style="normal" officeooo:rsid="006a3268" officeooo:paragraph-rsid="00693399" style:font-style-asian="normal" style:font-style-complex="normal"/>
    </style:style>
    <style:style style:name="P23" style:family="paragraph" style:parent-style-name="Standard">
      <style:text-properties fo:font-style="normal" officeooo:rsid="006eae71" officeooo:paragraph-rsid="006eae71" style:font-style-asian="normal" style:font-style-complex="normal"/>
    </style:style>
    <style:style style:name="P24" style:family="paragraph" style:parent-style-name="Standard">
      <style:text-properties fo:font-style="normal" officeooo:rsid="006eae71" officeooo:paragraph-rsid="00689a3d" style:font-style-asian="normal" style:font-style-complex="normal"/>
    </style:style>
    <style:style style:name="P25" style:family="paragraph" style:parent-style-name="Standard">
      <style:text-properties fo:font-style="normal" officeooo:rsid="00782692" officeooo:paragraph-rsid="00782692" style:font-style-asian="normal" style:font-style-complex="normal"/>
    </style:style>
    <style:style style:name="P26" style:family="paragraph" style:parent-style-name="Standard">
      <style:text-properties fo:font-style="normal" officeooo:rsid="006b64c7" officeooo:paragraph-rsid="006b64c7" style:font-style-asian="normal" style:font-style-complex="normal"/>
    </style:style>
    <style:style style:name="P27" style:family="paragraph" style:parent-style-name="Standard">
      <style:text-properties fo:font-style="normal" officeooo:rsid="01402d13" officeooo:paragraph-rsid="01402d13" style:font-style-asian="normal" style:font-style-complex="normal"/>
    </style:style>
    <style:style style:name="P28" style:family="paragraph" style:parent-style-name="Standard">
      <style:text-properties fo:font-style="normal" officeooo:rsid="014ecfda" officeooo:paragraph-rsid="014ecfda" style:font-style-asian="normal" style:font-style-complex="normal"/>
    </style:style>
    <style:style style:name="P29" style:family="paragraph" style:parent-style-name="Standard">
      <style:text-properties fo:font-style="normal" officeooo:rsid="00fdadb7" officeooo:paragraph-rsid="00fdadb7" style:font-style-asian="normal" style:font-style-complex="normal"/>
    </style:style>
    <style:style style:name="P30" style:family="paragraph" style:parent-style-name="Standard">
      <style:text-properties fo:font-style="normal" officeooo:rsid="01546b24" officeooo:paragraph-rsid="01546b24" style:font-style-asian="normal" style:font-style-complex="normal"/>
    </style:style>
    <style:style style:name="P31"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2"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3"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34" style:family="paragraph" style:parent-style-name="Standard">
      <style:text-properties fo:font-style="normal" fo:font-weight="normal" officeooo:rsid="0159a696" officeooo:paragraph-rsid="0159a696" style:font-style-asian="normal" style:font-weight-asian="normal" style:font-style-complex="normal" style:font-weight-complex="normal"/>
    </style:style>
    <style:style style:name="P35" style:family="paragraph" style:parent-style-name="Standard">
      <style:text-properties officeooo:paragraph-rsid="006c5ef7"/>
    </style:style>
    <style:style style:name="P36" style:family="paragraph" style:parent-style-name="Standard">
      <style:text-properties officeooo:paragraph-rsid="00b1a86a"/>
    </style:style>
    <style:style style:name="P37" style:family="paragraph" style:parent-style-name="Standard">
      <style:text-properties fo:color="#ff0000"/>
    </style:style>
    <style:style style:name="P38" style:family="paragraph" style:parent-style-name="Standard">
      <style:paragraph-properties fo:text-align="justify" style:justify-single-word="false"/>
      <style:text-properties fo:color="#000000" officeooo:paragraph-rsid="008b5600"/>
    </style:style>
    <style:style style:name="P39" style:family="paragraph" style:parent-style-name="Standard">
      <style:paragraph-properties fo:text-align="justify" style:justify-single-word="false"/>
      <style:text-properties fo:color="#000000" officeooo:paragraph-rsid="001876dc"/>
    </style:style>
    <style:style style:name="P40" style:family="paragraph" style:parent-style-name="Standard">
      <style:paragraph-properties fo:text-align="justify" style:justify-single-word="false"/>
      <style:text-properties fo:color="#000000" officeooo:paragraph-rsid="017bc543"/>
    </style:style>
    <style:style style:name="P41" style:family="paragraph" style:parent-style-name="Standard">
      <style:paragraph-properties fo:text-align="justify" style:justify-single-word="false"/>
      <style:text-properties fo:color="#000000" officeooo:paragraph-rsid="00abe560"/>
    </style:style>
    <style:style style:name="P42" style:family="paragraph" style:parent-style-name="Standard">
      <style:paragraph-properties fo:text-align="justify" style:justify-single-word="false"/>
      <style:text-properties fo:color="#000000" officeooo:rsid="016f8e14" officeooo:paragraph-rsid="016f8e14"/>
    </style:style>
    <style:style style:name="P43" style:family="paragraph" style:parent-style-name="Standard">
      <style:paragraph-properties fo:text-align="justify" style:justify-single-word="false"/>
      <style:text-properties officeooo:rsid="0067e994" officeooo:paragraph-rsid="00b1a86a"/>
    </style:style>
    <style:style style:name="P44" style:family="paragraph" style:parent-style-name="Standard">
      <style:text-properties officeooo:rsid="00600036" officeooo:paragraph-rsid="00600036"/>
    </style:style>
    <style:style style:name="P45" style:family="paragraph" style:parent-style-name="Standard">
      <style:text-properties officeooo:rsid="011b57c1" officeooo:paragraph-rsid="011b57c1"/>
    </style:style>
    <style:style style:name="P46" style:family="paragraph" style:parent-style-name="Standard">
      <style:text-properties style:use-window-font-color="true" fo:font-weight="normal" officeooo:rsid="010fe9e2" officeooo:paragraph-rsid="00600036" style:font-weight-asian="normal" style:font-weight-complex="normal"/>
    </style:style>
    <style:style style:name="P47" style:family="paragraph" style:parent-style-name="List_20_Paragraph">
      <style:text-properties style:font-name="Wingdings" officeooo:paragraph-rsid="006c5ef7" style:font-name-asian="Wingdings1" style:font-name-complex="Wingdings1"/>
    </style:style>
    <style:style style:name="P48" style:family="paragraph" style:parent-style-name="List_20_Paragraph">
      <style:text-properties officeooo:paragraph-rsid="006c5ef7"/>
    </style:style>
    <style:style style:name="P49" style:family="paragraph" style:parent-style-name="List_20_Paragraph">
      <style:paragraph-properties fo:margin-left="0in" fo:margin-right="0in" fo:text-indent="0in" style:auto-text-indent="false"/>
    </style:style>
    <style:style style:name="P50"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51" style:family="paragraph" style:parent-style-name="List_20_Paragraph">
      <style:paragraph-properties fo:margin-left="0in" fo:margin-right="0in" fo:text-indent="0in" style:auto-text-indent="false"/>
      <style:text-properties officeooo:paragraph-rsid="006c5ef7"/>
    </style:style>
    <style:style style:name="P52" style:family="paragraph" style:parent-style-name="List_20_Paragraph">
      <style:paragraph-properties fo:margin-left="0in" fo:margin-right="0in" fo:text-indent="0in" style:auto-text-indent="false"/>
      <style:text-properties officeooo:rsid="00d4c12c" officeooo:paragraph-rsid="00d4c12c"/>
    </style:style>
    <style:style style:name="P53" style:family="paragraph" style:parent-style-name="Table_20_Contents">
      <style:text-properties officeooo:rsid="005404ad" officeooo:paragraph-rsid="0153c5ec"/>
    </style:style>
    <style:style style:name="P54" style:family="paragraph" style:parent-style-name="Table_20_Contents">
      <style:text-properties officeooo:rsid="005673f7" officeooo:paragraph-rsid="0153c5ec"/>
    </style:style>
    <style:style style:name="P55" style:family="paragraph" style:parent-style-name="Table_20_Contents">
      <style:text-properties officeooo:rsid="008034d4" officeooo:paragraph-rsid="0153c5ec"/>
    </style:style>
    <style:style style:name="P56" style:family="paragraph" style:parent-style-name="Table_20_Contents">
      <style:text-properties officeooo:rsid="0116a6a2" officeooo:paragraph-rsid="0153c5ec"/>
    </style:style>
    <style:style style:name="P57" style:family="paragraph" style:parent-style-name="Table_20_Contents">
      <style:text-properties officeooo:rsid="007e8413" officeooo:paragraph-rsid="0153c5ec"/>
    </style:style>
    <style:style style:name="P58"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59"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60"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61" style:family="paragraph" style:parent-style-name="Figure">
      <style:text-properties fo:font-style="normal" fo:font-weight="bold" officeooo:rsid="015d2973" officeooo:paragraph-rsid="015d2973" style:font-style-asian="normal" style:font-weight-asian="bold" style:font-style-complex="normal" style:font-weight-complex="bold"/>
    </style:style>
    <style:style style:name="P62" style:family="paragraph" style:parent-style-name="Figure">
      <style:text-properties fo:font-style="normal" fo:font-weight="bold" officeooo:rsid="015d2973" officeooo:paragraph-rsid="015e2d0d" style:font-style-asian="normal" style:font-weight-asian="bold" style:font-style-complex="normal" style:font-weight-complex="bold"/>
    </style:style>
    <style:style style:name="P63" style:family="paragraph" style:parent-style-name="Standard" style:master-page-name="Standard">
      <style:paragraph-properties style:page-number="auto"/>
      <style:text-properties fo:font-weight="bold" style:font-weight-asian="bold"/>
    </style:style>
    <style:style style:name="P64" style:family="paragraph" style:parent-style-name="Standard">
      <style:paragraph-properties fo:text-align="justify" style:justify-single-word="false"/>
      <style:text-properties fo:color="#000000" officeooo:rsid="017bc543" officeooo:paragraph-rsid="017bc543"/>
    </style:style>
    <style:style style:name="P65" style:family="paragraph" style:parent-style-name="Standard">
      <style:paragraph-properties fo:text-align="justify" style:justify-single-word="false"/>
      <style:text-properties fo:color="#000000" officeooo:rsid="00ab8692" officeooo:paragraph-rsid="018e0afa"/>
    </style:style>
    <style:style style:name="P66" style:family="paragraph" style:parent-style-name="Standard">
      <style:text-properties style:font-name="Cambria" fo:font-size="12pt"/>
    </style:style>
    <style:style style:name="P67"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68"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0e9e198" style:font-weight-asian="normal" style:font-weight-complex="normal"/>
    </style:style>
    <style:style style:name="T5" style:family="text">
      <style:text-properties style:use-window-font-color="true" fo:font-weight="normal" officeooo:rsid="00f73364" style:font-weight-asian="normal" style:font-weight-complex="normal"/>
    </style:style>
    <style:style style:name="T6" style:family="text">
      <style:text-properties style:use-window-font-color="true" fo:font-weight="normal" officeooo:rsid="010fe9e2" style:font-weight-asian="normal" style:font-weight-complex="normal"/>
    </style:style>
    <style:style style:name="T7" style:family="text">
      <style:text-properties style:use-window-font-color="true" fo:font-weight="normal" officeooo:rsid="01182d23" style:font-weight-asian="normal" style:font-weight-complex="normal"/>
    </style:style>
    <style:style style:name="T8" style:family="text">
      <style:text-properties style:use-window-font-color="true" fo:font-weight="normal" officeooo:rsid="011894f2" style:font-weight-asian="normal" style:font-weight-complex="normal"/>
    </style:style>
    <style:style style:name="T9" style:family="text">
      <style:text-properties style:use-window-font-color="true" fo:font-weight="normal" officeooo:rsid="011b3397" style:font-weight-asian="normal" style:font-weight-complex="normal"/>
    </style:style>
    <style:style style:name="T10" style:family="text">
      <style:text-properties style:use-window-font-color="true" fo:font-weight="normal" officeooo:rsid="011b8c90" style:font-weight-asian="normal" style:font-weight-complex="normal"/>
    </style:style>
    <style:style style:name="T11" style:family="text">
      <style:text-properties style:use-window-font-color="true" fo:font-weight="normal" officeooo:rsid="011cc029" style:font-weight-asian="normal" style:font-weight-complex="normal"/>
    </style:style>
    <style:style style:name="T12" style:family="text">
      <style:text-properties style:use-window-font-color="true" fo:font-weight="normal" officeooo:rsid="011cd1ad" style:font-weight-asian="normal" style:font-weight-complex="normal"/>
    </style:style>
    <style:style style:name="T13" style:family="text">
      <style:text-properties style:use-window-font-color="true" fo:font-weight="normal" officeooo:rsid="0125099a" style:font-weight-asian="normal" style:font-weight-complex="normal"/>
    </style:style>
    <style:style style:name="T14" style:family="text">
      <style:text-properties style:use-window-font-color="true" fo:font-weight="normal" officeooo:rsid="012606c2" style:font-weight-asian="normal" style:font-weight-complex="normal"/>
    </style:style>
    <style:style style:name="T15" style:family="text">
      <style:text-properties style:use-window-font-color="true" fo:font-weight="normal" officeooo:rsid="01285dd7" style:font-weight-asian="normal" style:font-weight-complex="normal"/>
    </style:style>
    <style:style style:name="T16" style:family="text">
      <style:text-properties style:use-window-font-color="true" fo:font-weight="normal" officeooo:rsid="01288dfb" style:font-weight-asian="normal" style:font-weight-complex="normal"/>
    </style:style>
    <style:style style:name="T17" style:family="text">
      <style:text-properties style:use-window-font-color="true" style:text-position="0% 100%" fo:font-weight="normal" officeooo:rsid="011cd1ad" style:font-weight-asian="normal" style:font-weight-complex="normal"/>
    </style:style>
    <style:style style:name="T18" style:family="text">
      <style:text-properties style:use-window-font-color="true" style:text-position="0% 100%" fo:font-weight="normal" officeooo:rsid="011d2d1c" style:font-weight-asian="normal" style:font-weight-complex="normal"/>
    </style:style>
    <style:style style:name="T19" style:family="text">
      <style:text-properties style:use-window-font-color="true" style:text-position="0% 100%" fo:font-weight="normal" officeooo:rsid="011ecd5e" style:font-weight-asian="normal" style:font-weight-complex="normal"/>
    </style:style>
    <style:style style:name="T20" style:family="text">
      <style:text-properties style:use-window-font-color="true" style:text-position="0% 100%" fo:font-weight="normal" officeooo:rsid="011f7cb6" style:font-weight-asian="normal" style:font-weight-complex="normal"/>
    </style:style>
    <style:style style:name="T21" style:family="text">
      <style:text-properties style:use-window-font-color="true" style:text-position="0% 100%" fo:font-weight="normal" officeooo:rsid="011f8087" style:font-weight-asian="normal" style:font-weight-complex="normal"/>
    </style:style>
    <style:style style:name="T22" style:family="text">
      <style:text-properties style:use-window-font-color="true" style:text-position="0% 100%" fo:font-weight="normal" officeooo:rsid="012606c2" style:font-weight-asian="normal" style:font-weight-complex="normal"/>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fo:color="#ff0000" fo:font-weight="bold" officeooo:rsid="0026797d" style:font-weight-asian="bold" style:font-weight-complex="bold"/>
    </style:style>
    <style:style style:name="T26" style:family="text">
      <style:text-properties fo:color="#ff0000" fo:font-weight="bold" officeooo:rsid="0061d3c0" style:font-weight-asian="bold" style:font-weight-complex="bold"/>
    </style:style>
    <style:style style:name="T27" style:family="text">
      <style:text-properties fo:color="#ff0000" fo:font-weight="bold" officeooo:rsid="00cfe5d3" style:font-weight-asian="bold" style:font-weight-complex="bold"/>
    </style:style>
    <style:style style:name="T28" style:family="text">
      <style:text-properties fo:color="#ff0000" fo:font-weight="bold" officeooo:rsid="00e9e198" style:font-weight-asian="bold" style:font-weight-complex="bold"/>
    </style:style>
    <style:style style:name="T29" style:family="text">
      <style:text-properties fo:color="#ff0000" fo:font-weight="bold" officeooo:rsid="01182d23" style:font-weight-asian="bold" style:font-weight-complex="bold"/>
    </style:style>
    <style:style style:name="T30" style:family="text">
      <style:text-properties fo:color="#ff0000" fo:font-weight="bold" officeooo:rsid="012d4204" style:font-weight-asian="bold" style:font-weight-complex="bold"/>
    </style:style>
    <style:style style:name="T31" style:family="text">
      <style:text-properties fo:color="#ff0000" fo:font-weight="bold" officeooo:rsid="006b9be6" style:font-weight-asian="bold" style:font-weight-complex="bold"/>
    </style:style>
    <style:style style:name="T32" style:family="text">
      <style:text-properties fo:color="#ff0000" fo:font-weight="bold" officeooo:rsid="0141da08" style:font-weight-asian="bold" style:font-weight-complex="bold"/>
    </style:style>
    <style:style style:name="T33" style:family="text">
      <style:text-properties fo:color="#ff0000" fo:font-weight="bold" officeooo:rsid="01439d28" style:font-weight-asian="bold" style:font-weight-complex="bold"/>
    </style:style>
    <style:style style:name="T34" style:family="text">
      <style:text-properties fo:color="#ff0000" style:text-position="0% 100%" fo:font-style="italic" style:font-style-asian="italic" style:font-style-complex="italic"/>
    </style:style>
    <style:style style:name="T35" style:family="text">
      <style:text-properties fo:color="#ff0000" fo:font-style="italic" style:font-style-asian="italic" style:font-style-complex="italic"/>
    </style:style>
    <style:style style:name="T36" style:family="text">
      <style:text-properties fo:color="#ff0000" fo:font-style="italic" officeooo:rsid="001b09ea" style:font-style-asian="italic" style:font-style-complex="italic"/>
    </style:style>
    <style:style style:name="T37" style:family="text">
      <style:text-properties fo:color="#ff0000" fo:font-style="italic" officeooo:rsid="00aaa1fc" style:font-style-asian="italic" style:font-style-complex="italic"/>
    </style:style>
    <style:style style:name="T38" style:family="text">
      <style:text-properties fo:color="#ff0000" fo:font-weight="normal" officeooo:rsid="011b3397" style:font-weight-asian="normal" style:font-weight-complex="normal"/>
    </style:style>
    <style:style style:name="T39" style:family="text">
      <style:text-properties fo:font-style="italic" style:font-style-asian="italic"/>
    </style:style>
    <style:style style:name="T40" style:family="text">
      <style:text-properties fo:font-style="italic" officeooo:rsid="00b50ca2" style:font-style-asian="italic" style:font-style-complex="italic"/>
    </style:style>
    <style:style style:name="T41" style:family="text">
      <style:text-properties fo:color="#ff3333"/>
    </style:style>
    <style:style style:name="T42" style:family="text">
      <style:text-properties fo:color="#ff3333" fo:font-weight="bold" style:font-weight-asian="bold" style:font-weight-complex="bold"/>
    </style:style>
    <style:style style:name="T43" style:family="text">
      <style:text-properties fo:color="#ff3333" fo:font-weight="bold" officeooo:rsid="00436a34" style:font-weight-asian="bold" style:font-weight-complex="bold"/>
    </style:style>
    <style:style style:name="T44" style:family="text">
      <style:text-properties fo:color="#ff3333" fo:font-weight="bold" officeooo:rsid="0043e43e" style:font-weight-asian="bold" style:font-weight-complex="bold"/>
    </style:style>
    <style:style style:name="T45" style:family="text">
      <style:text-properties style:font-name="Wingdings" style:font-name-asian="Wingdings1" style:font-name-complex="Wingdings1"/>
    </style:style>
    <style:style style:name="T46" style:family="text">
      <style:text-properties style:text-position="0% 100%"/>
    </style:style>
    <style:style style:name="T47" style:family="text">
      <style:text-properties style:text-position="0% 100%" officeooo:rsid="008b5600"/>
    </style:style>
    <style:style style:name="T48" style:family="text">
      <style:text-properties style:text-position="0% 100%" officeooo:rsid="003cda63"/>
    </style:style>
    <style:style style:name="T49" style:family="text">
      <style:text-properties style:text-position="0% 100%" officeooo:rsid="00ac9d9f"/>
    </style:style>
    <style:style style:name="T50" style:family="text">
      <style:text-properties style:text-position="0% 100%" officeooo:rsid="008d859b"/>
    </style:style>
    <style:style style:name="T51" style:family="text">
      <style:text-properties style:text-position="0% 100%" officeooo:rsid="00a7768c"/>
    </style:style>
    <style:style style:name="T52" style:family="text">
      <style:text-properties style:text-position="0% 100%" fo:font-weight="normal" style:font-weight-asian="normal" style:font-weight-complex="normal"/>
    </style:style>
    <style:style style:name="T53" style:family="text">
      <style:text-properties style:text-position="0% 100%" officeooo:rsid="00afaa55"/>
    </style:style>
    <style:style style:name="T54" style:family="text">
      <style:text-properties style:text-position="0% 100%" officeooo:rsid="00b50ca2"/>
    </style:style>
    <style:style style:name="T55" style:family="text">
      <style:text-properties officeooo:rsid="00205a00"/>
    </style:style>
    <style:style style:name="T56" style:family="text">
      <style:text-properties officeooo:rsid="0026797d"/>
    </style:style>
    <style:style style:name="T57" style:family="text">
      <style:text-properties officeooo:rsid="0031ab9b"/>
    </style:style>
    <style:style style:name="T58" style:family="text">
      <style:text-properties officeooo:rsid="0039c16e"/>
    </style:style>
    <style:style style:name="T59" style:family="text">
      <style:text-properties officeooo:rsid="003cda63"/>
    </style:style>
    <style:style style:name="T60" style:family="text">
      <style:text-properties officeooo:rsid="0041892d"/>
    </style:style>
    <style:style style:name="T61" style:family="text">
      <style:text-properties officeooo:rsid="00550e12"/>
    </style:style>
    <style:style style:name="T62" style:family="text">
      <style:text-properties officeooo:rsid="005673f7"/>
    </style:style>
    <style:style style:name="T63" style:family="text">
      <style:text-properties officeooo:rsid="006b9be6"/>
    </style:style>
    <style:style style:name="T64" style:family="text">
      <style:text-properties officeooo:rsid="006c5ef7"/>
    </style:style>
    <style:style style:name="T65" style:family="text">
      <style:text-properties officeooo:rsid="00733db0"/>
    </style:style>
    <style:style style:name="T66" style:family="text">
      <style:text-properties officeooo:rsid="008b5600"/>
    </style:style>
    <style:style style:name="T67" style:family="text">
      <style:text-properties officeooo:rsid="00abe560"/>
    </style:style>
    <style:style style:name="T68" style:family="text">
      <style:text-properties officeooo:rsid="00ac9d9f"/>
    </style:style>
    <style:style style:name="T69" style:family="text">
      <style:text-properties officeooo:rsid="00afaa55"/>
    </style:style>
    <style:style style:name="T70" style:family="text">
      <style:text-properties officeooo:rsid="00b1a86a"/>
    </style:style>
    <style:style style:name="T71" style:family="text">
      <style:text-properties officeooo:rsid="00b50ca2"/>
    </style:style>
    <style:style style:name="T72" style:family="text">
      <style:text-properties officeooo:rsid="00b643c2"/>
    </style:style>
    <style:style style:name="T73" style:family="text">
      <style:text-properties officeooo:rsid="008d859b"/>
    </style:style>
    <style:style style:name="T74" style:family="text">
      <style:text-properties officeooo:rsid="008b1d57"/>
    </style:style>
    <style:style style:name="T75" style:family="text">
      <style:text-properties officeooo:rsid="0092f70a"/>
    </style:style>
    <style:style style:name="T76" style:family="text">
      <style:text-properties officeooo:rsid="009e71c3"/>
    </style:style>
    <style:style style:name="T77" style:family="text">
      <style:text-properties officeooo:rsid="00a27458"/>
    </style:style>
    <style:style style:name="T78" style:family="text">
      <style:text-properties officeooo:rsid="00a7768c"/>
    </style:style>
    <style:style style:name="T79" style:family="text">
      <style:text-properties officeooo:rsid="00d8aa2b"/>
    </style:style>
    <style:style style:name="T80" style:family="text">
      <style:text-properties officeooo:rsid="00dd3800"/>
    </style:style>
    <style:style style:name="T81" style:family="text">
      <style:text-properties officeooo:rsid="00e1250a"/>
    </style:style>
    <style:style style:name="T82" style:family="text">
      <style:text-properties officeooo:rsid="00e13248"/>
    </style:style>
    <style:style style:name="T83" style:family="text">
      <style:text-properties officeooo:rsid="00fcf0c3"/>
    </style:style>
    <style:style style:name="T84" style:family="text">
      <style:text-properties officeooo:rsid="00fdf0e9"/>
    </style:style>
    <style:style style:name="T85" style:family="text">
      <style:text-properties officeooo:rsid="00fe94fe"/>
    </style:style>
    <style:style style:name="T86" style:family="text">
      <style:text-properties officeooo:rsid="00fea552"/>
    </style:style>
    <style:style style:name="T87" style:family="text">
      <style:text-properties officeooo:rsid="010c224d"/>
    </style:style>
    <style:style style:name="T88" style:family="text">
      <style:text-properties officeooo:rsid="01137556"/>
    </style:style>
    <style:style style:name="T89" style:family="text">
      <style:text-properties officeooo:rsid="0115411c"/>
    </style:style>
    <style:style style:name="T90" style:family="text">
      <style:text-properties officeooo:rsid="01178397"/>
    </style:style>
    <style:style style:name="T91" style:family="text">
      <style:text-properties officeooo:rsid="01202a08"/>
    </style:style>
    <style:style style:name="T92" style:family="text">
      <style:text-properties officeooo:rsid="012d4204"/>
    </style:style>
    <style:style style:name="T93" style:family="text">
      <style:text-properties officeooo:rsid="013095fd"/>
    </style:style>
    <style:style style:name="T94" style:family="text">
      <style:text-properties officeooo:rsid="01362c44"/>
    </style:style>
    <style:style style:name="T95" style:family="text">
      <style:text-properties officeooo:rsid="0141da08"/>
    </style:style>
    <style:style style:name="T96" style:family="text">
      <style:text-properties officeooo:rsid="01439d28"/>
    </style:style>
    <style:style style:name="T97" style:family="text">
      <style:text-properties officeooo:rsid="0149ae24"/>
    </style:style>
    <style:style style:name="T98" style:family="text">
      <style:text-properties officeooo:rsid="01543abd"/>
    </style:style>
    <style:style style:name="T99" style:family="text">
      <style:text-properties fo:font-style="normal" style:font-style-asian="normal" style:font-style-complex="normal" style:font-weight-complex="bold"/>
    </style:style>
    <style:style style:name="T100" style:family="text">
      <style:text-properties fo:font-style="normal" officeooo:rsid="00d8aa2b" style:font-style-asian="normal" style:font-style-complex="normal" style:font-weight-complex="bold"/>
    </style:style>
    <style:style style:name="T101" style:family="text">
      <style:text-properties fo:font-style="normal" officeooo:rsid="00fea552" style:font-style-asian="normal" style:font-style-complex="normal" style:font-weight-complex="bold"/>
    </style:style>
    <style:style style:name="T102" style:family="text">
      <style:text-properties fo:font-style="normal" officeooo:rsid="015d2973" style:font-style-asian="normal" style:font-style-complex="normal" style:font-weight-complex="bold"/>
    </style:style>
    <style:style style:name="T103" style:family="text">
      <style:text-properties fo:font-style="normal" officeooo:rsid="015ff516" style:font-style-asian="normal" style:font-style-complex="normal" style:font-weight-complex="bold"/>
    </style:style>
    <style:style style:name="T104" style:family="text">
      <style:text-properties officeooo:rsid="015b7ca7"/>
    </style:style>
    <style:style style:name="T105" style:family="text">
      <style:text-properties officeooo:rsid="015b7e5a"/>
    </style:style>
    <style:style style:name="T106" style:family="text">
      <style:text-properties officeooo:rsid="015c3f70"/>
    </style:style>
    <style:style style:name="T107" style:family="text">
      <style:text-properties style:text-position="super 58%" officeooo:rsid="015c3f70"/>
    </style:style>
    <style:style style:name="T108" style:family="text">
      <style:text-properties officeooo:rsid="016172ee"/>
    </style:style>
    <style:style style:name="T109" style:family="text">
      <style:text-properties officeooo:rsid="0161d969"/>
    </style:style>
    <style:style style:name="T110" style:family="text">
      <style:text-properties officeooo:rsid="0161f8c8"/>
    </style:style>
    <style:style style:name="T111" style:family="text">
      <style:text-properties officeooo:rsid="01629316"/>
    </style:style>
    <style:style style:name="T112" style:family="text">
      <style:text-properties officeooo:rsid="0166b755"/>
    </style:style>
    <style:style style:name="T113" style:family="text">
      <style:text-properties officeooo:rsid="016742ea"/>
    </style:style>
    <style:style style:name="T114" style:family="text">
      <style:text-properties officeooo:rsid="016a1db1"/>
    </style:style>
    <style:style style:name="T115" style:family="text">
      <style:text-properties officeooo:rsid="016c13ad"/>
    </style:style>
    <style:style style:name="T116" style:family="text">
      <style:text-properties fo:font-weight="normal" style:font-weight-asian="normal" style:font-weight-complex="normal"/>
    </style:style>
    <style:style style:name="T117" style:family="text">
      <style:text-properties fo:font-weight="normal" officeooo:rsid="017190a8" style:font-weight-asian="normal" style:font-weight-complex="normal"/>
    </style:style>
    <style:style style:name="T118" style:family="text">
      <style:text-properties fo:font-weight="normal" officeooo:rsid="0174ab87" style:font-weight-asian="normal" style:font-weight-complex="normal"/>
    </style:style>
    <style:style style:name="T119" style:family="text">
      <style:text-properties fo:font-weight="normal" officeooo:rsid="00b50ca2" style:font-weight-asian="normal" style:font-weight-complex="normal"/>
    </style:style>
    <style:style style:name="T120" style:family="text">
      <style:text-properties fo:font-weight="normal" officeooo:rsid="018477a2" style:font-weight-asian="normal" style:font-weight-complex="normal"/>
    </style:style>
    <style:style style:name="T121" style:family="text">
      <style:text-properties officeooo:rsid="01709557"/>
    </style:style>
    <style:style style:name="T122" style:family="text">
      <style:text-properties officeooo:rsid="018115e8"/>
    </style:style>
    <style:style style:name="T123" style:family="text">
      <style:text-properties officeooo:rsid="018cd427"/>
    </style:style>
    <style:style style:name="T124" style:family="text">
      <style:text-properties officeooo:rsid="0197737b"/>
    </style:style>
    <style:style style:name="T125" style:family="text">
      <style:text-properties officeooo:rsid="01978e2f"/>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1. Introduction :</text:p>
      <text:p text:style-name="P1"/>
      <text:p text:style-name="P38"><text:span text:style-name="T108">It was only recently discovered that a surprisingly </text:span>large proportion of the mammalian transcriptome does not code for proteins. <text:span text:style-name="T109">T</text:span>o date, the number of <text:span text:style-name="T109">annotated </text:span>noncoding genes is more than 3 times <text:span text:style-name="T110">higher than </text:span>protein-coding genes <text:reference-mark-start text:name="ADDIN CSL_CITATION {&quot;mendeley&quot;: {&quot;previouslyFormattedCitation&quot;: &quot;(Iyer et al., 2015)&quot;, &quot;plainTextFormattedCitation&quot;: &quot;(Iyer et al., 2015)&quot;, &quot;formattedCitation&quot;: &quot;(Iyer et al., 2015)&quot;}, &quot;schema&quot;: &quot;https://github.com/citation-style-language/schema/raw/master/csl-citation.json&quot;, &quot;citationItems&quot;: [{&quot;itemData&quot;: {&quot;volume&quot;: &quot;47&quot;, &quot;type&quot;: &quot;article-journal&quot;, &quot;author&quot;: [{&quot;non-dropping-particle&quot;: &quot;&quot;, &quot;parse-names&quot;: false, &quot;suffix&quot;: &quot;&quot;, &quot;dropping-particle&quot;: &quot;&quot;, &quot;family&quot;: &quot;Iyer&quot;, &quot;given&quot;: &quot;Matthew K&quot;}, {&quot;non-dropping-particle&quot;: &quot;&quot;, &quot;parse-names&quot;: false, &quot;suffix&quot;: &quot;&quot;, &quot;dropping-particle&quot;: &quot;&quot;, &quot;family&quot;: &quot;Niknafs&quot;, &quot;given&quot;: &quot;Yashar S&quot;}, {&quot;non-dropping-particle&quot;: &quot;&quot;, &quot;parse-names&quot;: false, &quot;suffix&quot;: &quot;&quot;, &quot;dropping-particle&quot;: &quot;&quot;, &quot;family&quot;: &quot;Malik&quot;, &quot;given&quot;: &quot;Rohit&quot;}, {&quot;non-dropping-particle&quot;: &quot;&quot;, &quot;parse-names&quot;: false, &quot;suffix&quot;: &quot;&quot;, &quot;dropping-particle&quot;: &quot;&quot;, &quot;family&quot;: &quot;Singhal&quot;, &quot;given&quot;: &quot;Udit&quot;}, {&quot;non-dropping-particle&quot;: &quot;&quot;, &quot;parse-names&quot;: false, &quot;suffix&quot;: &quot;&quot;, &quot;dropping-particle&quot;: &quot;&quot;, &quot;family&quot;: &quot;Sahu&quot;, &quot;given&quot;: &quot;Anirban&quot;}, {&quot;non-dropping-particle&quot;: &quot;&quot;, &quot;parse-names&quot;: false, &quot;suffix&quot;: &quot;&quot;, &quot;dropping-particle&quot;: &quot;&quot;, &quot;family&quot;: &quot;Hosono&quot;, &quot;given&quot;: &quot;Yasuyuki&quot;}, {&quot;non-dropping-particle&quot;: &quot;&quot;, &quot;parse-names&quot;: false, &quot;suffix&quot;: &quot;&quot;, &quot;dropping-particle&quot;: &quot;&quot;, &quot;family&quot;: &quot;Barrette&quot;, &quot;given&quot;: &quot;Terrence R&quot;}, {&quot;non-dropping-particle&quot;: &quot;&quot;, &quot;parse-names&quot;: false, &quot;suffix&quot;: &quot;&quot;, &quot;dropping-particle&quot;: &quot;&quot;, &quot;family&quot;: &quot;Presner&quot;, &quot;given&quot;: &quot;John R.&quot;}, {&quot;non-dropping-particle&quot;: &quot;&quot;, &quot;parse-names&quot;: false, &quot;suffix&quot;: &quot;&quot;, &quot;dropping-particle&quot;: &quot;&quot;, &quot;family&quot;: &quot;Evans&quot;, &quot;given&quot;: &quot;Joseph R&quot;}, {&quot;non-dropping-particle&quot;: &quot;&quot;, &quot;parse-names&quot;: false, &quot;suffix&quot;: &quot;&quot;, &quot;dropping-particle&quot;: &quot;&quot;, &quot;family&quot;: &quot;Zhao&quot;, &quot;given&quot;: &quot;Shuang&quot;}, {&quot;non-dropping-particle&quot;: &quot;&quot;, &quot;parse-names&quot;: false, &quot;suffix&quot;: &quot;&quot;, &quot;dropping-particle&quot;: &quot;&quot;, &quot;family&quot;: &quot;Poliakov&quot;, &quot;given&quot;: &quot;Anton&quot;}, {&quot;non-dropping-particle&quot;: &quot;&quot;, &quot;parse-names&quot;: false, &quot;suffix&quot;: &quot;&quot;, &quot;dropping-particle&quot;: &quot;&quot;, &quot;family&quot;: &quot;Cao&quot;, &quot;given&quot;: &quot;Xuhong&quot;}, {&quot;non-dropping-particle&quot;: &quot;&quot;, &quot;parse-names&quot;: false, &quot;suffix&quot;: &quot;&quot;, &quot;dropping-particle&quot;: &quot;&quot;, &quot;family&quot;: &quot;Dhanasekaran&quot;, &quot;given&quot;: &quot;Saravana M&quot;}, {&quot;non-dropping-particle&quot;: &quot;&quot;, &quot;parse-names&quot;: false, &quot;suffix&quot;: &quot;&quot;, &quot;dropping-particle&quot;: &quot;&quot;, &quot;family&quot;: &quot;Wu&quot;, &quot;given&quot;: &quot;Yi-Mi&quot;}, {&quot;non-dropping-particle&quot;: &quot;&quot;, &quot;parse-names&quot;: false, &quot;suffix&quot;: &quot;&quot;, &quot;dropping-particle&quot;: &quot;&quot;, &quot;family&quot;: &quot;Robinson&quot;, &quot;given&quot;: &quot;Dan R&quot;}, {&quot;non-dropping-particle&quot;: &quot;&quot;, &quot;parse-names&quot;: false, &quot;suffix&quot;: &quot;&quot;, &quot;dropping-particle&quot;: &quot;&quot;, &quot;family&quot;: &quot;Beer&quot;, &quot;given&quot;: &quot;David G&quot;}, {&quot;non-dropping-particle&quot;: &quot;&quot;, &quot;parse-names&quot;: false, &quot;suffix&quot;: &quot;&quot;, &quot;dropping-particle&quot;: &quot;&quot;, &quot;family&quot;: &quot;Feng&quot;, &quot;given&quot;: &quot;Felix&quot;}, {&quot;non-dropping-particle&quot;: &quot;&quot;, &quot;parse-names&quot;: false, &quot;suffix&quot;: &quot;&quot;, &quot;dropping-particle&quot;: &quot;&quot;, &quot;family&quot;: &quot;Iyer&quot;, &quot;given&quot;: &quot;Hariharan K&quot;}, {&quot;non-dropping-particle&quot;: &quot;&quot;, &quot;parse-names&quot;: false, &quot;suffix&quot;: &quot;&quot;, &quot;dropping-particle&quot;: &quot;&quot;, &quot;family&quot;: &quot;Chinnnaiyan&quot;, &quot;given&quot;: &quot;Arul M.&quot;}], &quot;ISBN&quot;: &quot;1061-4036&quot;, &quot;page&quot;: &quot;199-208&quot;, &quot;DOI&quot;: &quot;10.1038/ng.3192.The&quot;, &quot;issue&quot;: &quot;3&quot;, &quot;title&quot;: &quot;The Landscape of Long Noncoding RNAs in the Human Transcriptom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N&quot;: &quot;1061-4036&quot;, &quot;issued&quot;: {&quot;date-parts&quot;: [[&quot;2015&quot;]]}, &quot;PMID&quot;: &quot;25599403&quot;, &quot;id&quot;: &quot;ITEM-1&quot;, &quot;container-title&quot;: &quot;Nat Genet.&quot;}, &quot;id&quot;: &quot;ITEM-1&quot;, &quot;uris&quot;: [&quot;http://www.mendeley.com/documents/?uuid=de9c638c-ea34-4284-8149-148a813c8a2d&quot;]}], &quot;properties&quot;: {&quot;noteIndex&quot;: 0}} RNDTdwmKNPRsj"/><text:span text:style-name="T46">(Iyer et al., 2015)</text:span><text:reference-mark-end text:name="ADDIN CSL_CITATION {&quot;mendeley&quot;: {&quot;previouslyFormattedCitation&quot;: &quot;(Iyer et al., 2015)&quot;, &quot;plainTextFormattedCitation&quot;: &quot;(Iyer et al., 2015)&quot;, &quot;formattedCitation&quot;: &quot;(Iyer et al., 2015)&quot;}, &quot;schema&quot;: &quot;https://github.com/citation-style-language/schema/raw/master/csl-citation.json&quot;, &quot;citationItems&quot;: [{&quot;itemData&quot;: {&quot;volume&quot;: &quot;47&quot;, &quot;type&quot;: &quot;article-journal&quot;, &quot;author&quot;: [{&quot;non-dropping-particle&quot;: &quot;&quot;, &quot;parse-names&quot;: false, &quot;suffix&quot;: &quot;&quot;, &quot;dropping-particle&quot;: &quot;&quot;, &quot;family&quot;: &quot;Iyer&quot;, &quot;given&quot;: &quot;Matthew K&quot;}, {&quot;non-dropping-particle&quot;: &quot;&quot;, &quot;parse-names&quot;: false, &quot;suffix&quot;: &quot;&quot;, &quot;dropping-particle&quot;: &quot;&quot;, &quot;family&quot;: &quot;Niknafs&quot;, &quot;given&quot;: &quot;Yashar S&quot;}, {&quot;non-dropping-particle&quot;: &quot;&quot;, &quot;parse-names&quot;: false, &quot;suffix&quot;: &quot;&quot;, &quot;dropping-particle&quot;: &quot;&quot;, &quot;family&quot;: &quot;Malik&quot;, &quot;given&quot;: &quot;Rohit&quot;}, {&quot;non-dropping-particle&quot;: &quot;&quot;, &quot;parse-names&quot;: false, &quot;suffix&quot;: &quot;&quot;, &quot;dropping-particle&quot;: &quot;&quot;, &quot;family&quot;: &quot;Singhal&quot;, &quot;given&quot;: &quot;Udit&quot;}, {&quot;non-dropping-particle&quot;: &quot;&quot;, &quot;parse-names&quot;: false, &quot;suffix&quot;: &quot;&quot;, &quot;dropping-particle&quot;: &quot;&quot;, &quot;family&quot;: &quot;Sahu&quot;, &quot;given&quot;: &quot;Anirban&quot;}, {&quot;non-dropping-particle&quot;: &quot;&quot;, &quot;parse-names&quot;: false, &quot;suffix&quot;: &quot;&quot;, &quot;dropping-particle&quot;: &quot;&quot;, &quot;family&quot;: &quot;Hosono&quot;, &quot;given&quot;: &quot;Yasuyuki&quot;}, {&quot;non-dropping-particle&quot;: &quot;&quot;, &quot;parse-names&quot;: false, &quot;suffix&quot;: &quot;&quot;, &quot;dropping-particle&quot;: &quot;&quot;, &quot;family&quot;: &quot;Barrette&quot;, &quot;given&quot;: &quot;Terrence R&quot;}, {&quot;non-dropping-particle&quot;: &quot;&quot;, &quot;parse-names&quot;: false, &quot;suffix&quot;: &quot;&quot;, &quot;dropping-particle&quot;: &quot;&quot;, &quot;family&quot;: &quot;Presner&quot;, &quot;given&quot;: &quot;John R.&quot;}, {&quot;non-dropping-particle&quot;: &quot;&quot;, &quot;parse-names&quot;: false, &quot;suffix&quot;: &quot;&quot;, &quot;dropping-particle&quot;: &quot;&quot;, &quot;family&quot;: &quot;Evans&quot;, &quot;given&quot;: &quot;Joseph R&quot;}, {&quot;non-dropping-particle&quot;: &quot;&quot;, &quot;parse-names&quot;: false, &quot;suffix&quot;: &quot;&quot;, &quot;dropping-particle&quot;: &quot;&quot;, &quot;family&quot;: &quot;Zhao&quot;, &quot;given&quot;: &quot;Shuang&quot;}, {&quot;non-dropping-particle&quot;: &quot;&quot;, &quot;parse-names&quot;: false, &quot;suffix&quot;: &quot;&quot;, &quot;dropping-particle&quot;: &quot;&quot;, &quot;family&quot;: &quot;Poliakov&quot;, &quot;given&quot;: &quot;Anton&quot;}, {&quot;non-dropping-particle&quot;: &quot;&quot;, &quot;parse-names&quot;: false, &quot;suffix&quot;: &quot;&quot;, &quot;dropping-particle&quot;: &quot;&quot;, &quot;family&quot;: &quot;Cao&quot;, &quot;given&quot;: &quot;Xuhong&quot;}, {&quot;non-dropping-particle&quot;: &quot;&quot;, &quot;parse-names&quot;: false, &quot;suffix&quot;: &quot;&quot;, &quot;dropping-particle&quot;: &quot;&quot;, &quot;family&quot;: &quot;Dhanasekaran&quot;, &quot;given&quot;: &quot;Saravana M&quot;}, {&quot;non-dropping-particle&quot;: &quot;&quot;, &quot;parse-names&quot;: false, &quot;suffix&quot;: &quot;&quot;, &quot;dropping-particle&quot;: &quot;&quot;, &quot;family&quot;: &quot;Wu&quot;, &quot;given&quot;: &quot;Yi-Mi&quot;}, {&quot;non-dropping-particle&quot;: &quot;&quot;, &quot;parse-names&quot;: false, &quot;suffix&quot;: &quot;&quot;, &quot;dropping-particle&quot;: &quot;&quot;, &quot;family&quot;: &quot;Robinson&quot;, &quot;given&quot;: &quot;Dan R&quot;}, {&quot;non-dropping-particle&quot;: &quot;&quot;, &quot;parse-names&quot;: false, &quot;suffix&quot;: &quot;&quot;, &quot;dropping-particle&quot;: &quot;&quot;, &quot;family&quot;: &quot;Beer&quot;, &quot;given&quot;: &quot;David G&quot;}, {&quot;non-dropping-particle&quot;: &quot;&quot;, &quot;parse-names&quot;: false, &quot;suffix&quot;: &quot;&quot;, &quot;dropping-particle&quot;: &quot;&quot;, &quot;family&quot;: &quot;Feng&quot;, &quot;given&quot;: &quot;Felix&quot;}, {&quot;non-dropping-particle&quot;: &quot;&quot;, &quot;parse-names&quot;: false, &quot;suffix&quot;: &quot;&quot;, &quot;dropping-particle&quot;: &quot;&quot;, &quot;family&quot;: &quot;Iyer&quot;, &quot;given&quot;: &quot;Hariharan K&quot;}, {&quot;non-dropping-particle&quot;: &quot;&quot;, &quot;parse-names&quot;: false, &quot;suffix&quot;: &quot;&quot;, &quot;dropping-particle&quot;: &quot;&quot;, &quot;family&quot;: &quot;Chinnnaiyan&quot;, &quot;given&quot;: &quot;Arul M.&quot;}], &quot;ISBN&quot;: &quot;1061-4036&quot;, &quot;page&quot;: &quot;199-208&quot;, &quot;DOI&quot;: &quot;10.1038/ng.3192.The&quot;, &quot;issue&quot;: &quot;3&quot;, &quot;title&quot;: &quot;The Landscape of Long Noncoding RNAs in the Human Transcriptom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N&quot;: &quot;1061-4036&quot;, &quot;issued&quot;: {&quot;date-parts&quot;: [[&quot;2015&quot;]]}, &quot;PMID&quot;: &quot;25599403&quot;, &quot;id&quot;: &quot;ITEM-1&quot;, &quot;container-title&quot;: &quot;Nat Genet.&quot;}, &quot;id&quot;: &quot;ITEM-1&quot;, &quot;uris&quot;: [&quot;http://www.mendeley.com/documents/?uuid=de9c638c-ea34-4284-8149-148a813c8a2d&quot;]}], &quot;properties&quot;: {&quot;noteIndex&quot;: 0}} RNDTdwmKNPRsj"/>⁠. Among<text:span text:style-name="T111">st all</text:span> noncoding RNAs, long noncoding RNAs (&gt;200bp) that do not overlap protein-coding genes are the most abundant (long intergenic noncoding RNAs, lincRNAs). <text:span text:style-name="T66">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mendeley&quot;: {&quot;previouslyFormattedCitation&quot;: &quot;(Kornienko, Guenzl, Barlow, &amp; Pauler, 2013)&quot;, &quot;plainTextFormattedCitation&quot;: &quot;(Kornienko, Guenzl, Barlow, &amp; Pauler, 2013)&quot;, &quot;formattedCitation&quot;: &quot;(Kornienko, Guenzl, Barlow, &amp; Pauler, 2013)&quot;}, &quot;schema&quot;: &quot;https://github.com/citation-style-language/schema/raw/master/csl-citation.json&quot;, &quot;citationItems&quot;: [{&quot;itemData&quot;: {&quot;volume&quot;: &quot;11&quot;, &quot;type&quot;: &quot;article-journal&quot;, &quot;author&quot;: [{&quot;non-dropping-particle&quot;: &quot;&quot;, &quot;parse-names&quot;: false, &quot;suffix&quot;: &quot;&quot;, &quot;dropping-particle&quot;: &quot;&quot;, &quot;family&quot;: &quot;Kornienko&quot;, &quot;given&quot;: &quot;Aleksandra E&quot;}, {&quot;non-dropping-particle&quot;: &quot;&quot;, &quot;parse-names&quot;: false, &quot;suffix&quot;: &quot;&quot;, &quot;dropping-particle&quot;: &quot;&quot;, &quot;family&quot;: &quot;Guenzl&quot;, &quot;given&quot;: &quot;Philipp M&quot;}, {&quot;non-dropping-particle&quot;: &quot;&quot;, &quot;parse-names&quot;: false, &quot;suffix&quot;: &quot;&quot;, &quot;dropping-particle&quot;: &quot;&quot;, &quot;family&quot;: &quot;Barlow&quot;, &quot;given&quot;: &quot;Denise P&quot;}, {&quot;non-dropping-particle&quot;: &quot;&quot;, &quot;parse-names&quot;: false, &quot;suffix&quot;: &quot;&quot;, &quot;dropping-particle&quot;: &quot;&quot;, &quot;family&quot;: &quot;Pauler&quot;, &quot;given&quot;: &quot;Florian M&quot;}], &quot;ISBN&quot;: &quot;1741-7007 (Electronic)\\r1741-7007 (Linking)&quot;, &quot;page&quot;: &quot;59&quot;, &quot;DOI&quot;: &quot;10.1186/1741-7007-11-59&quot;, &quot;issue&quot;: &quot;1&quot;, &quot;title&quot;: &quot;Gene regulation by the act of long non-coding RNA transcription.&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N&quot;: &quot;1741-7007&quot;, &quot;issued&quot;: {&quot;date-parts&quot;: [[&quot;2013&quot;]]}, &quot;PMID&quot;: &quot;23721193&quot;, &quot;id&quot;: &quot;ITEM-1&quot;, &quot;container-title&quot;: &quot;BMC biology&quot;}, &quot;id&quot;: &quot;ITEM-1&quot;, &quot;uris&quot;: [&quot;http://www.mendeley.com/documents/?uuid=87994fa5-021d-484c-95ca-47e4a22d1305&quot;]}], &quot;properties&quot;: {&quot;noteIndex&quot;: 0}} RNDtxcntxSjGQ"/><text:span text:style-name="T47">(Kornienko, Guenzl, Barlow, &amp; Pauler, 2013)</text:span><text:reference-mark-end text:name="ADDIN CSL_CITATION {&quot;mendeley&quot;: {&quot;previouslyFormattedCitation&quot;: &quot;(Kornienko, Guenzl, Barlow, &amp; Pauler, 2013)&quot;, &quot;plainTextFormattedCitation&quot;: &quot;(Kornienko, Guenzl, Barlow, &amp; Pauler, 2013)&quot;, &quot;formattedCitation&quot;: &quot;(Kornienko, Guenzl, Barlow, &amp; Pauler, 2013)&quot;}, &quot;schema&quot;: &quot;https://github.com/citation-style-language/schema/raw/master/csl-citation.json&quot;, &quot;citationItems&quot;: [{&quot;itemData&quot;: {&quot;volume&quot;: &quot;11&quot;, &quot;type&quot;: &quot;article-journal&quot;, &quot;author&quot;: [{&quot;non-dropping-particle&quot;: &quot;&quot;, &quot;parse-names&quot;: false, &quot;suffix&quot;: &quot;&quot;, &quot;dropping-particle&quot;: &quot;&quot;, &quot;family&quot;: &quot;Kornienko&quot;, &quot;given&quot;: &quot;Aleksandra E&quot;}, {&quot;non-dropping-particle&quot;: &quot;&quot;, &quot;parse-names&quot;: false, &quot;suffix&quot;: &quot;&quot;, &quot;dropping-particle&quot;: &quot;&quot;, &quot;family&quot;: &quot;Guenzl&quot;, &quot;given&quot;: &quot;Philipp M&quot;}, {&quot;non-dropping-particle&quot;: &quot;&quot;, &quot;parse-names&quot;: false, &quot;suffix&quot;: &quot;&quot;, &quot;dropping-particle&quot;: &quot;&quot;, &quot;family&quot;: &quot;Barlow&quot;, &quot;given&quot;: &quot;Denise P&quot;}, {&quot;non-dropping-particle&quot;: &quot;&quot;, &quot;parse-names&quot;: false, &quot;suffix&quot;: &quot;&quot;, &quot;dropping-particle&quot;: &quot;&quot;, &quot;family&quot;: &quot;Pauler&quot;, &quot;given&quot;: &quot;Florian M&quot;}], &quot;ISBN&quot;: &quot;1741-7007 (Electronic)\\r1741-7007 (Linking)&quot;, &quot;page&quot;: &quot;59&quot;, &quot;DOI&quot;: &quot;10.1186/1741-7007-11-59&quot;, &quot;issue&quot;: &quot;1&quot;, &quot;title&quot;: &quot;Gene regulation by the act of long non-coding RNA transcription.&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N&quot;: &quot;1741-7007&quot;, &quot;issued&quot;: {&quot;date-parts&quot;: [[&quot;2013&quot;]]}, &quot;PMID&quot;: &quot;23721193&quot;, &quot;id&quot;: &quot;ITEM-1&quot;, &quot;container-title&quot;: &quot;BMC biology&quot;}, &quot;id&quot;: &quot;ITEM-1&quot;, &quot;uris&quot;: [&quot;http://www.mendeley.com/documents/?uuid=87994fa5-021d-484c-95ca-47e4a22d1305&quot;]}], &quot;properties&quot;: {&quot;noteIndex&quot;: 0}} RNDtxcntxSjGQ"/><text:span text:style-name="T66">⁠. However, the mechanisms of function, if any, for the majority of lincRNAs remain unknown</text:span> <text:reference-mark-start text:name="ADDIN CSL_CITATION {&quot;mendeley&quot;: {&quot;previouslyFormattedCitation&quot;: &quot;(Rinn &amp; Chang, 2012)&quot;, &quot;plainTextFormattedCitation&quot;: &quot;(Rinn &amp; Chang, 2012)&quot;, &quot;formattedCitation&quot;: &quot;(Rinn &amp; Chang, 2012)&quot;}, &quot;schema&quot;: &quot;https://github.com/citation-style-language/schema/raw/master/csl-citation.json&quot;, &quot;citationItems&quot;: [{&quot;itemData&quot;: {&quot;volume&quot;: &quot;81&quot;, &quot;type&quot;: &quot;article-journal&quot;, &quot;author&quot;: [{&quot;non-dropping-particle&quot;: &quot;&quot;, &quot;parse-names&quot;: false, &quot;suffix&quot;: &quot;&quot;, &quot;dropping-particle&quot;: &quot;&quot;, &quot;family&quot;: &quot;Rinn&quot;, &quot;given&quot;: &quot;John L&quot;}, {&quot;non-dropping-particle&quot;: &quot;&quot;, &quot;parse-names&quot;: false, &quot;suffix&quot;: &quot;&quot;, &quot;dropping-particle&quot;: &quot;&quot;, &quot;family&quot;: &quot;Chang&quot;, &quot;given&quot;: &quot;Howard Y&quot;}], &quot;ISBN&quot;: &quot;1545-4509 (Electronic)\\r0066-4154 (Linking)&quot;, &quot;page&quot;: &quot;145-166&quot;, &quot;DOI&quot;: &quot;10.1146/annurev-biochem-051410-092902&quot;, &quot;title&quot;: &quot;Genome regulation by long noncoding RNAs.&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N&quot;: &quot;1545-4509&quot;, &quot;issued&quot;: {&quot;date-parts&quot;: [[&quot;2012&quot;]]}, &quot;PMID&quot;: &quot;22663078&quot;, &quot;id&quot;: &quot;ITEM-1&quot;, &quot;container-title&quot;: &quot;Annual review of biochemistry&quot;}, &quot;id&quot;: &quot;ITEM-1&quot;, &quot;uris&quot;: [&quot;http://www.mendeley.com/documents/?uuid=2029c568-33da-463e-bcc3-3d5ba980d7f7&quot;, &quot;http://www.mendeley.com/documents/?uuid=7c99ad0f-b68f-4a76-86d6-a75dc5e152ef&quot;]}], &quot;properties&quot;: {&quot;noteIndex&quot;: 0}} RND5K4BmmwljN"/><text:span text:style-name="T46">(Rinn &amp; Chang, 2012)</text:span><text:reference-mark-end text:name="ADDIN CSL_CITATION {&quot;mendeley&quot;: {&quot;previouslyFormattedCitation&quot;: &quot;(Rinn &amp; Chang, 2012)&quot;, &quot;plainTextFormattedCitation&quot;: &quot;(Rinn &amp; Chang, 2012)&quot;, &quot;formattedCitation&quot;: &quot;(Rinn &amp; Chang, 2012)&quot;}, &quot;schema&quot;: &quot;https://github.com/citation-style-language/schema/raw/master/csl-citation.json&quot;, &quot;citationItems&quot;: [{&quot;itemData&quot;: {&quot;volume&quot;: &quot;81&quot;, &quot;type&quot;: &quot;article-journal&quot;, &quot;author&quot;: [{&quot;non-dropping-particle&quot;: &quot;&quot;, &quot;parse-names&quot;: false, &quot;suffix&quot;: &quot;&quot;, &quot;dropping-particle&quot;: &quot;&quot;, &quot;family&quot;: &quot;Rinn&quot;, &quot;given&quot;: &quot;John L&quot;}, {&quot;non-dropping-particle&quot;: &quot;&quot;, &quot;parse-names&quot;: false, &quot;suffix&quot;: &quot;&quot;, &quot;dropping-particle&quot;: &quot;&quot;, &quot;family&quot;: &quot;Chang&quot;, &quot;given&quot;: &quot;Howard Y&quot;}], &quot;ISBN&quot;: &quot;1545-4509 (Electronic)\\r0066-4154 (Linking)&quot;, &quot;page&quot;: &quot;145-166&quot;, &quot;DOI&quot;: &quot;10.1146/annurev-biochem-051410-092902&quot;, &quot;title&quot;: &quot;Genome regulation by long noncoding RNAs.&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N&quot;: &quot;1545-4509&quot;, &quot;issued&quot;: {&quot;date-parts&quot;: [[&quot;2012&quot;]]}, &quot;PMID&quot;: &quot;22663078&quot;, &quot;id&quot;: &quot;ITEM-1&quot;, &quot;container-title&quot;: &quot;Annual review of biochemistry&quot;}, &quot;id&quot;: &quot;ITEM-1&quot;, &quot;uris&quot;: [&quot;http://www.mendeley.com/documents/?uuid=2029c568-33da-463e-bcc3-3d5ba980d7f7&quot;, &quot;http://www.mendeley.com/documents/?uuid=7c99ad0f-b68f-4a76-86d6-a75dc5e152ef&quot;]}], &quot;properties&quot;: {&quot;noteIndex&quot;: 0}} RND5K4BmmwljN"/>⁠. <text:s/></text:p>
      <text:p text:style-name="P39"/>
      <text:p text:style-name="P39"><text:span text:style-name="T73">It is thought that spatial organization of the genome is an important factor in gene regulation </text:span><text:reference-mark-start text:name="ADDIN CSL_CITATION {&quot;mendeley&quot;: {&quot;previouslyFormattedCitation&quot;: &quot;(Engreitz, Ollikainen, &amp; Guttman, 2016)&quot;, &quot;plainTextFormattedCitation&quot;: &quot;(Engreitz, Ollikainen, &amp; Guttman, 2016)&quot;, &quot;formattedCitation&quot;: &quot;(Engreitz, Ollikainen, &amp; Guttman, 2016)&quot;}, &quot;schema&quot;: &quot;https://github.com/citation-style-language/schema/raw/master/csl-citation.json&quot;, &quot;citationItems&quot;: [{&quot;itemData&quot;: {&quot;volume&quot;: &quot;17&quot;, &quot;type&quot;: &quot;article-journal&quot;, &quot;author&quot;: [{&quot;non-dropping-particle&quot;: &quot;&quot;, &quot;parse-names&quot;: false, &quot;suffix&quot;: &quot;&quot;, &quot;dropping-particle&quot;: &quot;&quot;, &quot;family&quot;: &quot;Engreitz&quot;, &quot;given&quot;: &quot;Jesse M.&quot;}, {&quot;non-dropping-particle&quot;: &quot;&quot;, &quot;parse-names&quot;: false, &quot;suffix&quot;: &quot;&quot;, &quot;dropping-particle&quot;: &quot;&quot;, &quot;family&quot;: &quot;Ollikainen&quot;, &quot;given&quot;: &quot;Noah&quot;}, {&quot;non-dropping-particle&quot;: &quot;&quot;, &quot;parse-names&quot;: false, &quot;suffix&quot;: &quot;&quot;, &quot;dropping-particle&quot;: &quot;&quot;, &quot;family&quot;: &quot;Guttman&quot;, &quot;given&quot;: &quot;Mitchell&quot;}], &quot;publisher&quot;: &quot;Nature Publishing Group&quot;, &quot;DOI&quot;: &quot;10.1038/nrm.2016.126&quot;, &quot;issue&quot;: &quot;12&quot;, &quot;title&quot;: &quot;Long non-coding RNAs: spatial amplifiers that control nuclear structure and gene expression&quot;, &quot;ISSN&quot;: &quot;1471-0072&quot;, &quot;id&quot;: &quot;ITEM-1&quot;, &quot;page&quot;: &quot;756-770&quot;, &quot;PMID&quot;: &quot;27780979&quot;, &quot;issued&quot;: {&quot;date-parts&quot;: [[&quot;2016&quot;]]}, &quot;container-title&quot;: &quot;Nature Reviews Molecular Cell Biology&quot;}, &quot;id&quot;: &quot;ITEM-1&quot;, &quot;uris&quot;: [&quot;http://www.mendeley.com/documents/?uuid=dea99785-3ff5-4d82-8299-e7604d71d714&quot;]}], &quot;properties&quot;: {&quot;noteIndex&quot;: 0}} RNDoU46AennJD"/><text:span text:style-name="T50">(Engreitz, Ollikainen, &amp; Guttman, 2016)</text:span><text:reference-mark-end text:name="ADDIN CSL_CITATION {&quot;mendeley&quot;: {&quot;previouslyFormattedCitation&quot;: &quot;(Engreitz, Ollikainen, &amp; Guttman, 2016)&quot;, &quot;plainTextFormattedCitation&quot;: &quot;(Engreitz, Ollikainen, &amp; Guttman, 2016)&quot;, &quot;formattedCitation&quot;: &quot;(Engreitz, Ollikainen, &amp; Guttman, 2016)&quot;}, &quot;schema&quot;: &quot;https://github.com/citation-style-language/schema/raw/master/csl-citation.json&quot;, &quot;citationItems&quot;: [{&quot;itemData&quot;: {&quot;volume&quot;: &quot;17&quot;, &quot;type&quot;: &quot;article-journal&quot;, &quot;author&quot;: [{&quot;non-dropping-particle&quot;: &quot;&quot;, &quot;parse-names&quot;: false, &quot;suffix&quot;: &quot;&quot;, &quot;dropping-particle&quot;: &quot;&quot;, &quot;family&quot;: &quot;Engreitz&quot;, &quot;given&quot;: &quot;Jesse M.&quot;}, {&quot;non-dropping-particle&quot;: &quot;&quot;, &quot;parse-names&quot;: false, &quot;suffix&quot;: &quot;&quot;, &quot;dropping-particle&quot;: &quot;&quot;, &quot;family&quot;: &quot;Ollikainen&quot;, &quot;given&quot;: &quot;Noah&quot;}, {&quot;non-dropping-particle&quot;: &quot;&quot;, &quot;parse-names&quot;: false, &quot;suffix&quot;: &quot;&quot;, &quot;dropping-particle&quot;: &quot;&quot;, &quot;family&quot;: &quot;Guttman&quot;, &quot;given&quot;: &quot;Mitchell&quot;}], &quot;publisher&quot;: &quot;Nature Publishing Group&quot;, &quot;DOI&quot;: &quot;10.1038/nrm.2016.126&quot;, &quot;issue&quot;: &quot;12&quot;, &quot;title&quot;: &quot;Long non-coding RNAs: spatial amplifiers that control nuclear structure and gene expression&quot;, &quot;ISSN&quot;: &quot;1471-0072&quot;, &quot;id&quot;: &quot;ITEM-1&quot;, &quot;page&quot;: &quot;756-770&quot;, &quot;PMID&quot;: &quot;27780979&quot;, &quot;issued&quot;: {&quot;date-parts&quot;: [[&quot;2016&quot;]]}, &quot;container-title&quot;: &quot;Nature Reviews Molecular Cell Biology&quot;}, &quot;id&quot;: &quot;ITEM-1&quot;, &quot;uris&quot;: [&quot;http://www.mendeley.com/documents/?uuid=dea99785-3ff5-4d82-8299-e7604d71d714&quot;]}], &quot;properties&quot;: {&quot;noteIndex&quot;: 0}} RNDoU46AennJD"/><text:span text:style-name="T73">⁠. Indeed, c</text:span>ontrary to <text:span text:style-name="T112">the traditional view</text:span>, genomic DNA is not linear, but is folded into <text:span text:style-name="T74">variably </text:span>compact chromosomal structures that likely impact expression of the embedded genes <text:reference-mark-start text:name="ADDIN CSL_CITATION {&quot;mendeley&quot;: {&quot;previouslyFormattedCitation&quot;: &quot;(Gorkin, Leung, &amp; Ren, 2014)&quot;, &quot;plainTextFormattedCitation&quot;: &quot;(Gorkin, Leung, &amp; Ren, 2014)&quot;, &quot;formattedCitation&quot;: &quot;(Gorkin, Leung, &amp; Ren, 2014)&quot;}, &quot;schema&quot;: &quot;https://github.com/citation-style-language/schema/raw/master/csl-citation.json&quot;, &quot;citationItems&quot;: [{&quot;itemData&quot;: {&quot;volume&quot;: &quot;14&quot;, &quot;type&quot;: &quot;article-journal&quot;, &quot;author&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Leung&quot;, &quot;given&quot;: &quot;Danny&quot;}, {&quot;non-dropping-particle&quot;: &quot;&quot;, &quot;parse-names&quot;: false, &quot;suffix&quot;: &quot;&quot;, &quot;dropping-particle&quot;: &quot;&quot;, &quot;family&quot;: &quot;Ren&quot;, &quot;given&quot;: &quot;Bing&quot;}], &quot;ISBN&quot;: &quot;1875-9777 (Electronic)&quot;, &quot;page&quot;: &quot;771-775&quot;, &quot;DOI&quot;: &quot;10.1016/j.stem.2014.05.017&quot;, &quot;issue&quot;: &quot;6&quot;, &quot;title&quot;: &quot;The 3D genome in transcriptional regulation and pluripotency&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N&quot;: &quot;18759777&quot;, &quot;issued&quot;: {&quot;date-parts&quot;: [[&quot;2014&quot;]]}, &quot;publisher&quot;: &quot;Elsevier Inc.&quot;, &quot;PMID&quot;: &quot;24905166&quot;, &quot;id&quot;: &quot;ITEM-1&quot;, &quot;container-title&quot;: &quot;Cell Stem Cell&quot;}, &quot;id&quot;: &quot;ITEM-1&quot;, &quot;uris&quot;: [&quot;http://www.mendeley.com/documents/?uuid=94bc05df-726d-4b83-b7d2-220af640c35a&quot;]}], &quot;properties&quot;: {&quot;noteIndex&quot;: 0}} RNDntIcRyGT13"/><text:span text:style-name="T46">(Gorkin, Leung, &amp; Ren, 2014)</text:span><text:reference-mark-end text:name="ADDIN CSL_CITATION {&quot;mendeley&quot;: {&quot;previouslyFormattedCitation&quot;: &quot;(Gorkin, Leung, &amp; Ren, 2014)&quot;, &quot;plainTextFormattedCitation&quot;: &quot;(Gorkin, Leung, &amp; Ren, 2014)&quot;, &quot;formattedCitation&quot;: &quot;(Gorkin, Leung, &amp; Ren, 2014)&quot;}, &quot;schema&quot;: &quot;https://github.com/citation-style-language/schema/raw/master/csl-citation.json&quot;, &quot;citationItems&quot;: [{&quot;itemData&quot;: {&quot;volume&quot;: &quot;14&quot;, &quot;type&quot;: &quot;article-journal&quot;, &quot;author&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Leung&quot;, &quot;given&quot;: &quot;Danny&quot;}, {&quot;non-dropping-particle&quot;: &quot;&quot;, &quot;parse-names&quot;: false, &quot;suffix&quot;: &quot;&quot;, &quot;dropping-particle&quot;: &quot;&quot;, &quot;family&quot;: &quot;Ren&quot;, &quot;given&quot;: &quot;Bing&quot;}], &quot;ISBN&quot;: &quot;1875-9777 (Electronic)&quot;, &quot;page&quot;: &quot;771-775&quot;, &quot;DOI&quot;: &quot;10.1016/j.stem.2014.05.017&quot;, &quot;issue&quot;: &quot;6&quot;, &quot;title&quot;: &quot;The 3D genome in transcriptional regulation and pluripotency&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N&quot;: &quot;18759777&quot;, &quot;issued&quot;: {&quot;date-parts&quot;: [[&quot;2014&quot;]]}, &quot;publisher&quot;: &quot;Elsevier Inc.&quot;, &quot;PMID&quot;: &quot;24905166&quot;, &quot;id&quot;: &quot;ITEM-1&quot;, &quot;container-title&quot;: &quot;Cell Stem Cell&quot;}, &quot;id&quot;: &quot;ITEM-1&quot;, &quot;uris&quot;: [&quot;http://www.mendeley.com/documents/?uuid=94bc05df-726d-4b83-b7d2-220af640c35a&quot;]}], &quot;properties&quot;: {&quot;noteIndex&quot;: 0}} RNDntIcRyGT13"/>⁠. On a global scale, regions with a high degree of compaction are classified <text:span text:style-name="T75">as </text:span>heterochromatin while <text:span text:style-name="T112">relatively </text:span>uncondensed regions are called euchromatin <text:reference-mark-start text:name="ADDIN CSL_CITATION {&quot;mendeley&quot;: {&quot;previouslyFormattedCitation&quot;: &quot;(Passarge, 1979)&quot;, &quot;plainTextFormattedCitation&quot;: &quot;(Passarge, 1979)&quot;, &quot;formattedCitation&quot;: &quot;(Passarge, 1979)&quot;}, &quot;schema&quot;: &quot;https://github.com/citation-style-language/schema/raw/master/csl-citation.json&quot;, &quot;citationItems&quot;: [{&quot;itemData&quot;: {&quot;volume&quot;: &quot;31&quot;, &quot;type&quot;: &quot;article-journal&quot;, &quot;author&quot;: [{&quot;non-dropping-particle&quot;: &quot;&quot;, &quot;parse-names&quot;: false, &quot;suffix&quot;: &quot;&quot;, &quot;dropping-particle&quot;: &quot;&quot;, &quot;family&quot;: &quot;Passarge&quot;, &quot;given&quot;: &quot;E&quot;}], &quot;ISBN&quot;: &quot;0002-9297 (Print)\r0002-9297 (Linking)&quot;, &quot;page&quot;: &quot;106-15&quot;, &quot;issue&quot;: &quot;2&quot;, &quot;title&quot;: &quot;Emil Heitz and the concept of heterochromatin: longitudinal chromosome differentiation was recognized fifty years ago.&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N&quot;: &quot;0002-9297&quot;, &quot;issued&quot;: {&quot;date-parts&quot;: [[&quot;1979&quot;]]}, &quot;PMID&quot;: &quot;377956&quot;, &quot;id&quot;: &quot;ITEM-1&quot;, &quot;container-title&quot;: &quot;American journal of human genetics&quot;}, &quot;id&quot;: &quot;ITEM-1&quot;, &quot;uris&quot;: [&quot;http://www.mendeley.com/documents/?uuid=1eeb506c-66b7-476d-ac34-c9935cab6b3a&quot;]}], &quot;properties&quot;: {&quot;noteIndex&quot;: 0}} RNDEr04i1C9F3"/><text:span text:style-name="T46">(Passarge, 1979)</text:span><text:reference-mark-end text:name="ADDIN CSL_CITATION {&quot;mendeley&quot;: {&quot;previouslyFormattedCitation&quot;: &quot;(Passarge, 1979)&quot;, &quot;plainTextFormattedCitation&quot;: &quot;(Passarge, 1979)&quot;, &quot;formattedCitation&quot;: &quot;(Passarge, 1979)&quot;}, &quot;schema&quot;: &quot;https://github.com/citation-style-language/schema/raw/master/csl-citation.json&quot;, &quot;citationItems&quot;: [{&quot;itemData&quot;: {&quot;volume&quot;: &quot;31&quot;, &quot;type&quot;: &quot;article-journal&quot;, &quot;author&quot;: [{&quot;non-dropping-particle&quot;: &quot;&quot;, &quot;parse-names&quot;: false, &quot;suffix&quot;: &quot;&quot;, &quot;dropping-particle&quot;: &quot;&quot;, &quot;family&quot;: &quot;Passarge&quot;, &quot;given&quot;: &quot;E&quot;}], &quot;ISBN&quot;: &quot;0002-9297 (Print)\r0002-9297 (Linking)&quot;, &quot;page&quot;: &quot;106-15&quot;, &quot;issue&quot;: &quot;2&quot;, &quot;title&quot;: &quot;Emil Heitz and the concept of heterochromatin: longitudinal chromosome differentiation was recognized fifty years ago.&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N&quot;: &quot;0002-9297&quot;, &quot;issued&quot;: {&quot;date-parts&quot;: [[&quot;1979&quot;]]}, &quot;PMID&quot;: &quot;377956&quot;, &quot;id&quot;: &quot;ITEM-1&quot;, &quot;container-title&quot;: &quot;American journal of human genetics&quot;}, &quot;id&quot;: &quot;ITEM-1&quot;, &quot;uris&quot;: [&quot;http://www.mendeley.com/documents/?uuid=1eeb506c-66b7-476d-ac34-c9935cab6b3a&quot;]}], &quot;properties&quot;: {&quot;noteIndex&quot;: 0}} RNDEr04i1C9F3"/>⁠. These are respectively associated with lower and higher <text:span text:style-name="T113">levels of active transcription</text:span> <text:reference-mark-start text:name="ADDIN CSL_CITATION {&quot;mendeley&quot;: {&quot;previouslyFormattedCitation&quot;: &quot;(Tamaru, 2010)&quot;, &quot;plainTextFormattedCitation&quot;: &quot;(Tamaru, 2010)&quot;, &quot;formattedCitation&quot;: &quot;(Tamaru, 2010)&quot;}, &quot;schema&quot;: &quot;https://github.com/citation-style-language/schema/raw/master/csl-citation.json&quot;, &quot;citationItems&quot;: [{&quot;itemData&quot;: {&quot;volume&quot;: &quot;24&quot;, &quot;type&quot;: &quot;article-journal&quot;, &quot;author&quot;: [{&quot;non-dropping-particle&quot;: &quot;&quot;, &quot;parse-names&quot;: false, &quot;suffix&quot;: &quot;&quot;, &quot;dropping-particle&quot;: &quot;&quot;, &quot;family&quot;: &quot;Tamaru&quot;, &quot;given&quot;: &quot;Hisashi&quot;}], &quot;ISBN&quot;: &quot;1549-5477 (Electronic)\\n0890-9369 (Linking)&quot;, &quot;page&quot;: &quot;1465-1478&quot;, &quot;DOI&quot;: &quot;10.1101/gad.1941010&quot;, &quot;issue&quot;: &quot;14&quot;, &quot;title&quot;: &quot;Confining euchromatin/heterochromatin territory: Jumonji crosses the line&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N&quot;: &quot;08909369&quot;, &quot;issued&quot;: {&quot;date-parts&quot;: [[&quot;2010&quot;]]}, &quot;PMID&quot;: &quot;20634313&quot;, &quot;id&quot;: &quot;ITEM-1&quot;, &quot;container-title&quot;: &quot;Genes and Development&quot;}, &quot;id&quot;: &quot;ITEM-1&quot;, &quot;uris&quot;: [&quot;http://www.mendeley.com/documents/?uuid=9df73bda-e7f1-4d8a-b3b1-93553eeb1439&quot;]}], &quot;properties&quot;: {&quot;noteIndex&quot;: 0}} RNDnajogtTpQt"/><text:span text:style-name="T46">(Tamaru, 2010)</text:span><text:reference-mark-end text:name="ADDIN CSL_CITATION {&quot;mendeley&quot;: {&quot;previouslyFormattedCitation&quot;: &quot;(Tamaru, 2010)&quot;, &quot;plainTextFormattedCitation&quot;: &quot;(Tamaru, 2010)&quot;, &quot;formattedCitation&quot;: &quot;(Tamaru, 2010)&quot;}, &quot;schema&quot;: &quot;https://github.com/citation-style-language/schema/raw/master/csl-citation.json&quot;, &quot;citationItems&quot;: [{&quot;itemData&quot;: {&quot;volume&quot;: &quot;24&quot;, &quot;type&quot;: &quot;article-journal&quot;, &quot;author&quot;: [{&quot;non-dropping-particle&quot;: &quot;&quot;, &quot;parse-names&quot;: false, &quot;suffix&quot;: &quot;&quot;, &quot;dropping-particle&quot;: &quot;&quot;, &quot;family&quot;: &quot;Tamaru&quot;, &quot;given&quot;: &quot;Hisashi&quot;}], &quot;ISBN&quot;: &quot;1549-5477 (Electronic)\\n0890-9369 (Linking)&quot;, &quot;page&quot;: &quot;1465-1478&quot;, &quot;DOI&quot;: &quot;10.1101/gad.1941010&quot;, &quot;issue&quot;: &quot;14&quot;, &quot;title&quot;: &quot;Confining euchromatin/heterochromatin territory: Jumonji crosses the line&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N&quot;: &quot;08909369&quot;, &quot;issued&quot;: {&quot;date-parts&quot;: [[&quot;2010&quot;]]}, &quot;PMID&quot;: &quot;20634313&quot;, &quot;id&quot;: &quot;ITEM-1&quot;, &quot;container-title&quot;: &quot;Genes and Development&quot;}, &quot;id&quot;: &quot;ITEM-1&quot;, &quot;uris&quot;: [&quot;http://www.mendeley.com/documents/?uuid=9df73bda-e7f1-4d8a-b3b1-93553eeb1439&quot;]}], &quot;properties&quot;: {&quot;noteIndex&quot;: 0}} RNDnajogtTpQt"/>⁠. <text:span text:style-name="T76">Chromosomes are further compartmentalized into smaller domains, called topologically associated domains (TADs).</text:span> <text:span text:style-name="T122">The amount of </text:span>DNA-DNA interactions <text:span text:style-name="T114">is high within TADs as a result of their close spatial proximity,</text:span> <text:span text:style-name="T114">and low across TADs.</text:span> TAD boundaries <text:span text:style-name="T122">are the regions lying at the borders of TADs and have been shown to be essential for gene regulation</text:span>. <text:span text:style-name="T115">They </text:span>are <text:span text:style-name="T77">often</text:span> gene-dense and are enriched in <text:s/>highly transcribed genes <text:reference-mark-start text:name="ADDIN CSL_CITATION {&quot;mendeley&quot;: {&quot;previouslyFormattedCitation&quot;: &quot;(Ong &amp; Corces, 2014)&quot;, &quot;plainTextFormattedCitation&quot;: &quot;(Ong &amp; Corces, 2014)&quot;, &quot;formattedCitation&quot;: &quot;(Ong &amp; Corces, 2014)&quot;}, &quot;schema&quot;: &quot;https://github.com/citation-style-language/schema/raw/master/csl-citation.json&quot;, &quot;citationItems&quot;: [{&quot;itemData&quot;: {&quot;volume&quot;: &quot;15&quot;, &quot;type&quot;: &quot;article-journal&quot;, &quot;author&quot;: [{&quot;non-dropping-particle&quot;: &quot;&quot;, &quot;parse-names&quot;: false, &quot;suffix&quot;: &quot;&quot;, &quot;dropping-particle&quot;: &quot;&quot;, &quot;family&quot;: &quot;Ong&quot;, &quot;given&quot;: &quot;Chin-tong&quot;}, {&quot;non-dropping-particle&quot;: &quot;&quot;, &quot;parse-names&quot;: false, &quot;suffix&quot;: &quot;&quot;, &quot;dropping-particle&quot;: &quot;&quot;, &quot;family&quot;: &quot;Corces&quot;, &quot;given&quot;: &quot;Victor G&quot;}], &quot;ISBN&quot;: &quot;doi:10.1038/nrg3663&quot;, &quot;page&quot;: &quot;234-246&quot;, &quot;DOI&quot;: &quot;10.1038/nrg3663&quot;, &quot;issue&quot;: &quot;4&quot;, &quot;title&quot;: &quot;CTCF : an architectural protein bridging genome topology and function&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N&quot;: &quot;1471-0056&quot;, &quot;issued&quot;: {&quot;date-parts&quot;: [[&quot;2014&quot;]]}, &quot;publisher&quot;: &quot;Nature Publishing Group&quot;, &quot;PMID&quot;: &quot;24614316&quot;, &quot;id&quot;: &quot;ITEM-1&quot;, &quot;container-title&quot;: &quot;Nature Publishing Group&quot;}, &quot;id&quot;: &quot;ITEM-1&quot;, &quot;uris&quot;: [&quot;http://www.mendeley.com/documents/?uuid=702f5046-677b-4d4d-a278-5659628b4935&quot;]}], &quot;properties&quot;: {&quot;noteIndex&quot;: 0}} RNDmLFMrHsZvp"/><text:span text:style-name="T46">(Ong &amp; Corces, 2014)</text:span><text:reference-mark-end text:name="ADDIN CSL_CITATION {&quot;mendeley&quot;: {&quot;previouslyFormattedCitation&quot;: &quot;(Ong &amp; Corces, 2014)&quot;, &quot;plainTextFormattedCitation&quot;: &quot;(Ong &amp; Corces, 2014)&quot;, &quot;formattedCitation&quot;: &quot;(Ong &amp; Corces, 2014)&quot;}, &quot;schema&quot;: &quot;https://github.com/citation-style-language/schema/raw/master/csl-citation.json&quot;, &quot;citationItems&quot;: [{&quot;itemData&quot;: {&quot;volume&quot;: &quot;15&quot;, &quot;type&quot;: &quot;article-journal&quot;, &quot;author&quot;: [{&quot;non-dropping-particle&quot;: &quot;&quot;, &quot;parse-names&quot;: false, &quot;suffix&quot;: &quot;&quot;, &quot;dropping-particle&quot;: &quot;&quot;, &quot;family&quot;: &quot;Ong&quot;, &quot;given&quot;: &quot;Chin-tong&quot;}, {&quot;non-dropping-particle&quot;: &quot;&quot;, &quot;parse-names&quot;: false, &quot;suffix&quot;: &quot;&quot;, &quot;dropping-particle&quot;: &quot;&quot;, &quot;family&quot;: &quot;Corces&quot;, &quot;given&quot;: &quot;Victor G&quot;}], &quot;ISBN&quot;: &quot;doi:10.1038/nrg3663&quot;, &quot;page&quot;: &quot;234-246&quot;, &quot;DOI&quot;: &quot;10.1038/nrg3663&quot;, &quot;issue&quot;: &quot;4&quot;, &quot;title&quot;: &quot;CTCF : an architectural protein bridging genome topology and function&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N&quot;: &quot;1471-0056&quot;, &quot;issued&quot;: {&quot;date-parts&quot;: [[&quot;2014&quot;]]}, &quot;publisher&quot;: &quot;Nature Publishing Group&quot;, &quot;PMID&quot;: &quot;24614316&quot;, &quot;id&quot;: &quot;ITEM-1&quot;, &quot;container-title&quot;: &quot;Nature Publishing Group&quot;}, &quot;id&quot;: &quot;ITEM-1&quot;, &quot;uris&quot;: [&quot;http://www.mendeley.com/documents/?uuid=702f5046-677b-4d4d-a278-5659628b4935&quot;]}], &quot;properties&quot;: {&quot;noteIndex&quot;: 0}} RNDmLFMrHsZvp"/>⁠. </text:p>
      <text:p text:style-name="P38"/>
      <text:p text:style-name="P42"><text:span text:style-name="T122">TAD boundaries</text:span> are also enriched in architectural proteins, including CTCF <text:reference-mark-start text:name="ADDIN CSL_CITATION {&quot;mendeley&quot;: {&quot;previouslyFormattedCitation&quot;: &quot;(Pope et al., 2014)&quot;, &quot;plainTextFormattedCitation&quot;: &quot;(Pope et al., 2014)&quot;, &quot;formattedCitation&quot;: &quot;(Pope et al., 2014)&quot;}, &quot;schema&quot;: &quot;https://github.com/citation-style-language/schema/raw/master/csl-citation.json&quot;, &quot;citationItems&quot;: [{&quot;itemData&quot;: {&quot;volume&quot;: &quot;515&quot;, &quot;type&quot;: &quot;article-journal&quot;, &quot;author&quot;: [{&quot;non-dropping-particle&quot;: &quot;&quot;, &quot;parse-names&quot;: false, &quot;suffix&quot;: &quot;&quot;, &quot;dropping-particle&quot;: &quot;&quot;, &quot;family&quot;: &quot;Pope&quot;, &quot;given&quot;: &quot;Benjamin D.&quot;}, {&quot;non-dropping-particle&quot;: &quot;&quot;, &quot;parse-names&quot;: false, &quot;suffix&quot;: &quot;&quot;, &quot;dropping-particle&quot;: &quot;&quot;, &quot;family&quot;: &quot;Ryba&quot;, &quot;given&quot;: &quot;Tyrone&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Denas&quot;, &quot;given&quot;: &quot;Olgert&quot;}, {&quot;non-dropping-particle&quot;: &quot;&quot;, &quot;parse-names&quot;: false, &quot;suffix&quot;: &quot;&quot;, &quot;dropping-particle&quot;: &quot;&quot;, &quot;family&quot;: &quot;Vera&quot;, &quot;given&quot;: &quot;Daniel L.&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G\u00fclsoy&quot;, &quot;given&quot;: &quot;G\u00fcnhan&quot;}, {&quot;non-dropping-particle&quot;: &quot;&quot;, &quot;parse-names&quot;: false, &quot;suffix&quot;: &quot;&quot;, &quot;dropping-particle&quot;: &quot;&quot;, &quot;family&quot;: &quot;Dennis&quot;, &quot;given&quot;: &quot;Jonathan H.&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Kahveci&quot;, &quot;given&quot;: &quot;Tamer&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Gilbert&quot;, &quot;given&quot;: &quot;David M.&quot;}], &quot;ISBN&quot;: &quot;1476-4687 (Electronic)\\r0028-0836 (Linking)&quot;, &quot;page&quot;: &quot;402-405&quot;, &quot;DOI&quot;: &quot;10.1038/nature13986&quot;, &quot;issue&quot;: &quot;7527&quot;, &quot;title&quot;: &quot;Topologically associating domains are stable units of replication-timing regulation&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N&quot;: &quot;0028-0836&quot;, &quot;issued&quot;: {&quot;date-parts&quot;: [[&quot;2014&quot;]]}, &quot;PMID&quot;: &quot;25409831&quot;, &quot;id&quot;: &quot;ITEM-1&quot;, &quot;container-title&quot;: &quot;Nature&quot;}, &quot;id&quot;: &quot;ITEM-1&quot;, &quot;uris&quot;: [&quot;http://www.mendeley.com/documents/?uuid=e0d87c6b-6958-4290-b88c-3444df4208e0&quot;]}], &quot;properties&quot;: {&quot;noteIndex&quot;: 0}} RNDaewdRNtbNN"/><text:span text:style-name="T46">(Pope et al., 2014)</text:span><text:reference-mark-end text:name="ADDIN CSL_CITATION {&quot;mendeley&quot;: {&quot;previouslyFormattedCitation&quot;: &quot;(Pope et al., 2014)&quot;, &quot;plainTextFormattedCitation&quot;: &quot;(Pope et al., 2014)&quot;, &quot;formattedCitation&quot;: &quot;(Pope et al., 2014)&quot;}, &quot;schema&quot;: &quot;https://github.com/citation-style-language/schema/raw/master/csl-citation.json&quot;, &quot;citationItems&quot;: [{&quot;itemData&quot;: {&quot;volume&quot;: &quot;515&quot;, &quot;type&quot;: &quot;article-journal&quot;, &quot;author&quot;: [{&quot;non-dropping-particle&quot;: &quot;&quot;, &quot;parse-names&quot;: false, &quot;suffix&quot;: &quot;&quot;, &quot;dropping-particle&quot;: &quot;&quot;, &quot;family&quot;: &quot;Pope&quot;, &quot;given&quot;: &quot;Benjamin D.&quot;}, {&quot;non-dropping-particle&quot;: &quot;&quot;, &quot;parse-names&quot;: false, &quot;suffix&quot;: &quot;&quot;, &quot;dropping-particle&quot;: &quot;&quot;, &quot;family&quot;: &quot;Ryba&quot;, &quot;given&quot;: &quot;Tyrone&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Denas&quot;, &quot;given&quot;: &quot;Olgert&quot;}, {&quot;non-dropping-particle&quot;: &quot;&quot;, &quot;parse-names&quot;: false, &quot;suffix&quot;: &quot;&quot;, &quot;dropping-particle&quot;: &quot;&quot;, &quot;family&quot;: &quot;Vera&quot;, &quot;given&quot;: &quot;Daniel L.&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G\u00fclsoy&quot;, &quot;given&quot;: &quot;G\u00fcnhan&quot;}, {&quot;non-dropping-particle&quot;: &quot;&quot;, &quot;parse-names&quot;: false, &quot;suffix&quot;: &quot;&quot;, &quot;dropping-particle&quot;: &quot;&quot;, &quot;family&quot;: &quot;Dennis&quot;, &quot;given&quot;: &quot;Jonathan H.&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Kahveci&quot;, &quot;given&quot;: &quot;Tamer&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Gilbert&quot;, &quot;given&quot;: &quot;David M.&quot;}], &quot;ISBN&quot;: &quot;1476-4687 (Electronic)\\r0028-0836 (Linking)&quot;, &quot;page&quot;: &quot;402-405&quot;, &quot;DOI&quot;: &quot;10.1038/nature13986&quot;, &quot;issue&quot;: &quot;7527&quot;, &quot;title&quot;: &quot;Topologically associating domains are stable units of replication-timing regulation&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N&quot;: &quot;0028-0836&quot;, &quot;issued&quot;: {&quot;date-parts&quot;: [[&quot;2014&quot;]]}, &quot;PMID&quot;: &quot;25409831&quot;, &quot;id&quot;: &quot;ITEM-1&quot;, &quot;container-title&quot;: &quot;Nature&quot;}, &quot;id&quot;: &quot;ITEM-1&quot;, &quot;uris&quot;: [&quot;http://www.mendeley.com/documents/?uuid=e0d87c6b-6958-4290-b88c-3444df4208e0&quot;]}], &quot;properties&quot;: {&quot;noteIndex&quot;: 0}} RNDaewdRNtbNN"/>⁠, which functions to delimit TAD borders by acting as genomic insulators that prevent DNA-DNA interactions across multiple TADs. TAD boundaries are also enriched in cohesin binding, a multi-protein complex that is thought to be involved in establishing enhancer-promoter interactions <text:reference-mark-start text:name="ADDIN CSL_CITATION {&quot;mendeley&quot;: {&quot;previouslyFormattedCitation&quot;: &quot;(Ji et al., 2016)&quot;, &quot;plainTextFormattedCitation&quot;: &quot;(Ji et al., 2016)&quot;, &quot;formattedCitation&quot;: &quot;(Ji et al., 2016)&quot;}, &quot;schema&quot;: &quot;https://github.com/citation-style-language/schema/raw/master/csl-citation.json&quot;, &quot;citationItems&quot;: [{&quot;itemData&quot;: {&quot;volume&quot;: &quot;18&quot;, &quot;type&quot;: &quot;article-journal&quot;, &quot;author&quot;: [{&quot;non-dropping-particle&quot;: &quot;&quot;, &quot;parse-names&quot;: false, &quot;suffix&quot;: &quot;&quot;, &quot;dropping-particle&quot;: &quot;&quot;, &quot;family&quot;: &quot;Ji&quot;, &quot;given&quot;: &quot;Xiong&quot;}, {&quot;non-dropping-particle&quot;: &quot;&quot;, &quot;parse-names&quot;: false, &quot;suffix&quot;: &quot;&quot;, &quot;dropping-particle&quot;: &quot;&quot;, &quot;family&quot;: &quot;Dadon&quot;, &quot;given&quot;: &quot;Daniel B.&quot;}, {&quot;non-dropping-particle&quot;: &quot;&quot;, &quot;parse-names&quot;: false, &quot;suffix&quot;: &quot;&quot;, &quot;dropping-particle&quot;: &quot;&quot;, &quot;family&quot;: &quot;Powell&quot;, &quot;given&quot;: &quot;Benjamin E.&quot;}, {&quot;non-dropping-particle&quot;: &quot;&quot;, &quot;parse-names&quot;: false, &quot;suffix&quot;: &quot;&quot;, &quot;dropping-particle&quot;: &quot;&quot;, &quot;family&quot;: &quot;Fan&quot;, &quot;given&quot;: &quot;Zi Peng&quot;}, {&quot;non-dropping-particle&quot;: &quot;&quot;, &quot;parse-names&quot;: false, &quot;suffix&quot;: &quot;&quot;, &quot;dropping-particle&quot;: &quot;&quot;, &quot;family&quot;: &quot;Borges-Rivera&quot;, &quot;given&quot;: &quot;Diego&quot;}, {&quot;non-dropping-particle&quot;: &quot;&quot;, &quot;parse-names&quot;: false, &quot;suffix&quot;: &quot;&quot;, &quot;dropping-particle&quot;: &quot;&quot;, &quot;family&quot;: &quot;Shachar&quot;, &quot;given&quot;: &quot;Sigal&quot;}, {&quot;non-dropping-particle&quot;: &quot;&quot;, &quot;parse-names&quot;: false, &quot;suffix&quot;: &quot;&quot;, &quot;dropping-particle&quot;: &quot;&quot;, &quot;family&quot;: &quot;Weintraub&quot;, &quot;given&quot;: &quot;Abraham S.&quot;}, {&quot;non-dropping-particle&quot;: &quot;&quot;, &quot;parse-names&quot;: false, &quot;suffix&quot;: &quot;&quot;, &quot;dropping-particle&quot;: &quot;&quot;, &quot;family&quot;: &quot;Hnisz&quot;, &quot;given&quot;: &quot;Denes&quot;}, {&quot;non-dropping-particle&quot;: &quot;&quot;, &quot;parse-names&quot;: false, &quot;suffix&quot;: &quot;&quot;, &quot;dropping-particle&quot;: &quot;&quot;, &quot;family&quot;: &quot;Pegoraro&quot;, &quot;given&quot;: &quot;Gianluca&quot;}, {&quot;non-dropping-particle&quot;: &quot;&quot;, &quot;parse-names&quot;: false, &quot;suffix&quot;: &quot;&quot;, &quot;dropping-particle&quot;: &quot;&quot;, &quot;family&quot;: &quot;Lee&quot;, &quot;given&quot;: &quot;Tong Ihn&quot;}, {&quot;non-dropping-particle&quot;: &quot;&quot;, &quot;parse-names&quot;: false, &quot;suffix&quot;: &quot;&quot;, &quot;dropping-particle&quot;: &quot;&quot;, &quot;family&quot;: &quot;Misteli&quot;, &quot;given&quot;: &quot;Tom&quot;}, {&quot;non-dropping-particle&quot;: &quot;&quot;, &quot;parse-names&quot;: false, &quot;suffix&quot;: &quot;&quot;, &quot;dropping-particle&quot;: &quot;&quot;, &quot;family&quot;: &quot;Jaenisch&quot;, &quot;given&quot;: &quot;Rudolf&quot;}, {&quot;non-dropping-particle&quot;: &quot;&quot;, &quot;parse-names&quot;: false, &quot;suffix&quot;: &quot;&quot;, &quot;dropping-particle&quot;: &quot;&quot;, &quot;family&quot;: &quot;Young&quot;, &quot;given&quot;: &quot;Richard A.&quot;}], &quot;ISBN&quot;: &quot;doi:10.1016/j.stem.2015.11.007&quot;, &quot;page&quot;: &quot;262-275&quot;, &quot;DOI&quot;: &quot;10.1016/j.stem.2015.11.007&quot;, &quot;issue&quot;: &quot;2&quot;, &quot;title&quot;: &quot;3D Chromosome Regulatory Landscape of Human Pluripotent Cells&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issued&quot;: {&quot;date-parts&quot;: [[&quot;2016&quot;]]}, &quot;publisher&quot;: &quot;Elsevier Inc.&quot;, &quot;PMID&quot;: &quot;26686465&quot;, &quot;id&quot;: &quot;ITEM-1&quot;, &quot;container-title&quot;: &quot;Cell Stem Cell&quot;}, &quot;id&quot;: &quot;ITEM-1&quot;, &quot;uris&quot;: [&quot;http://www.mendeley.com/documents/?uuid=f499df16-2377-4fb4-ab0e-4dd7926d3a0b&quot;]}], &quot;properties&quot;: {&quot;noteIndex&quot;: 0}} RNDWssHyXxDkB"/><text:span text:style-name="T46">(Ji et al., 2016)</text:span><text:reference-mark-end text:name="ADDIN CSL_CITATION {&quot;mendeley&quot;: {&quot;previouslyFormattedCitation&quot;: &quot;(Ji et al., 2016)&quot;, &quot;plainTextFormattedCitation&quot;: &quot;(Ji et al., 2016)&quot;, &quot;formattedCitation&quot;: &quot;(Ji et al., 2016)&quot;}, &quot;schema&quot;: &quot;https://github.com/citation-style-language/schema/raw/master/csl-citation.json&quot;, &quot;citationItems&quot;: [{&quot;itemData&quot;: {&quot;volume&quot;: &quot;18&quot;, &quot;type&quot;: &quot;article-journal&quot;, &quot;author&quot;: [{&quot;non-dropping-particle&quot;: &quot;&quot;, &quot;parse-names&quot;: false, &quot;suffix&quot;: &quot;&quot;, &quot;dropping-particle&quot;: &quot;&quot;, &quot;family&quot;: &quot;Ji&quot;, &quot;given&quot;: &quot;Xiong&quot;}, {&quot;non-dropping-particle&quot;: &quot;&quot;, &quot;parse-names&quot;: false, &quot;suffix&quot;: &quot;&quot;, &quot;dropping-particle&quot;: &quot;&quot;, &quot;family&quot;: &quot;Dadon&quot;, &quot;given&quot;: &quot;Daniel B.&quot;}, {&quot;non-dropping-particle&quot;: &quot;&quot;, &quot;parse-names&quot;: false, &quot;suffix&quot;: &quot;&quot;, &quot;dropping-particle&quot;: &quot;&quot;, &quot;family&quot;: &quot;Powell&quot;, &quot;given&quot;: &quot;Benjamin E.&quot;}, {&quot;non-dropping-particle&quot;: &quot;&quot;, &quot;parse-names&quot;: false, &quot;suffix&quot;: &quot;&quot;, &quot;dropping-particle&quot;: &quot;&quot;, &quot;family&quot;: &quot;Fan&quot;, &quot;given&quot;: &quot;Zi Peng&quot;}, {&quot;non-dropping-particle&quot;: &quot;&quot;, &quot;parse-names&quot;: false, &quot;suffix&quot;: &quot;&quot;, &quot;dropping-particle&quot;: &quot;&quot;, &quot;family&quot;: &quot;Borges-Rivera&quot;, &quot;given&quot;: &quot;Diego&quot;}, {&quot;non-dropping-particle&quot;: &quot;&quot;, &quot;parse-names&quot;: false, &quot;suffix&quot;: &quot;&quot;, &quot;dropping-particle&quot;: &quot;&quot;, &quot;family&quot;: &quot;Shachar&quot;, &quot;given&quot;: &quot;Sigal&quot;}, {&quot;non-dropping-particle&quot;: &quot;&quot;, &quot;parse-names&quot;: false, &quot;suffix&quot;: &quot;&quot;, &quot;dropping-particle&quot;: &quot;&quot;, &quot;family&quot;: &quot;Weintraub&quot;, &quot;given&quot;: &quot;Abraham S.&quot;}, {&quot;non-dropping-particle&quot;: &quot;&quot;, &quot;parse-names&quot;: false, &quot;suffix&quot;: &quot;&quot;, &quot;dropping-particle&quot;: &quot;&quot;, &quot;family&quot;: &quot;Hnisz&quot;, &quot;given&quot;: &quot;Denes&quot;}, {&quot;non-dropping-particle&quot;: &quot;&quot;, &quot;parse-names&quot;: false, &quot;suffix&quot;: &quot;&quot;, &quot;dropping-particle&quot;: &quot;&quot;, &quot;family&quot;: &quot;Pegoraro&quot;, &quot;given&quot;: &quot;Gianluca&quot;}, {&quot;non-dropping-particle&quot;: &quot;&quot;, &quot;parse-names&quot;: false, &quot;suffix&quot;: &quot;&quot;, &quot;dropping-particle&quot;: &quot;&quot;, &quot;family&quot;: &quot;Lee&quot;, &quot;given&quot;: &quot;Tong Ihn&quot;}, {&quot;non-dropping-particle&quot;: &quot;&quot;, &quot;parse-names&quot;: false, &quot;suffix&quot;: &quot;&quot;, &quot;dropping-particle&quot;: &quot;&quot;, &quot;family&quot;: &quot;Misteli&quot;, &quot;given&quot;: &quot;Tom&quot;}, {&quot;non-dropping-particle&quot;: &quot;&quot;, &quot;parse-names&quot;: false, &quot;suffix&quot;: &quot;&quot;, &quot;dropping-particle&quot;: &quot;&quot;, &quot;family&quot;: &quot;Jaenisch&quot;, &quot;given&quot;: &quot;Rudolf&quot;}, {&quot;non-dropping-particle&quot;: &quot;&quot;, &quot;parse-names&quot;: false, &quot;suffix&quot;: &quot;&quot;, &quot;dropping-particle&quot;: &quot;&quot;, &quot;family&quot;: &quot;Young&quot;, &quot;given&quot;: &quot;Richard A.&quot;}], &quot;ISBN&quot;: &quot;doi:10.1016/j.stem.2015.11.007&quot;, &quot;page&quot;: &quot;262-275&quot;, &quot;DOI&quot;: &quot;10.1016/j.stem.2015.11.007&quot;, &quot;issue&quot;: &quot;2&quot;, &quot;title&quot;: &quot;3D Chromosome Regulatory Landscape of Human Pluripotent Cells&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issued&quot;: {&quot;date-parts&quot;: [[&quot;2016&quot;]]}, &quot;publisher&quot;: &quot;Elsevier Inc.&quot;, &quot;PMID&quot;: &quot;26686465&quot;, &quot;id&quot;: &quot;ITEM-1&quot;, &quot;container-title&quot;: &quot;Cell Stem Cell&quot;}, &quot;id&quot;: &quot;ITEM-1&quot;, &quot;uris&quot;: [&quot;http://www.mendeley.com/documents/?uuid=f499df16-2377-4fb4-ab0e-4dd7926d3a0b&quot;]}], &quot;properties&quot;: {&quot;noteIndex&quot;: 0}} RNDWssHyXxDkB"/>⁠. While most CTCF sites are shared between different cell types and species <text:reference-mark-start text:name="ADDIN CSL_CITATION {&quot;mendeley&quot;: {&quot;previouslyFormattedCitation&quot;: &quot;(Ji et al., 2016)&quot;, &quot;plainTextFormattedCitation&quot;: &quot;(Ji et al., 2016)&quot;, &quot;formattedCitation&quot;: &quot;(Ji et al., 2016)&quot;}, &quot;schema&quot;: &quot;https://github.com/citation-style-language/schema/raw/master/csl-citation.json&quot;, &quot;citationItems&quot;: [{&quot;itemData&quot;: {&quot;volume&quot;: &quot;18&quot;, &quot;type&quot;: &quot;article-journal&quot;, &quot;author&quot;: [{&quot;non-dropping-particle&quot;: &quot;&quot;, &quot;parse-names&quot;: false, &quot;suffix&quot;: &quot;&quot;, &quot;dropping-particle&quot;: &quot;&quot;, &quot;family&quot;: &quot;Ji&quot;, &quot;given&quot;: &quot;Xiong&quot;}, {&quot;non-dropping-particle&quot;: &quot;&quot;, &quot;parse-names&quot;: false, &quot;suffix&quot;: &quot;&quot;, &quot;dropping-particle&quot;: &quot;&quot;, &quot;family&quot;: &quot;Dadon&quot;, &quot;given&quot;: &quot;Daniel B.&quot;}, {&quot;non-dropping-particle&quot;: &quot;&quot;, &quot;parse-names&quot;: false, &quot;suffix&quot;: &quot;&quot;, &quot;dropping-particle&quot;: &quot;&quot;, &quot;family&quot;: &quot;Powell&quot;, &quot;given&quot;: &quot;Benjamin E.&quot;}, {&quot;non-dropping-particle&quot;: &quot;&quot;, &quot;parse-names&quot;: false, &quot;suffix&quot;: &quot;&quot;, &quot;dropping-particle&quot;: &quot;&quot;, &quot;family&quot;: &quot;Fan&quot;, &quot;given&quot;: &quot;Zi Peng&quot;}, {&quot;non-dropping-particle&quot;: &quot;&quot;, &quot;parse-names&quot;: false, &quot;suffix&quot;: &quot;&quot;, &quot;dropping-particle&quot;: &quot;&quot;, &quot;family&quot;: &quot;Borges-Rivera&quot;, &quot;given&quot;: &quot;Diego&quot;}, {&quot;non-dropping-particle&quot;: &quot;&quot;, &quot;parse-names&quot;: false, &quot;suffix&quot;: &quot;&quot;, &quot;dropping-particle&quot;: &quot;&quot;, &quot;family&quot;: &quot;Shachar&quot;, &quot;given&quot;: &quot;Sigal&quot;}, {&quot;non-dropping-particle&quot;: &quot;&quot;, &quot;parse-names&quot;: false, &quot;suffix&quot;: &quot;&quot;, &quot;dropping-particle&quot;: &quot;&quot;, &quot;family&quot;: &quot;Weintraub&quot;, &quot;given&quot;: &quot;Abraham S.&quot;}, {&quot;non-dropping-particle&quot;: &quot;&quot;, &quot;parse-names&quot;: false, &quot;suffix&quot;: &quot;&quot;, &quot;dropping-particle&quot;: &quot;&quot;, &quot;family&quot;: &quot;Hnisz&quot;, &quot;given&quot;: &quot;Denes&quot;}, {&quot;non-dropping-particle&quot;: &quot;&quot;, &quot;parse-names&quot;: false, &quot;suffix&quot;: &quot;&quot;, &quot;dropping-particle&quot;: &quot;&quot;, &quot;family&quot;: &quot;Pegoraro&quot;, &quot;given&quot;: &quot;Gianluca&quot;}, {&quot;non-dropping-particle&quot;: &quot;&quot;, &quot;parse-names&quot;: false, &quot;suffix&quot;: &quot;&quot;, &quot;dropping-particle&quot;: &quot;&quot;, &quot;family&quot;: &quot;Lee&quot;, &quot;given&quot;: &quot;Tong Ihn&quot;}, {&quot;non-dropping-particle&quot;: &quot;&quot;, &quot;parse-names&quot;: false, &quot;suffix&quot;: &quot;&quot;, &quot;dropping-particle&quot;: &quot;&quot;, &quot;family&quot;: &quot;Misteli&quot;, &quot;given&quot;: &quot;Tom&quot;}, {&quot;non-dropping-particle&quot;: &quot;&quot;, &quot;parse-names&quot;: false, &quot;suffix&quot;: &quot;&quot;, &quot;dropping-particle&quot;: &quot;&quot;, &quot;family&quot;: &quot;Jaenisch&quot;, &quot;given&quot;: &quot;Rudolf&quot;}, {&quot;non-dropping-particle&quot;: &quot;&quot;, &quot;parse-names&quot;: false, &quot;suffix&quot;: &quot;&quot;, &quot;dropping-particle&quot;: &quot;&quot;, &quot;family&quot;: &quot;Young&quot;, &quot;given&quot;: &quot;Richard A.&quot;}], &quot;ISBN&quot;: &quot;doi:10.1016/j.stem.2015.11.007&quot;, &quot;page&quot;: &quot;262-275&quot;, &quot;DOI&quot;: &quot;10.1016/j.stem.2015.11.007&quot;, &quot;issue&quot;: &quot;2&quot;, &quot;title&quot;: &quot;3D Chromosome Regulatory Landscape of Human Pluripotent Cells&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issued&quot;: {&quot;date-parts&quot;: [[&quot;2016&quot;]]}, &quot;publisher&quot;: &quot;Elsevier Inc.&quot;, &quot;PMID&quot;: &quot;26686465&quot;, &quot;id&quot;: &quot;ITEM-1&quot;, &quot;container-title&quot;: &quot;Cell Stem Cell&quot;}, &quot;id&quot;: &quot;ITEM-1&quot;, &quot;uris&quot;: [&quot;http://www.mendeley.com/documents/?uuid=f499df16-2377-4fb4-ab0e-4dd7926d3a0b&quot;]}], &quot;properties&quot;: {&quot;noteIndex&quot;: 0}} RNDg7kW6lQT4L"/><text:span text:style-name="T46">(Ji et al., 2016)</text:span><text:reference-mark-end text:name="ADDIN CSL_CITATION {&quot;mendeley&quot;: {&quot;previouslyFormattedCitation&quot;: &quot;(Ji et al., 2016)&quot;, &quot;plainTextFormattedCitation&quot;: &quot;(Ji et al., 2016)&quot;, &quot;formattedCitation&quot;: &quot;(Ji et al., 2016)&quot;}, &quot;schema&quot;: &quot;https://github.com/citation-style-language/schema/raw/master/csl-citation.json&quot;, &quot;citationItems&quot;: [{&quot;itemData&quot;: {&quot;volume&quot;: &quot;18&quot;, &quot;type&quot;: &quot;article-journal&quot;, &quot;author&quot;: [{&quot;non-dropping-particle&quot;: &quot;&quot;, &quot;parse-names&quot;: false, &quot;suffix&quot;: &quot;&quot;, &quot;dropping-particle&quot;: &quot;&quot;, &quot;family&quot;: &quot;Ji&quot;, &quot;given&quot;: &quot;Xiong&quot;}, {&quot;non-dropping-particle&quot;: &quot;&quot;, &quot;parse-names&quot;: false, &quot;suffix&quot;: &quot;&quot;, &quot;dropping-particle&quot;: &quot;&quot;, &quot;family&quot;: &quot;Dadon&quot;, &quot;given&quot;: &quot;Daniel B.&quot;}, {&quot;non-dropping-particle&quot;: &quot;&quot;, &quot;parse-names&quot;: false, &quot;suffix&quot;: &quot;&quot;, &quot;dropping-particle&quot;: &quot;&quot;, &quot;family&quot;: &quot;Powell&quot;, &quot;given&quot;: &quot;Benjamin E.&quot;}, {&quot;non-dropping-particle&quot;: &quot;&quot;, &quot;parse-names&quot;: false, &quot;suffix&quot;: &quot;&quot;, &quot;dropping-particle&quot;: &quot;&quot;, &quot;family&quot;: &quot;Fan&quot;, &quot;given&quot;: &quot;Zi Peng&quot;}, {&quot;non-dropping-particle&quot;: &quot;&quot;, &quot;parse-names&quot;: false, &quot;suffix&quot;: &quot;&quot;, &quot;dropping-particle&quot;: &quot;&quot;, &quot;family&quot;: &quot;Borges-Rivera&quot;, &quot;given&quot;: &quot;Diego&quot;}, {&quot;non-dropping-particle&quot;: &quot;&quot;, &quot;parse-names&quot;: false, &quot;suffix&quot;: &quot;&quot;, &quot;dropping-particle&quot;: &quot;&quot;, &quot;family&quot;: &quot;Shachar&quot;, &quot;given&quot;: &quot;Sigal&quot;}, {&quot;non-dropping-particle&quot;: &quot;&quot;, &quot;parse-names&quot;: false, &quot;suffix&quot;: &quot;&quot;, &quot;dropping-particle&quot;: &quot;&quot;, &quot;family&quot;: &quot;Weintraub&quot;, &quot;given&quot;: &quot;Abraham S.&quot;}, {&quot;non-dropping-particle&quot;: &quot;&quot;, &quot;parse-names&quot;: false, &quot;suffix&quot;: &quot;&quot;, &quot;dropping-particle&quot;: &quot;&quot;, &quot;family&quot;: &quot;Hnisz&quot;, &quot;given&quot;: &quot;Denes&quot;}, {&quot;non-dropping-particle&quot;: &quot;&quot;, &quot;parse-names&quot;: false, &quot;suffix&quot;: &quot;&quot;, &quot;dropping-particle&quot;: &quot;&quot;, &quot;family&quot;: &quot;Pegoraro&quot;, &quot;given&quot;: &quot;Gianluca&quot;}, {&quot;non-dropping-particle&quot;: &quot;&quot;, &quot;parse-names&quot;: false, &quot;suffix&quot;: &quot;&quot;, &quot;dropping-particle&quot;: &quot;&quot;, &quot;family&quot;: &quot;Lee&quot;, &quot;given&quot;: &quot;Tong Ihn&quot;}, {&quot;non-dropping-particle&quot;: &quot;&quot;, &quot;parse-names&quot;: false, &quot;suffix&quot;: &quot;&quot;, &quot;dropping-particle&quot;: &quot;&quot;, &quot;family&quot;: &quot;Misteli&quot;, &quot;given&quot;: &quot;Tom&quot;}, {&quot;non-dropping-particle&quot;: &quot;&quot;, &quot;parse-names&quot;: false, &quot;suffix&quot;: &quot;&quot;, &quot;dropping-particle&quot;: &quot;&quot;, &quot;family&quot;: &quot;Jaenisch&quot;, &quot;given&quot;: &quot;Rudolf&quot;}, {&quot;non-dropping-particle&quot;: &quot;&quot;, &quot;parse-names&quot;: false, &quot;suffix&quot;: &quot;&quot;, &quot;dropping-particle&quot;: &quot;&quot;, &quot;family&quot;: &quot;Young&quot;, &quot;given&quot;: &quot;Richard A.&quot;}], &quot;ISBN&quot;: &quot;doi:10.1016/j.stem.2015.11.007&quot;, &quot;page&quot;: &quot;262-275&quot;, &quot;DOI&quot;: &quot;10.1016/j.stem.2015.11.007&quot;, &quot;issue&quot;: &quot;2&quot;, &quot;title&quot;: &quot;3D Chromosome Regulatory Landscape of Human Pluripotent Cells&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N&quot;: &quot;18759777&quot;, &quot;issued&quot;: {&quot;date-parts&quot;: [[&quot;2016&quot;]]}, &quot;publisher&quot;: &quot;Elsevier Inc.&quot;, &quot;PMID&quot;: &quot;26686465&quot;, &quot;id&quot;: &quot;ITEM-1&quot;, &quot;container-title&quot;: &quot;Cell Stem Cell&quot;}, &quot;id&quot;: &quot;ITEM-1&quot;, &quot;uris&quot;: [&quot;http://www.mendeley.com/documents/?uuid=f499df16-2377-4fb4-ab0e-4dd7926d3a0b&quot;]}], &quot;properties&quot;: {&quot;noteIndex&quot;: 0}} RNDg7kW6lQT4L"/>⁠<text:span text:style-name="T116">, cohesin binding at gene regulatory elements </text:span><text:span text:style-name="T120">is often</text:span><text:span text:style-name="T116"> cell-type specific </text:span><text:reference-mark-start text:name="ADDIN CSL_CITATION {&quot;mendeley&quot;: {&quot;previouslyFormattedCitation&quot;: &quot;(Hadjur et al., 2009)&quot;, &quot;plainTextFormattedCitation&quot;: &quot;(Hadjur et al., 2009)&quot;, &quot;formattedCitation&quot;: &quot;(Hadjur et al., 2009)&quot;}, &quot;schema&quot;: &quot;https://github.com/citation-style-language/schema/raw/master/csl-citation.json&quot;, &quot;citationItems&quot;: [{&quot;itemData&quot;: {&quot;volume&quot;: &quot;460&quot;, &quot;type&quot;: &quot;article-journal&quot;, &quot;author&quot;: [{&quot;non-dropping-particle&quot;: &quot;&quot;, &quot;parse-names&quot;: false, &quot;suffix&quot;: &quot;&quot;, &quot;dropping-particle&quot;: &quot;&quot;, &quot;family&quot;: &quot;Hadjur&quot;, &quot;given&quot;: &quot;Suzana&quot;}, {&quot;non-dropping-particle&quot;: &quot;&quot;, &quot;parse-names&quot;: false, &quot;suffix&quot;: &quot;&quot;, &quot;dropping-particle&quot;: &quot;&quot;, &quot;family&quot;: &quot;Williams&quot;, &quot;given&quot;: &quot;Luke M&quot;}, {&quot;non-dropping-particle&quot;: &quot;&quot;, &quot;parse-names&quot;: false, &quot;suffix&quot;: &quot;&quot;, &quot;dropping-particle&quot;: &quot;&quot;, &quot;family&quot;: &quot;Ryan&quot;, &quot;given&quot;: &quot;Natalie K&quot;}, {&quot;non-dropping-particle&quot;: &quot;&quot;, &quot;parse-names&quot;: false, &quot;suffix&quot;: &quot;&quot;, &quot;dropping-particle&quot;: &quot;&quot;, &quot;family&quot;: &quot;Cobb&quot;, &quot;given&quot;: &quot;Bradley S&quot;}, {&quot;non-dropping-particle&quot;: &quot;&quot;, &quot;parse-names&quot;: false, &quot;suffix&quot;: &quot;&quot;, &quot;dropping-particle&quot;: &quot;&quot;, &quot;family&quot;: &quot;Sexton&quot;, &quot;given&quot;: &quot;Tom&quot;}, {&quot;non-dropping-particle&quot;: &quot;&quot;, &quot;parse-names&quot;: false, &quot;suffix&quot;: &quot;&quot;, &quot;dropping-particle&quot;: &quot;&quot;, &quot;family&quot;: &quot;Fraser&quot;, &quot;given&quot;: &quot;Peter&quot;}, {&quot;non-dropping-particle&quot;: &quot;&quot;, &quot;parse-names&quot;: false, &quot;suffix&quot;: &quot;&quot;, &quot;dropping-particle&quot;: &quot;&quot;, &quot;family&quot;: &quot;Fisher&quot;, &quot;given&quot;: &quot;Amanda G&quot;}, {&quot;non-dropping-particle&quot;: &quot;&quot;, &quot;parse-names&quot;: false, &quot;suffix&quot;: &quot;&quot;, &quot;dropping-particle&quot;: &quot;&quot;, &quot;family&quot;: &quot;Merkenschlager&quot;, &quot;given&quot;: &quot;Matthias&quot;}], &quot;ISBN&quot;: &quot;1476-4687 (Electronic)\\r0028-0836 (Linking)&quot;, &quot;page&quot;: &quot;410-413&quot;, &quot;DOI&quot;: &quot;10.1038/nature08079&quot;, &quot;issue&quot;: &quot;7253&quot;, &quot;title&quot;: &quot;Cohesins form chromosomal cis-interactions at the developmentally regulated IFNG locus.&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N&quot;: &quot;0028-0836&quot;, &quot;issued&quot;: {&quot;date-parts&quot;: [[&quot;2009&quot;]]}, &quot;publisher&quot;: &quot;Nature Publishing Group&quot;, &quot;PMID&quot;: &quot;19458616&quot;, &quot;id&quot;: &quot;ITEM-1&quot;, &quot;container-title&quot;: &quot;Nature&quot;}, &quot;id&quot;: &quot;ITEM-1&quot;, &quot;uris&quot;: [&quot;http://www.mendeley.com/documents/?uuid=d8b34f12-c45d-436d-8053-fc852177fbda&quot;]}], &quot;properties&quot;: {&quot;noteIndex&quot;: 0}} RNDBu5w0kPtY8"/><text:span text:style-name="T52">(Hadjur et al., 2009)</text:span><text:reference-mark-end text:name="ADDIN CSL_CITATION {&quot;mendeley&quot;: {&quot;previouslyFormattedCitation&quot;: &quot;(Hadjur et al., 2009)&quot;, &quot;plainTextFormattedCitation&quot;: &quot;(Hadjur et al., 2009)&quot;, &quot;formattedCitation&quot;: &quot;(Hadjur et al., 2009)&quot;}, &quot;schema&quot;: &quot;https://github.com/citation-style-language/schema/raw/master/csl-citation.json&quot;, &quot;citationItems&quot;: [{&quot;itemData&quot;: {&quot;volume&quot;: &quot;460&quot;, &quot;type&quot;: &quot;article-journal&quot;, &quot;author&quot;: [{&quot;non-dropping-particle&quot;: &quot;&quot;, &quot;parse-names&quot;: false, &quot;suffix&quot;: &quot;&quot;, &quot;dropping-particle&quot;: &quot;&quot;, &quot;family&quot;: &quot;Hadjur&quot;, &quot;given&quot;: &quot;Suzana&quot;}, {&quot;non-dropping-particle&quot;: &quot;&quot;, &quot;parse-names&quot;: false, &quot;suffix&quot;: &quot;&quot;, &quot;dropping-particle&quot;: &quot;&quot;, &quot;family&quot;: &quot;Williams&quot;, &quot;given&quot;: &quot;Luke M&quot;}, {&quot;non-dropping-particle&quot;: &quot;&quot;, &quot;parse-names&quot;: false, &quot;suffix&quot;: &quot;&quot;, &quot;dropping-particle&quot;: &quot;&quot;, &quot;family&quot;: &quot;Ryan&quot;, &quot;given&quot;: &quot;Natalie K&quot;}, {&quot;non-dropping-particle&quot;: &quot;&quot;, &quot;parse-names&quot;: false, &quot;suffix&quot;: &quot;&quot;, &quot;dropping-particle&quot;: &quot;&quot;, &quot;family&quot;: &quot;Cobb&quot;, &quot;given&quot;: &quot;Bradley S&quot;}, {&quot;non-dropping-particle&quot;: &quot;&quot;, &quot;parse-names&quot;: false, &quot;suffix&quot;: &quot;&quot;, &quot;dropping-particle&quot;: &quot;&quot;, &quot;family&quot;: &quot;Sexton&quot;, &quot;given&quot;: &quot;Tom&quot;}, {&quot;non-dropping-particle&quot;: &quot;&quot;, &quot;parse-names&quot;: false, &quot;suffix&quot;: &quot;&quot;, &quot;dropping-particle&quot;: &quot;&quot;, &quot;family&quot;: &quot;Fraser&quot;, &quot;given&quot;: &quot;Peter&quot;}, {&quot;non-dropping-particle&quot;: &quot;&quot;, &quot;parse-names&quot;: false, &quot;suffix&quot;: &quot;&quot;, &quot;dropping-particle&quot;: &quot;&quot;, &quot;family&quot;: &quot;Fisher&quot;, &quot;given&quot;: &quot;Amanda G&quot;}, {&quot;non-dropping-particle&quot;: &quot;&quot;, &quot;parse-names&quot;: false, &quot;suffix&quot;: &quot;&quot;, &quot;dropping-particle&quot;: &quot;&quot;, &quot;family&quot;: &quot;Merkenschlager&quot;, &quot;given&quot;: &quot;Matthias&quot;}], &quot;ISBN&quot;: &quot;1476-4687 (Electronic)\\r0028-0836 (Linking)&quot;, &quot;page&quot;: &quot;410-413&quot;, &quot;DOI&quot;: &quot;10.1038/nature08079&quot;, &quot;issue&quot;: &quot;7253&quot;, &quot;title&quot;: &quot;Cohesins form chromosomal cis-interactions at the developmentally regulated IFNG locus.&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N&quot;: &quot;0028-0836&quot;, &quot;issued&quot;: {&quot;date-parts&quot;: [[&quot;2009&quot;]]}, &quot;publisher&quot;: &quot;Nature Publishing Group&quot;, &quot;PMID&quot;: &quot;19458616&quot;, &quot;id&quot;: &quot;ITEM-1&quot;, &quot;container-title&quot;: &quot;Nature&quot;}, &quot;id&quot;: &quot;ITEM-1&quot;, &quot;uris&quot;: [&quot;http://www.mendeley.com/documents/?uuid=d8b34f12-c45d-436d-8053-fc852177fbda&quot;]}], &quot;properties&quot;: {&quot;noteIndex&quot;: 0}} RNDBu5w0kPtY8"/><text:span text:style-name="T116">⁠.</text:span></text:p>
      <text:p text:style-name="P38"/>
      <text:p text:style-name="P65">Chromosomal <text:span text:style-name="T72">contacts</text:span> within TADs, <text:span text:style-name="T121">often seen as looping structures, occur </text:span><text:s/>particularly at TAD boundaries <text:span text:style-name="T121">and</text:span> <text:span text:style-name="T67">are</text:span> <text:span text:style-name="T68">crucial</text:span> for establishing correct <text:s/>interactions between <text:span text:style-name="T121">regulatory elements, such as </text:span>enhancers and promoters <text:reference-mark-start text:name="ADDIN CSL_CITATION {&quot;mendeley&quot;: {&quot;previouslyFormattedCitation&quot;: &quot;(Gorkin et al., 2014)&quot;, &quot;plainTextFormattedCitation&quot;: &quot;(Gorkin et al., 2014)&quot;, &quot;formattedCitation&quot;: &quot;(Gorkin et al., 2014)&quot;}, &quot;schema&quot;: &quot;https://github.com/citation-style-language/schema/raw/master/csl-citation.json&quot;, &quot;citationItems&quot;: [{&quot;itemData&quot;: {&quot;volume&quot;: &quot;14&quot;, &quot;type&quot;: &quot;article-journal&quot;, &quot;author&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Leung&quot;, &quot;given&quot;: &quot;Danny&quot;}, {&quot;non-dropping-particle&quot;: &quot;&quot;, &quot;parse-names&quot;: false, &quot;suffix&quot;: &quot;&quot;, &quot;dropping-particle&quot;: &quot;&quot;, &quot;family&quot;: &quot;Ren&quot;, &quot;given&quot;: &quot;Bing&quot;}], &quot;ISBN&quot;: &quot;1875-9777 (Electronic)&quot;, &quot;page&quot;: &quot;771-775&quot;, &quot;DOI&quot;: &quot;10.1016/j.stem.2014.05.017&quot;, &quot;issue&quot;: &quot;6&quot;, &quot;title&quot;: &quot;The 3D genome in transcriptional regulation and pluripotency&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N&quot;: &quot;18759777&quot;, &quot;issued&quot;: {&quot;date-parts&quot;: [[&quot;2014&quot;]]}, &quot;publisher&quot;: &quot;Elsevier Inc.&quot;, &quot;PMID&quot;: &quot;24905166&quot;, &quot;id&quot;: &quot;ITEM-1&quot;, &quot;container-title&quot;: &quot;Cell Stem Cell&quot;}, &quot;id&quot;: &quot;ITEM-1&quot;, &quot;uris&quot;: [&quot;http://www.mendeley.com/documents/?uuid=94bc05df-726d-4b83-b7d2-220af640c35a&quot;]}], &quot;properties&quot;: {&quot;noteIndex&quot;: 0}} RNDvLIXpMdZNa"/><text:span text:style-name="T46">(Gorkin et al., 2014)</text:span><text:reference-mark-end text:name="ADDIN CSL_CITATION {&quot;mendeley&quot;: {&quot;previouslyFormattedCitation&quot;: &quot;(Gorkin et al., 2014)&quot;, &quot;plainTextFormattedCitation&quot;: &quot;(Gorkin et al., 2014)&quot;, &quot;formattedCitation&quot;: &quot;(Gorkin et al., 2014)&quot;}, &quot;schema&quot;: &quot;https://github.com/citation-style-language/schema/raw/master/csl-citation.json&quot;, &quot;citationItems&quot;: [{&quot;itemData&quot;: {&quot;volume&quot;: &quot;14&quot;, &quot;type&quot;: &quot;article-journal&quot;, &quot;author&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Leung&quot;, &quot;given&quot;: &quot;Danny&quot;}, {&quot;non-dropping-particle&quot;: &quot;&quot;, &quot;parse-names&quot;: false, &quot;suffix&quot;: &quot;&quot;, &quot;dropping-particle&quot;: &quot;&quot;, &quot;family&quot;: &quot;Ren&quot;, &quot;given&quot;: &quot;Bing&quot;}], &quot;ISBN&quot;: &quot;1875-9777 (Electronic)&quot;, &quot;page&quot;: &quot;771-775&quot;, &quot;DOI&quot;: &quot;10.1016/j.stem.2014.05.017&quot;, &quot;issue&quot;: &quot;6&quot;, &quot;title&quot;: &quot;The 3D genome in transcriptional regulation and pluripotency&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N&quot;: &quot;18759777&quot;, &quot;issued&quot;: {&quot;date-parts&quot;: [[&quot;2014&quot;]]}, &quot;publisher&quot;: &quot;Elsevier Inc.&quot;, &quot;PMID&quot;: &quot;24905166&quot;, &quot;id&quot;: &quot;ITEM-1&quot;, &quot;container-title&quot;: &quot;Cell Stem Cell&quot;}, &quot;id&quot;: &quot;ITEM-1&quot;, &quot;uris&quot;: [&quot;http://www.mendeley.com/documents/?uuid=94bc05df-726d-4b83-b7d2-220af640c35a&quot;]}], &quot;properties&quot;: {&quot;noteIndex&quot;: 0}} RNDvLIXpMdZNa"/>⁠. Deletion of TAD boundaries <text:span text:style-name="T68">often disrupts those interactions, resulting in gene misexpression and disease phenotypes </text:span><text:reference-mark-start text:name="ADDIN CSL_CITATION {&quot;mendeley&quot;: {&quot;previouslyFormattedCitation&quot;: &quot;(Lupi\u00e1\u00f1ez, Spielmann, &amp; Mundlos, 2016)&quot;, &quot;plainTextFormattedCitation&quot;: &quot;(Lupi\u00e1\u00f1ez, Spielmann, &amp; Mundlos, 2016)&quot;, &quot;formattedCitation&quot;: &quot;(Lupi\u00e1\u00f1ez, Spielmann, &amp; Mundlos, 2016)&quot;}, &quot;schema&quot;: &quot;https://github.com/citation-style-language/schema/raw/master/csl-citation.json&quot;, &quot;citationItems&quot;: [{&quot;itemData&quot;: {&quot;volume&quot;: &quot;32&quot;, &quot;type&quot;: &quot;article-journal&quot;, &quot;author&quot;: [{&quot;non-dropping-particle&quot;: &quot;&quot;, &quot;parse-names&quot;: false, &quot;suffix&quot;: &quot;&quot;, &quot;dropping-particle&quot;: &quot;&quot;, &quot;family&quot;: &quot;Lupi\u00e1\u00f1ez&quot;, &quot;given&quot;: &quot;Dar\u00edo G.&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Mundlos&quot;, &quot;given&quot;: &quot;Stefan&quot;}], &quot;ISBN&quot;: &quot;0168-9525 (Print)\r0168-9525 (Linking)&quot;, &quot;page&quot;: &quot;225-237&quot;, &quot;DOI&quot;: &quot;10.1016/j.tig.2016.01.003&quot;, &quot;issue&quot;: &quot;4&quot;, &quot;title&quot;: &quot;Breaking TADs: How Alterations of Chromatin Domains Result in Disease&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N&quot;: &quot;13624555&quot;, &quot;issued&quot;: {&quot;date-parts&quot;: [[&quot;2016&quot;]]}, &quot;publisher&quot;: &quot;Elsevier Ltd&quot;, &quot;PMID&quot;: &quot;26862051&quot;, &quot;id&quot;: &quot;ITEM-1&quot;, &quot;container-title&quot;: &quot;Trends in Genetics&quot;}, &quot;id&quot;: &quot;ITEM-1&quot;, &quot;uris&quot;: [&quot;http://www.mendeley.com/documents/?uuid=4c8597a7-f61c-4098-921e-16a949121f95&quot;]}], &quot;properties&quot;: {&quot;noteIndex&quot;: 0}} RNDqIht38uFXO"/><text:span text:style-name="T49">(Lupiáñez, Spielmann, &amp; Mundlos, 2016)</text:span><text:reference-mark-end text:name="ADDIN CSL_CITATION {&quot;mendeley&quot;: {&quot;previouslyFormattedCitation&quot;: &quot;(Lupi\u00e1\u00f1ez, Spielmann, &amp; Mundlos, 2016)&quot;, &quot;plainTextFormattedCitation&quot;: &quot;(Lupi\u00e1\u00f1ez, Spielmann, &amp; Mundlos, 2016)&quot;, &quot;formattedCitation&quot;: &quot;(Lupi\u00e1\u00f1ez, Spielmann, &amp; Mundlos, 2016)&quot;}, &quot;schema&quot;: &quot;https://github.com/citation-style-language/schema/raw/master/csl-citation.json&quot;, &quot;citationItems&quot;: [{&quot;itemData&quot;: {&quot;volume&quot;: &quot;32&quot;, &quot;type&quot;: &quot;article-journal&quot;, &quot;author&quot;: [{&quot;non-dropping-particle&quot;: &quot;&quot;, &quot;parse-names&quot;: false, &quot;suffix&quot;: &quot;&quot;, &quot;dropping-particle&quot;: &quot;&quot;, &quot;family&quot;: &quot;Lupi\u00e1\u00f1ez&quot;, &quot;given&quot;: &quot;Dar\u00edo G.&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Mundlos&quot;, &quot;given&quot;: &quot;Stefan&quot;}], &quot;ISBN&quot;: &quot;0168-9525 (Print)\r0168-9525 (Linking)&quot;, &quot;page&quot;: &quot;225-237&quot;, &quot;DOI&quot;: &quot;10.1016/j.tig.2016.01.003&quot;, &quot;issue&quot;: &quot;4&quot;, &quot;title&quot;: &quot;Breaking TADs: How Alterations of Chromatin Domains Result in Disease&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N&quot;: &quot;13624555&quot;, &quot;issued&quot;: {&quot;date-parts&quot;: [[&quot;2016&quot;]]}, &quot;publisher&quot;: &quot;Elsevier Ltd&quot;, &quot;PMID&quot;: &quot;26862051&quot;, &quot;id&quot;: &quot;ITEM-1&quot;, &quot;container-title&quot;: &quot;Trends in Genetics&quot;}, &quot;id&quot;: &quot;ITEM-1&quot;, &quot;uris&quot;: [&quot;http://www.mendeley.com/documents/?uuid=4c8597a7-f61c-4098-921e-16a949121f95&quot;]}], &quot;properties&quot;: {&quot;noteIndex&quot;: 0}} RNDqIht38uFXO"/><text:span text:style-name="T68">⁠. </text:span>Recently, some lincRNAs <text:span text:style-name="T69">such as Haunt </text:span><text:reference-mark-start text:name="ADDIN CSL_CITATION {&quot;mendeley&quot;: {&quot;previouslyFormattedCitation&quot;: &quot;(Yin et al., 2015)&quot;, &quot;plainTextFormattedCitation&quot;: &quot;(Yin et al., 2015)&quot;, &quot;formattedCitation&quot;: &quot;(Yin et al., 2015)&quot;}, &quot;schema&quot;: &quot;https://github.com/citation-style-language/schema/raw/master/csl-citation.json&quot;, &quot;citationItems&quot;: [{&quot;itemData&quot;: {&quot;volume&quot;: &quot;16&quot;, &quot;type&quot;: &quot;article-journal&quot;, &quot;author&quot;: [{&quot;non-dropping-particle&quot;: &quot;&quot;, &quot;parse-names&quot;: false, &quot;suffix&quot;: &quot;&quot;, &quot;dropping-particle&quot;: &quot;&quot;, &quot;family&quot;: &quot;Yin&quot;, &quot;given&quot;: &quot;Yafei&quot;}, {&quot;non-dropping-particle&quot;: &quot;&quot;, &quot;parse-names&quot;: false, &quot;suffix&quot;: &quot;&quot;, &quot;dropping-particle&quot;: &quot;&quot;, &quot;family&quot;: &quot;Yan&quot;, &quot;given&quot;: &quot;Pixi&quot;}, {&quot;non-dropping-particle&quot;: &quot;&quot;, &quot;parse-names&quot;: false, &quot;suffix&quot;: &quot;&quot;, &quot;dropping-particle&quot;: &quot;&quot;, &quot;family&quot;: &quot;Lu&quot;, &quot;given&quot;: &quot;Jinlong&quot;}, {&quot;non-dropping-particle&quot;: &quot;&quot;, &quot;parse-names&quot;: false, &quot;suffix&quot;: &quot;&quot;, &quot;dropping-particle&quot;: &quot;&quot;, &quot;family&quot;: &quot;Song&quot;, &quot;given&quot;: &quot;Guang&quot;}, {&quot;non-dropping-particle&quot;: &quot;&quot;, &quot;parse-names&quot;: false, &quot;suffix&quot;: &quot;&quot;, &quot;dropping-particle&quot;: &quot;&quot;, &quot;family&quot;: &quot;Zhu&quot;, &quot;given&quot;: &quot;Yangyang&quot;}, {&quot;non-dropping-particle&quot;: &quot;&quot;, &quot;parse-names&quot;: false, &quot;suffix&quot;: &quot;&quot;, &quot;dropping-particle&quot;: &quot;&quot;, &quot;family&quot;: &quot;Li&quot;, &quot;given&quot;: &quot;Zhaohui&quot;}, {&quot;non-dropping-particle&quot;: &quot;&quot;, &quot;parse-names&quot;: false, &quot;suffix&quot;: &quot;&quot;, &quot;dropping-particle&quot;: &quot;&quot;, &quot;family&quot;: &quot;Zhao&quot;, &quot;given&quot;: &quot;Yi&quot;}, {&quot;non-dropping-particle&quot;: &quot;&quot;, &quot;parse-names&quot;: false, &quot;suffix&quot;: &quot;&quot;, &quot;dropping-particle&quot;: &quot;&quot;, &quot;family&quot;: &quot;Shen&quot;, &quot;given&quot;: &quot;Bin&quot;}, {&quot;non-dropping-particle&quot;: &quot;&quot;, &quot;parse-names&quot;: false, &quot;suffix&quot;: &quot;&quot;, &quot;dropping-particle&quot;: &quot;&quot;, &quot;family&quot;: &quot;Huang&quot;, &quot;given&quot;: &quot;Xingxu&quot;}, {&quot;non-dropping-particle&quot;: &quot;&quot;, &quot;parse-names&quot;: false, &quot;suffix&quot;: &quot;&quot;, &quot;dropping-particle&quot;: &quot;&quot;, &quot;family&quot;: &quot;Zhu&quot;, &quot;given&quot;: &quot;Heng&quot;}, {&quot;non-dropping-particle&quot;: &quot;&quot;, &quot;parse-names&quot;: false, &quot;suffix&quot;: &quot;&quot;, &quot;dropping-particle&quot;: &quot;&quot;, &quot;family&quot;: &quot;Orkin&quot;, &quot;given&quot;: &quot;Stuart H.&quot;}, {&quot;non-dropping-particle&quot;: &quot;&quot;, &quot;parse-names&quot;: false, &quot;suffix&quot;: &quot;&quot;, &quot;dropping-particle&quot;: &quot;&quot;, &quot;family&quot;: &quot;Shen&quot;, &quot;given&quot;: &quot;Xiaohua&quot;}], &quot;ISBN&quot;: &quot;1875-9777 (Electronic)&quot;, &quot;page&quot;: &quot;504-516&quot;, &quot;DOI&quot;: &quot;10.1016/j.stem.2015.03.007&quot;, &quot;issue&quot;: &quot;5&quot;, &quot;title&quot;: &quot;Opposing roles for the lncRNA haunt and its genomic locus in regulating HOXA gene activation during embryonic stem cell differentiation&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N&quot;: &quot;18759777&quot;, &quot;issued&quot;: {&quot;date-parts&quot;: [[&quot;2015&quot;]]}, &quot;publisher&quot;: &quot;Elsevier Inc.&quot;, &quot;PMID&quot;: &quot;25891907&quot;, &quot;id&quot;: &quot;ITEM-1&quot;, &quot;container-title&quot;: &quot;Cell Stem Cell&quot;}, &quot;id&quot;: &quot;ITEM-1&quot;, &quot;uris&quot;: [&quot;http://www.mendeley.com/documents/?uuid=fdfc24eb-dae8-4c73-95b6-0b87427be4d7&quot;]}], &quot;properties&quot;: {&quot;noteIndex&quot;: 0}} RND3fXpnyJKqv"/><text:span text:style-name="T53">(Yin et al., 2015)</text:span><text:reference-mark-end text:name="ADDIN CSL_CITATION {&quot;mendeley&quot;: {&quot;previouslyFormattedCitation&quot;: &quot;(Yin et al., 2015)&quot;, &quot;plainTextFormattedCitation&quot;: &quot;(Yin et al., 2015)&quot;, &quot;formattedCitation&quot;: &quot;(Yin et al., 2015)&quot;}, &quot;schema&quot;: &quot;https://github.com/citation-style-language/schema/raw/master/csl-citation.json&quot;, &quot;citationItems&quot;: [{&quot;itemData&quot;: {&quot;volume&quot;: &quot;16&quot;, &quot;type&quot;: &quot;article-journal&quot;, &quot;author&quot;: [{&quot;non-dropping-particle&quot;: &quot;&quot;, &quot;parse-names&quot;: false, &quot;suffix&quot;: &quot;&quot;, &quot;dropping-particle&quot;: &quot;&quot;, &quot;family&quot;: &quot;Yin&quot;, &quot;given&quot;: &quot;Yafei&quot;}, {&quot;non-dropping-particle&quot;: &quot;&quot;, &quot;parse-names&quot;: false, &quot;suffix&quot;: &quot;&quot;, &quot;dropping-particle&quot;: &quot;&quot;, &quot;family&quot;: &quot;Yan&quot;, &quot;given&quot;: &quot;Pixi&quot;}, {&quot;non-dropping-particle&quot;: &quot;&quot;, &quot;parse-names&quot;: false, &quot;suffix&quot;: &quot;&quot;, &quot;dropping-particle&quot;: &quot;&quot;, &quot;family&quot;: &quot;Lu&quot;, &quot;given&quot;: &quot;Jinlong&quot;}, {&quot;non-dropping-particle&quot;: &quot;&quot;, &quot;parse-names&quot;: false, &quot;suffix&quot;: &quot;&quot;, &quot;dropping-particle&quot;: &quot;&quot;, &quot;family&quot;: &quot;Song&quot;, &quot;given&quot;: &quot;Guang&quot;}, {&quot;non-dropping-particle&quot;: &quot;&quot;, &quot;parse-names&quot;: false, &quot;suffix&quot;: &quot;&quot;, &quot;dropping-particle&quot;: &quot;&quot;, &quot;family&quot;: &quot;Zhu&quot;, &quot;given&quot;: &quot;Yangyang&quot;}, {&quot;non-dropping-particle&quot;: &quot;&quot;, &quot;parse-names&quot;: false, &quot;suffix&quot;: &quot;&quot;, &quot;dropping-particle&quot;: &quot;&quot;, &quot;family&quot;: &quot;Li&quot;, &quot;given&quot;: &quot;Zhaohui&quot;}, {&quot;non-dropping-particle&quot;: &quot;&quot;, &quot;parse-names&quot;: false, &quot;suffix&quot;: &quot;&quot;, &quot;dropping-particle&quot;: &quot;&quot;, &quot;family&quot;: &quot;Zhao&quot;, &quot;given&quot;: &quot;Yi&quot;}, {&quot;non-dropping-particle&quot;: &quot;&quot;, &quot;parse-names&quot;: false, &quot;suffix&quot;: &quot;&quot;, &quot;dropping-particle&quot;: &quot;&quot;, &quot;family&quot;: &quot;Shen&quot;, &quot;given&quot;: &quot;Bin&quot;}, {&quot;non-dropping-particle&quot;: &quot;&quot;, &quot;parse-names&quot;: false, &quot;suffix&quot;: &quot;&quot;, &quot;dropping-particle&quot;: &quot;&quot;, &quot;family&quot;: &quot;Huang&quot;, &quot;given&quot;: &quot;Xingxu&quot;}, {&quot;non-dropping-particle&quot;: &quot;&quot;, &quot;parse-names&quot;: false, &quot;suffix&quot;: &quot;&quot;, &quot;dropping-particle&quot;: &quot;&quot;, &quot;family&quot;: &quot;Zhu&quot;, &quot;given&quot;: &quot;Heng&quot;}, {&quot;non-dropping-particle&quot;: &quot;&quot;, &quot;parse-names&quot;: false, &quot;suffix&quot;: &quot;&quot;, &quot;dropping-particle&quot;: &quot;&quot;, &quot;family&quot;: &quot;Orkin&quot;, &quot;given&quot;: &quot;Stuart H.&quot;}, {&quot;non-dropping-particle&quot;: &quot;&quot;, &quot;parse-names&quot;: false, &quot;suffix&quot;: &quot;&quot;, &quot;dropping-particle&quot;: &quot;&quot;, &quot;family&quot;: &quot;Shen&quot;, &quot;given&quot;: &quot;Xiaohua&quot;}], &quot;ISBN&quot;: &quot;1875-9777 (Electronic)&quot;, &quot;page&quot;: &quot;504-516&quot;, &quot;DOI&quot;: &quot;10.1016/j.stem.2015.03.007&quot;, &quot;issue&quot;: &quot;5&quot;, &quot;title&quot;: &quot;Opposing roles for the lncRNA haunt and its genomic locus in regulating HOXA gene activation during embryonic stem cell differentiation&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N&quot;: &quot;18759777&quot;, &quot;issued&quot;: {&quot;date-parts&quot;: [[&quot;2015&quot;]]}, &quot;publisher&quot;: &quot;Elsevier Inc.&quot;, &quot;PMID&quot;: &quot;25891907&quot;, &quot;id&quot;: &quot;ITEM-1&quot;, &quot;container-title&quot;: &quot;Cell Stem Cell&quot;}, &quot;id&quot;: &quot;ITEM-1&quot;, &quot;uris&quot;: [&quot;http://www.mendeley.com/documents/?uuid=fdfc24eb-dae8-4c73-95b6-0b87427be4d7&quot;]}], &quot;properties&quot;: {&quot;noteIndex&quot;: 0}} RND3fXpnyJKqv"/><text:span text:style-name="T69">⁠ or Firre </text:span><text:reference-mark-start text:name="ADDIN CSL_CITATION {&quot;mendeley&quot;: {&quot;previouslyFormattedCitation&quot;: &quot;(Engreitz et al., 2016)&quot;, &quot;plainTextFormattedCitation&quot;: &quot;(Engreitz et al., 2016)&quot;, &quot;formattedCitation&quot;: &quot;(Engreitz et al., 2016)&quot;}, &quot;schema&quot;: &quot;https://github.com/citation-style-language/schema/raw/master/csl-citation.json&quot;, &quot;citationItems&quot;: [{&quot;itemData&quot;: {&quot;volume&quot;: &quot;17&quot;, &quot;type&quot;: &quot;article-journal&quot;, &quot;author&quot;: [{&quot;non-dropping-particle&quot;: &quot;&quot;, &quot;parse-names&quot;: false, &quot;suffix&quot;: &quot;&quot;, &quot;dropping-particle&quot;: &quot;&quot;, &quot;family&quot;: &quot;Engreitz&quot;, &quot;given&quot;: &quot;Jesse M.&quot;}, {&quot;non-dropping-particle&quot;: &quot;&quot;, &quot;parse-names&quot;: false, &quot;suffix&quot;: &quot;&quot;, &quot;dropping-particle&quot;: &quot;&quot;, &quot;family&quot;: &quot;Ollikainen&quot;, &quot;given&quot;: &quot;Noah&quot;}, {&quot;non-dropping-particle&quot;: &quot;&quot;, &quot;parse-names&quot;: false, &quot;suffix&quot;: &quot;&quot;, &quot;dropping-particle&quot;: &quot;&quot;, &quot;family&quot;: &quot;Guttman&quot;, &quot;given&quot;: &quot;Mitchell&quot;}], &quot;publisher&quot;: &quot;Nature Publishing Group&quot;, &quot;DOI&quot;: &quot;10.1038/nrm.2016.126&quot;, &quot;issue&quot;: &quot;12&quot;, &quot;title&quot;: &quot;Long non-coding RNAs: spatial amplifiers that control nuclear structure and gene expression&quot;, &quot;ISSN&quot;: &quot;1471-0072&quot;, &quot;id&quot;: &quot;ITEM-1&quot;, &quot;page&quot;: &quot;756-770&quot;, &quot;PMID&quot;: &quot;27780979&quot;, &quot;issued&quot;: {&quot;date-parts&quot;: [[&quot;2016&quot;]]}, &quot;container-title&quot;: &quot;Nature Reviews Molecular Cell Biology&quot;}, &quot;id&quot;: &quot;ITEM-1&quot;, &quot;uris&quot;: [&quot;http://www.mendeley.com/documents/?uuid=dea99785-3ff5-4d82-8299-e7604d71d714&quot;]}], &quot;properties&quot;: {&quot;noteIndex&quot;: 0}} RNDPoIYPPDZfT"/><text:span text:style-name="T53">(Engreitz et al., 2016)</text:span><text:reference-mark-end text:name="ADDIN CSL_CITATION {&quot;mendeley&quot;: {&quot;previouslyFormattedCitation&quot;: &quot;(Engreitz et al., 2016)&quot;, &quot;plainTextFormattedCitation&quot;: &quot;(Engreitz et al., 2016)&quot;, &quot;formattedCitation&quot;: &quot;(Engreitz et al., 2016)&quot;}, &quot;schema&quot;: &quot;https://github.com/citation-style-language/schema/raw/master/csl-citation.json&quot;, &quot;citationItems&quot;: [{&quot;itemData&quot;: {&quot;volume&quot;: &quot;17&quot;, &quot;type&quot;: &quot;article-journal&quot;, &quot;author&quot;: [{&quot;non-dropping-particle&quot;: &quot;&quot;, &quot;parse-names&quot;: false, &quot;suffix&quot;: &quot;&quot;, &quot;dropping-particle&quot;: &quot;&quot;, &quot;family&quot;: &quot;Engreitz&quot;, &quot;given&quot;: &quot;Jesse M.&quot;}, {&quot;non-dropping-particle&quot;: &quot;&quot;, &quot;parse-names&quot;: false, &quot;suffix&quot;: &quot;&quot;, &quot;dropping-particle&quot;: &quot;&quot;, &quot;family&quot;: &quot;Ollikainen&quot;, &quot;given&quot;: &quot;Noah&quot;}, {&quot;non-dropping-particle&quot;: &quot;&quot;, &quot;parse-names&quot;: false, &quot;suffix&quot;: &quot;&quot;, &quot;dropping-particle&quot;: &quot;&quot;, &quot;family&quot;: &quot;Guttman&quot;, &quot;given&quot;: &quot;Mitchell&quot;}], &quot;publisher&quot;: &quot;Nature Publishing Group&quot;, &quot;DOI&quot;: &quot;10.1038/nrm.2016.126&quot;, &quot;issue&quot;: &quot;12&quot;, &quot;title&quot;: &quot;Long non-coding RNAs: spatial amplifiers that control nuclear structure and gene expression&quot;, &quot;ISSN&quot;: &quot;1471-0072&quot;, &quot;id&quot;: &quot;ITEM-1&quot;, &quot;page&quot;: &quot;756-770&quot;, &quot;PMID&quot;: &quot;27780979&quot;, &quot;issued&quot;: {&quot;date-parts&quot;: [[&quot;2016&quot;]]}, &quot;container-title&quot;: &quot;Nature Reviews Molecular Cell Biology&quot;}, &quot;id&quot;: &quot;ITEM-1&quot;, &quot;uris&quot;: [&quot;http://www.mendeley.com/documents/?uuid=dea99785-3ff5-4d82-8299-e7604d71d714&quot;]}], &quot;properties&quot;: {&quot;noteIndex&quot;: 0}} RNDPoIYPPDZfT"/><text:span text:style-name="T117">⁠</text:span><text:span text:style-name="T69">, </text:span>were reported to promote intra- <text:span text:style-name="T123">or inter</text:span>chromosomal interactions, <text:span text:style-name="T70">either</text:span> by forming promoter-enhancer looping, or by regulating chromatin structural organization⁠. <text:span text:style-name="T71">Furthermore, lincRNAs associated with human traits have also been shown to have enhancer-associated </text:span><text:soft-page-break/><text:span text:style-name="T40">cis</text:span><text:span text:style-name="T71">-regulatory roles and their loci are correlated with a higher density of DNA contact within TADs in a human lymphoblastoid cell line (LCL) (Tan et al, 2016, under revision). It has been shown that most active enhancers are transcribed, generating noncoding transcript products, including lincRNAs </text:span><text:reference-mark-start text:name="ADDIN CSL_CITATION {&quot;mendeley&quot;: {&quot;previouslyFormattedCitation&quot;: &quot;(Guil &amp; Esteller, 2012)&quot;, &quot;plainTextFormattedCitation&quot;: &quot;(Guil &amp; Esteller, 2012)&quot;, &quot;formattedCitation&quot;: &quot;(Guil &amp; Esteller, 2012)&quot;}, &quot;schema&quot;: &quot;https://github.com/citation-style-language/schema/raw/master/csl-citation.json&quot;, &quot;citationItems&quot;: [{&quot;itemData&quot;: {&quot;volume&quot;: &quot;19&quot;, &quot;type&quot;: &quot;article-journal&quot;, &quot;author&quot;: [{&quot;non-dropping-particle&quot;: &quot;&quot;, &quot;parse-names&quot;: false, &quot;suffix&quot;: &quot;&quot;, &quot;dropping-particle&quot;: &quot;&quot;, &quot;family&quot;: &quot;Guil&quot;, &quot;given&quot;: &quot;S\u00f2nia&quot;}, {&quot;non-dropping-particle&quot;: &quot;&quot;, &quot;parse-names&quot;: false, &quot;suffix&quot;: &quot;&quot;, &quot;dropping-particle&quot;: &quot;&quot;, &quot;family&quot;: &quot;Esteller&quot;, &quot;given&quot;: &quot;Manel&quot;}], &quot;ISBN&quot;: &quot;1545-9985 (Electronic)\\r1545-9985 (Linking)&quot;, &quot;publisher&quot;: &quot;Nature Publishing Group&quot;, &quot;DOI&quot;: &quot;10.1038/nsmb.2428&quot;, &quot;issue&quot;: &quot;11&quot;, &quot;title&quot;: &quot;Cis-acting noncoding RNAs: friends and foes&quot;, &quot;ISSN&quot;: &quot;1545-9993&quot;, &quot;issued&quot;: {&quot;date-parts&quot;: [[&quot;2012&quot;]]}, &quot;page&quot;: &quot;1068-1075&quot;, &quot;PMID&quot;: &quot;23132386&quot;, &quot;id&quot;: &quot;ITEM-1&quot;, &quot;container-title&quot;: &quot;Nature Structural &amp; Molecular Biology&quot;}, &quot;id&quot;: &quot;ITEM-1&quot;, &quot;uris&quot;: [&quot;http://www.mendeley.com/documents/?uuid=58ffe2d4-274d-4bc4-a9e5-8a66fd3a8378&quot;]}], &quot;properties&quot;: {&quot;noteIndex&quot;: 0}} RNDseQzkncOvR"/><text:span text:style-name="T54">(Guil &amp; Esteller, 2012)</text:span><text:reference-mark-end text:name="ADDIN CSL_CITATION {&quot;mendeley&quot;: {&quot;previouslyFormattedCitation&quot;: &quot;(Guil &amp; Esteller, 2012)&quot;, &quot;plainTextFormattedCitation&quot;: &quot;(Guil &amp; Esteller, 2012)&quot;, &quot;formattedCitation&quot;: &quot;(Guil &amp; Esteller, 2012)&quot;}, &quot;schema&quot;: &quot;https://github.com/citation-style-language/schema/raw/master/csl-citation.json&quot;, &quot;citationItems&quot;: [{&quot;itemData&quot;: {&quot;volume&quot;: &quot;19&quot;, &quot;type&quot;: &quot;article-journal&quot;, &quot;author&quot;: [{&quot;non-dropping-particle&quot;: &quot;&quot;, &quot;parse-names&quot;: false, &quot;suffix&quot;: &quot;&quot;, &quot;dropping-particle&quot;: &quot;&quot;, &quot;family&quot;: &quot;Guil&quot;, &quot;given&quot;: &quot;S\u00f2nia&quot;}, {&quot;non-dropping-particle&quot;: &quot;&quot;, &quot;parse-names&quot;: false, &quot;suffix&quot;: &quot;&quot;, &quot;dropping-particle&quot;: &quot;&quot;, &quot;family&quot;: &quot;Esteller&quot;, &quot;given&quot;: &quot;Manel&quot;}], &quot;ISBN&quot;: &quot;1545-9985 (Electronic)\\r1545-9985 (Linking)&quot;, &quot;publisher&quot;: &quot;Nature Publishing Group&quot;, &quot;DOI&quot;: &quot;10.1038/nsmb.2428&quot;, &quot;issue&quot;: &quot;11&quot;, &quot;title&quot;: &quot;Cis-acting noncoding RNAs: friends and foes&quot;, &quot;ISSN&quot;: &quot;1545-9993&quot;, &quot;issued&quot;: {&quot;date-parts&quot;: [[&quot;2012&quot;]]}, &quot;page&quot;: &quot;1068-1075&quot;, &quot;PMID&quot;: &quot;23132386&quot;, &quot;id&quot;: &quot;ITEM-1&quot;, &quot;container-title&quot;: &quot;Nature Structural &amp; Molecular Biology&quot;}, &quot;id&quot;: &quot;ITEM-1&quot;, &quot;uris&quot;: [&quot;http://www.mendeley.com/documents/?uuid=58ffe2d4-274d-4bc4-a9e5-8a66fd3a8378&quot;]}], &quot;properties&quot;: {&quot;noteIndex&quot;: 0}} RNDseQzkncOvR"/><text:span text:style-name="T71">⁠</text:span><text:span text:style-name="T118">. </text:span><text:span text:style-name="T119">This</text:span><text:span text:style-name="T71"> raises the question whether lincRNAs with enhancer-like activities (elincRNAs) contribute to gene regulation and the organization of these dynamic chromosomal structures. Those elincRNAs will therefore be the focus of my analysis.</text:span></text:p>
      <text:p text:style-name="P41"/>
      <text:p text:style-name="P40"><text:span text:style-name="T78">Unlike most enhancer-associated noncoding RNAs, which are often transcribed bidirectionally and then rapidly degraded </text:span><text:reference-mark-start text:name="ADDIN CSL_CITATION {&quot;mendeley&quot;: {&quot;previouslyFormattedCitation&quot;: &quot;(Darrow &amp; Chadwick, 2013)&quot;, &quot;plainTextFormattedCitation&quot;: &quot;(Darrow &amp; Chadwick, 2013)&quot;, &quot;formattedCitation&quot;: &quot;(Darrow &amp; Chadwick, 2013)&quot;}, &quot;schema&quot;: &quot;https://github.com/citation-style-language/schema/raw/master/csl-citation.json&quot;, &quot;citationItems&quot;: [{&quot;itemData&quot;: {&quot;volume&quot;: &quot;21&quot;, &quot;type&quot;: &quot;article-journal&quot;, &quot;ISSN&quot;: &quot;1573-6849&quot;, &quot;author&quot;: [{&quot;non-dropping-particle&quot;: &quot;&quot;, &quot;parse-names&quot;: false, &quot;suffix&quot;: &quot;&quot;, &quot;dropping-particle&quot;: &quot;&quot;, &quot;family&quot;: &quot;Darrow&quot;, &quot;given&quot;: &quot;Emily M&quot;}, {&quot;non-dropping-particle&quot;: &quot;&quot;, &quot;parse-names&quot;: false, &quot;suffix&quot;: &quot;&quot;, &quot;dropping-particle&quot;: &quot;&quot;, &quot;family&quot;: &quot;Chadwick&quot;, &quot;given&quot;: &quot;Brian P&quot;}], &quot;page&quot;: &quot;713-724&quot;, &quot;DOI&quot;: &quot;10.1007/s10577-013-9384-6&quot;, &quot;issue&quot;: &quot;6&quot;, &quot;title&quot;: &quot;Boosting transcription by transcription: enhancer-associated transcripts&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genre&quot;: &quot;article&quot;, &quot;id&quot;: &quot;ITEM-1&quot;, &quot;issued&quot;: {&quot;date-parts&quot;: [[&quot;2013&quot;]]}, &quot;container-title&quot;: &quot;Chromosome Research&quot;}, &quot;id&quot;: &quot;ITEM-1&quot;, &quot;uris&quot;: [&quot;http://www.mendeley.com/documents/?uuid=3b0f4c3e-d9e2-42b1-8a69-606ba3a9531f&quot;]}], &quot;properties&quot;: {&quot;noteIndex&quot;: 0}} RND2O1sjsLchH"/><text:span text:style-name="T51">(Darrow &amp; Chadwick, 2013)</text:span><text:reference-mark-end text:name="ADDIN CSL_CITATION {&quot;mendeley&quot;: {&quot;previouslyFormattedCitation&quot;: &quot;(Darrow &amp; Chadwick, 2013)&quot;, &quot;plainTextFormattedCitation&quot;: &quot;(Darrow &amp; Chadwick, 2013)&quot;, &quot;formattedCitation&quot;: &quot;(Darrow &amp; Chadwick, 2013)&quot;}, &quot;schema&quot;: &quot;https://github.com/citation-style-language/schema/raw/master/csl-citation.json&quot;, &quot;citationItems&quot;: [{&quot;itemData&quot;: {&quot;volume&quot;: &quot;21&quot;, &quot;type&quot;: &quot;article-journal&quot;, &quot;ISSN&quot;: &quot;1573-6849&quot;, &quot;author&quot;: [{&quot;non-dropping-particle&quot;: &quot;&quot;, &quot;parse-names&quot;: false, &quot;suffix&quot;: &quot;&quot;, &quot;dropping-particle&quot;: &quot;&quot;, &quot;family&quot;: &quot;Darrow&quot;, &quot;given&quot;: &quot;Emily M&quot;}, {&quot;non-dropping-particle&quot;: &quot;&quot;, &quot;parse-names&quot;: false, &quot;suffix&quot;: &quot;&quot;, &quot;dropping-particle&quot;: &quot;&quot;, &quot;family&quot;: &quot;Chadwick&quot;, &quot;given&quot;: &quot;Brian P&quot;}], &quot;page&quot;: &quot;713-724&quot;, &quot;DOI&quot;: &quot;10.1007/s10577-013-9384-6&quot;, &quot;issue&quot;: &quot;6&quot;, &quot;title&quot;: &quot;Boosting transcription by transcription: enhancer-associated transcripts&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genre&quot;: &quot;article&quot;, &quot;id&quot;: &quot;ITEM-1&quot;, &quot;issued&quot;: {&quot;date-parts&quot;: [[&quot;2013&quot;]]}, &quot;container-title&quot;: &quot;Chromosome Research&quot;}, &quot;id&quot;: &quot;ITEM-1&quot;, &quot;uris&quot;: [&quot;http://www.mendeley.com/documents/?uuid=3b0f4c3e-d9e2-42b1-8a69-606ba3a9531f&quot;]}], &quot;properties&quot;: {&quot;noteIndex&quot;: 0}} RND2O1sjsLchH"/><text:span text:style-name="T78">⁠, elincRNAs are transcribed preferentially in one direction </text:span><text:reference-mark-start text:name="ADDIN CSL_CITATION {&quot;mendeley&quot;: {&quot;previouslyFormattedCitation&quot;: &quot;(Marques et al., 2013)&quot;, &quot;plainTextFormattedCitation&quot;: &quot;(Marques et al., 2013)&quot;, &quot;formattedCitation&quot;: &quot;(Marques et al., 2013)&quot;}, &quot;schema&quot;: &quot;https://github.com/citation-style-language/schema/raw/master/csl-citation.json&quot;, &quot;citationItems&quot;: [{&quot;itemData&quot;: {&quot;volume&quot;: &quot;14&quot;, &quot;type&quot;: &quot;article-journal&quot;, &quot;author&quot;: [{&quot;non-dropping-particle&quot;: &quot;&quot;, &quot;parse-names&quot;: false, &quot;suffix&quot;: &quot;&quot;, &quot;dropping-particle&quot;: &quot;&quot;, &quot;family&quot;: &quot;Marques&quot;, &quot;given&quot;: &quot;Ana C&quot;}, {&quot;non-dropping-particle&quot;: &quot;&quot;, &quot;parse-names&quot;: false, &quot;suffix&quot;: &quot;&quot;, &quot;dropping-particle&quot;: &quot;&quot;, &quot;family&quot;: &quot;Hughes&quot;, &quot;given&quot;: &quot;Jim&quot;}, {&quot;non-dropping-particle&quot;: &quot;&quot;, &quot;parse-names&quot;: false, &quot;suffix&quot;: &quot;&quot;, &quot;dropping-particle&quot;: &quot;&quot;, &quot;family&quot;: &quot;Graham&quot;, &quot;given&quot;: &quot;Bryony&quot;}, {&quot;non-dropping-particle&quot;: &quot;&quot;, &quot;parse-names&quot;: false, &quot;suffix&quot;: &quot;&quot;, &quot;dropping-particle&quot;: &quot;&quot;, &quot;family&quot;: &quot;Kowalczyk&quot;, &quot;given&quot;: &quot;Monika S&quot;}, {&quot;non-dropping-particle&quot;: &quot;&quot;, &quot;parse-names&quot;: false, &quot;suffix&quot;: &quot;&quot;, &quot;dropping-particle&quot;: &quot;&quot;, &quot;family&quot;: &quot;Higgs&quot;, &quot;given&quot;: &quot;Doug R&quot;}, {&quot;non-dropping-particle&quot;: &quot;&quot;, &quot;parse-names&quot;: false, &quot;suffix&quot;: &quot;&quot;, &quot;dropping-particle&quot;: &quot;&quot;, &quot;family&quot;: &quot;Ponting&quot;, &quot;given&quot;: &quot;Chris P&quot;}], &quot;ISBN&quot;: &quot;1465-6914 (Electronic) 1465-6906 (Linking)&quot;, &quot;page&quot;: &quot;R131&quot;, &quot;DOI&quot;: &quot;10.1186/gb-2013-14-11-r131&quot;, &quot;issue&quot;: &quot;11&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issued&quot;: {&quot;date-parts&quot;: [[&quot;2013&quot;]]}, &quot;PMID&quot;: &quot;24289259&quot;, &quot;id&quot;: &quot;ITEM-1&quot;, &quot;container-title&quot;: &quot;Genome Biology&quot;}, &quot;id&quot;: &quot;ITEM-1&quot;, &quot;uris&quot;: [&quot;http://www.mendeley.com/documents/?uuid=560b6eb4-a838-4c9b-8888-d67f988237b5&quot;]}], &quot;properties&quot;: {&quot;noteIndex&quot;: 0}} RNDbjqklXUxHR"/><text:span text:style-name="T51">(Marques et al., 2013)</text:span><text:reference-mark-end text:name="ADDIN CSL_CITATION {&quot;mendeley&quot;: {&quot;previouslyFormattedCitation&quot;: &quot;(Marques et al., 2013)&quot;, &quot;plainTextFormattedCitation&quot;: &quot;(Marques et al., 2013)&quot;, &quot;formattedCitation&quot;: &quot;(Marques et al., 2013)&quot;}, &quot;schema&quot;: &quot;https://github.com/citation-style-language/schema/raw/master/csl-citation.json&quot;, &quot;citationItems&quot;: [{&quot;itemData&quot;: {&quot;volume&quot;: &quot;14&quot;, &quot;type&quot;: &quot;article-journal&quot;, &quot;author&quot;: [{&quot;non-dropping-particle&quot;: &quot;&quot;, &quot;parse-names&quot;: false, &quot;suffix&quot;: &quot;&quot;, &quot;dropping-particle&quot;: &quot;&quot;, &quot;family&quot;: &quot;Marques&quot;, &quot;given&quot;: &quot;Ana C&quot;}, {&quot;non-dropping-particle&quot;: &quot;&quot;, &quot;parse-names&quot;: false, &quot;suffix&quot;: &quot;&quot;, &quot;dropping-particle&quot;: &quot;&quot;, &quot;family&quot;: &quot;Hughes&quot;, &quot;given&quot;: &quot;Jim&quot;}, {&quot;non-dropping-particle&quot;: &quot;&quot;, &quot;parse-names&quot;: false, &quot;suffix&quot;: &quot;&quot;, &quot;dropping-particle&quot;: &quot;&quot;, &quot;family&quot;: &quot;Graham&quot;, &quot;given&quot;: &quot;Bryony&quot;}, {&quot;non-dropping-particle&quot;: &quot;&quot;, &quot;parse-names&quot;: false, &quot;suffix&quot;: &quot;&quot;, &quot;dropping-particle&quot;: &quot;&quot;, &quot;family&quot;: &quot;Kowalczyk&quot;, &quot;given&quot;: &quot;Monika S&quot;}, {&quot;non-dropping-particle&quot;: &quot;&quot;, &quot;parse-names&quot;: false, &quot;suffix&quot;: &quot;&quot;, &quot;dropping-particle&quot;: &quot;&quot;, &quot;family&quot;: &quot;Higgs&quot;, &quot;given&quot;: &quot;Doug R&quot;}, {&quot;non-dropping-particle&quot;: &quot;&quot;, &quot;parse-names&quot;: false, &quot;suffix&quot;: &quot;&quot;, &quot;dropping-particle&quot;: &quot;&quot;, &quot;family&quot;: &quot;Ponting&quot;, &quot;given&quot;: &quot;Chris P&quot;}], &quot;ISBN&quot;: &quot;1465-6914 (Electronic) 1465-6906 (Linking)&quot;, &quot;page&quot;: &quot;R131&quot;, &quot;DOI&quot;: &quot;10.1186/gb-2013-14-11-r131&quot;, &quot;issue&quot;: &quot;11&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issued&quot;: {&quot;date-parts&quot;: [[&quot;2013&quot;]]}, &quot;PMID&quot;: &quot;24289259&quot;, &quot;id&quot;: &quot;ITEM-1&quot;, &quot;container-title&quot;: &quot;Genome Biology&quot;}, &quot;id&quot;: &quot;ITEM-1&quot;, &quot;uris&quot;: [&quot;http://www.mendeley.com/documents/?uuid=560b6eb4-a838-4c9b-8888-d67f988237b5&quot;]}], &quot;properties&quot;: {&quot;noteIndex&quot;: 0}} RNDbjqklXUxHR"/><text:span text:style-name="T78">⁠ and are thereby likely good candidates to study the involvement of lincRNAs in the regulation of gene-enhancer interactions within chromatin domains. There are already a few functionally characterized elincRNAs, such as HOTTIP, that have been shown to act as a link between chromatin interactions and transcription </text:span><text:reference-mark-start text:name="ADDIN CSL_CITATION {&quot;mendeley&quot;: {&quot;plainTextFormattedCitation&quot;: &quot;(Wang et al., 2011)&quot;, &quot;formattedCitation&quot;: &quot;(Wang et al., 2011)&quot;}, &quot;schema&quot;: &quot;https://github.com/citation-style-language/schema/raw/master/csl-citation.json&quot;, &quot;citationItems&quot;: [{&quot;itemData&quot;: {&quot;volume&quot;: &quot;472&quot;, &quot;type&quot;: &quot;article-journal&quot;, &quot;author&quot;: [{&quot;non-dropping-particle&quot;: &quot;&quot;, &quot;parse-names&quot;: false, &quot;suffix&quot;: &quot;&quot;, &quot;dropping-particle&quot;: &quot;&quot;, &quot;family&quot;: &quot;Wang&quot;, &quot;given&quot;: &quot;Kevin C&quot;}, {&quot;non-dropping-particle&quot;: &quot;&quot;, &quot;parse-names&quot;: false, &quot;suffix&quot;: &quot;&quot;, &quot;dropping-particle&quot;: &quot;&quot;, &quot;family&quot;: &quot;Yang&quot;, &quot;given&quot;: &quot;Yul W&quot;}, {&quot;non-dropping-particle&quot;: &quot;&quot;, &quot;parse-names&quot;: false, &quot;suffix&quot;: &quot;&quot;, &quot;dropping-particle&quot;: &quot;&quot;, &quot;family&quot;: &quot;Liu&quot;, &quot;given&quot;: &quot;Bo&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Corces-Zimmerman&quot;, &quot;given&quot;: &quot;Ryan&quot;}, {&quot;non-dropping-particle&quot;: &quot;&quot;, &quot;parse-names&quot;: false, &quot;suffix&quot;: &quot;&quot;, &quot;dropping-particle&quot;: &quot;&quot;, &quot;family&quot;: &quot;Chen&quot;, &quot;given&quot;: &quot;Yong&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Protacio&quot;, &quot;given&quot;: &quot;Angeline&quot;}, {&quot;non-dropping-particle&quot;: &quot;&quot;, &quot;parse-names&quot;: false, &quot;suffix&quot;: &quot;&quot;, &quot;dropping-particle&quot;: &quot;&quot;, &quot;family&quot;: &quot;Flynn&quot;, &quot;given&quot;: &quot;Ryan A&quot;}, {&quot;non-dropping-particle&quot;: &quot;&quot;, &quot;parse-names&quot;: false, &quot;suffix&quot;: &quot;&quot;, &quot;dropping-particle&quot;: &quot;&quot;, &quot;family&quot;: &quot;Gupta&quot;, &quot;given&quot;: &quot;Rajnish A&quot;}, {&quot;non-dropping-particle&quot;: &quot;&quot;, &quot;parse-names&quot;: false, &quot;suffix&quot;: &quot;&quot;, &quot;dropping-particle&quot;: &quot;&quot;, &quot;family&quot;: &quot;Wysocka&quot;, &quot;given&quot;: &quot;Joanna&quot;}, {&quot;non-dropping-particle&quot;: &quot;&quot;, &quot;parse-names&quot;: false, &quot;suffix&quot;: &quot;&quot;, &quot;dropping-particle&quot;: &quot;&quot;, &quot;family&quot;: &quot;Lei&quot;, &quot;given&quot;: &quot;Ming&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Helms&quot;, &quot;given&quot;: &quot;Jill A&quot;}, {&quot;non-dropping-particle&quot;: &quot;&quot;, &quot;parse-names&quot;: false, &quot;suffix&quot;: &quot;&quot;, &quot;dropping-particle&quot;: &quot;&quot;, &quot;family&quot;: &quot;Chang&quot;, &quot;given&quot;: &quot;Howard Y&quot;}], &quot;ISBN&quot;: &quot;1476-4687 (Electronic)\\n0028-0836 (Linking)&quot;, &quot;page&quot;: &quot;120-4&quot;, &quot;DOI&quot;: &quot;10.1038/nature09819&quot;, &quot;issue&quot;: &quot;7341&quot;, &quot;title&quot;: &quot;A long noncoding RNA maintains active chromatin to coordinate homeotic gene expression.&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N&quot;: &quot;1476-4687&quot;, &quot;issued&quot;: {&quot;date-parts&quot;: [[&quot;2011&quot;]]}, &quot;publisher&quot;: &quot;Nature Publishing Group&quot;, &quot;PMID&quot;: &quot;21423168&quot;, &quot;id&quot;: &quot;ITEM-1&quot;, &quot;container-title&quot;: &quot;Nature&quot;}, &quot;id&quot;: &quot;ITEM-1&quot;, &quot;uris&quot;: [&quot;http://www.mendeley.com/documents/?uuid=a6e07402-167d-407a-9f7e-1b2e4ab7aaac&quot;]}], &quot;properties&quot;: {&quot;noteIndex&quot;: 0}} RNDsK1wlCaw1F"/><text:span text:style-name="T51">(Wang et al., 2011)</text:span><text:reference-mark-end text:name="ADDIN CSL_CITATION {&quot;mendeley&quot;: {&quot;plainTextFormattedCitation&quot;: &quot;(Wang et al., 2011)&quot;, &quot;formattedCitation&quot;: &quot;(Wang et al., 2011)&quot;}, &quot;schema&quot;: &quot;https://github.com/citation-style-language/schema/raw/master/csl-citation.json&quot;, &quot;citationItems&quot;: [{&quot;itemData&quot;: {&quot;volume&quot;: &quot;472&quot;, &quot;type&quot;: &quot;article-journal&quot;, &quot;author&quot;: [{&quot;non-dropping-particle&quot;: &quot;&quot;, &quot;parse-names&quot;: false, &quot;suffix&quot;: &quot;&quot;, &quot;dropping-particle&quot;: &quot;&quot;, &quot;family&quot;: &quot;Wang&quot;, &quot;given&quot;: &quot;Kevin C&quot;}, {&quot;non-dropping-particle&quot;: &quot;&quot;, &quot;parse-names&quot;: false, &quot;suffix&quot;: &quot;&quot;, &quot;dropping-particle&quot;: &quot;&quot;, &quot;family&quot;: &quot;Yang&quot;, &quot;given&quot;: &quot;Yul W&quot;}, {&quot;non-dropping-particle&quot;: &quot;&quot;, &quot;parse-names&quot;: false, &quot;suffix&quot;: &quot;&quot;, &quot;dropping-particle&quot;: &quot;&quot;, &quot;family&quot;: &quot;Liu&quot;, &quot;given&quot;: &quot;Bo&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Corces-Zimmerman&quot;, &quot;given&quot;: &quot;Ryan&quot;}, {&quot;non-dropping-particle&quot;: &quot;&quot;, &quot;parse-names&quot;: false, &quot;suffix&quot;: &quot;&quot;, &quot;dropping-particle&quot;: &quot;&quot;, &quot;family&quot;: &quot;Chen&quot;, &quot;given&quot;: &quot;Yong&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Protacio&quot;, &quot;given&quot;: &quot;Angeline&quot;}, {&quot;non-dropping-particle&quot;: &quot;&quot;, &quot;parse-names&quot;: false, &quot;suffix&quot;: &quot;&quot;, &quot;dropping-particle&quot;: &quot;&quot;, &quot;family&quot;: &quot;Flynn&quot;, &quot;given&quot;: &quot;Ryan A&quot;}, {&quot;non-dropping-particle&quot;: &quot;&quot;, &quot;parse-names&quot;: false, &quot;suffix&quot;: &quot;&quot;, &quot;dropping-particle&quot;: &quot;&quot;, &quot;family&quot;: &quot;Gupta&quot;, &quot;given&quot;: &quot;Rajnish A&quot;}, {&quot;non-dropping-particle&quot;: &quot;&quot;, &quot;parse-names&quot;: false, &quot;suffix&quot;: &quot;&quot;, &quot;dropping-particle&quot;: &quot;&quot;, &quot;family&quot;: &quot;Wysocka&quot;, &quot;given&quot;: &quot;Joanna&quot;}, {&quot;non-dropping-particle&quot;: &quot;&quot;, &quot;parse-names&quot;: false, &quot;suffix&quot;: &quot;&quot;, &quot;dropping-particle&quot;: &quot;&quot;, &quot;family&quot;: &quot;Lei&quot;, &quot;given&quot;: &quot;Ming&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Helms&quot;, &quot;given&quot;: &quot;Jill A&quot;}, {&quot;non-dropping-particle&quot;: &quot;&quot;, &quot;parse-names&quot;: false, &quot;suffix&quot;: &quot;&quot;, &quot;dropping-particle&quot;: &quot;&quot;, &quot;family&quot;: &quot;Chang&quot;, &quot;given&quot;: &quot;Howard Y&quot;}], &quot;ISBN&quot;: &quot;1476-4687 (Electronic)\\n0028-0836 (Linking)&quot;, &quot;page&quot;: &quot;120-4&quot;, &quot;DOI&quot;: &quot;10.1038/nature09819&quot;, &quot;issue&quot;: &quot;7341&quot;, &quot;title&quot;: &quot;A long noncoding RNA maintains active chromatin to coordinate homeotic gene expression.&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N&quot;: &quot;1476-4687&quot;, &quot;issued&quot;: {&quot;date-parts&quot;: [[&quot;2011&quot;]]}, &quot;publisher&quot;: &quot;Nature Publishing Group&quot;, &quot;PMID&quot;: &quot;21423168&quot;, &quot;id&quot;: &quot;ITEM-1&quot;, &quot;container-title&quot;: &quot;Nature&quot;}, &quot;id&quot;: &quot;ITEM-1&quot;, &quot;uris&quot;: [&quot;http://www.mendeley.com/documents/?uuid=a6e07402-167d-407a-9f7e-1b2e4ab7aaac&quot;]}], &quot;properties&quot;: {&quot;noteIndex&quot;: 0}} RNDsK1wlCaw1F"/><text:span text:style-name="T78">⁠. In this example, pre-established chromosomal looping is required for the nascent HOTTIP transcript to recruit the histone modifying complex <text:s/>WDR5-MLL1 to the the HOXA gene cluster, thus maintaining its active transcription.</text:span></text:p>
      <text:p text:style-name="P40"/>
      <text:p text:style-name="P64">Using various bioinformatics tools to analyze publicly available multi-omics data from the ENCODE project, I investigated the molecular properties of elincRNAs, their enrichment in different regulatory elements and their association with the amount of DNA-DNA interactions to examine their roles in gene regulation within topological domains in human LCLs. My analysis shows elincRNAs are associated with high density of chromosomal contacts within TADs and are significantly enriched in <text:span text:style-name="T124">loop anchors where promoter-enhancer interactions occur, </text:span>cohesin and CTCF binding sites, supporting the idea that they may contribute to gene regulation by <text:span text:style-name="T125">establishing contacts between regulatory elements and </text:span>modulating chromosomal organization.</text:p>
      <text:p text:style-name="P2"/>
      <text:p text:style-name="P1"/>
      <text:p text:style-name="P3"><text:span text:style-name="T64">2</text:span>. Results</text:p>
      <text:p text:style-name="P9"/>
      <text:p text:style-name="P20"><text:span text:style-name="T83">L</text:span>incRNAs were divided into 3 categories based on overlap with enhancer and promoter elements <text:span text:style-name="T24">(</text:span><text:span text:style-name="T27">T</text:span><text:span text:style-name="T24">able 1)</text:span><text:span text:style-name="T2">.</text:span><text:span text:style-name="T24"> </text:span><text:span text:style-name="T5">See material and methods for more details on the overlap procedure</text:span>. <text:span text:style-name="T83">The expression of elincRNAs should be driven by enhancers since neither the region upstream of the genes nor their body contains any promoter. In this study, I focus on the elincRNAs, as it was shown that trait-relevant lincRNAs tend to be associated with enhancer activity (Tan et al, 2016, under revision). </text:span></text:p>
      <text:p text:style-name="P21"/>
      <text:p text:style-name="Standard"/>
      <text:p text:style-name="P15">Expression levels</text:p>
      <text:p text:style-name="Standard"/>
      <text:p text:style-name="P44"><text:span text:style-name="T7">Enhancer RNAs in general are known to have </text:span><text:span text:style-name="T15">relatively </text:span><text:span text:style-name="T7">low </text:span><text:span text:style-name="T14">transcript abundance</text:span><text:span text:style-name="T16">s</text:span><text:span text:style-name="T14"> as they tend to be rapidly degraded by the exosome </text:span><text:reference-mark-start text:name="ADDIN CSL_CITATION {&quot;mendeley&quot;: {&quot;previouslyFormattedCitation&quot;: &quot;(Lam, Li, Rosenfeld, &amp; Glass, 2014)&quot;, &quot;plainTextFormattedCitation&quot;: &quot;(Lam, Li, Rosenfeld, &amp; Glass, 2014)&quot;, &quot;formattedCitation&quot;: &quot;(Lam, Li, Rosenfeld, &amp; Glass, 2014)&quot;}, &quot;schema&quot;: &quot;https://github.com/citation-style-language/schema/raw/master/csl-citation.json&quot;, &quot;citationItems&quot;: [{&quot;itemData&quot;: {&quot;volume&quot;: &quot;39&quot;, &quot;type&quot;: &quot;article-journal&quot;, &quot;author&quot;: [{&quot;non-dropping-particle&quot;: &quot;&quot;, &quot;parse-names&quot;: false, &quot;suffix&quot;: &quot;&quot;, &quot;dropping-particle&quot;: &quot;&quot;, &quot;family&quot;: &quot;Lam&quot;, &quot;given&quot;: &quot;Michael T Y&quot;}, {&quot;non-dropping-particle&quot;: &quot;&quot;, &quot;parse-names&quot;: false, &quot;suffix&quot;: &quot;&quot;, &quot;dropping-particle&quot;: &quot;&quot;, &quot;family&quot;: &quot;Li&quot;, &quot;given&quot;: &quot;Wenbo&quot;}, {&quot;non-dropping-particle&quot;: &quot;&quot;, &quot;parse-names&quot;: false, &quot;suffix&quot;: &quot;&quot;, &quot;dropping-particle&quot;: &quot;&quot;, &quot;family&quot;: &quot;Rosenfeld&quot;, &quot;given&quot;: &quot;Michael G.&quot;}, {&quot;non-dropping-particle&quot;: &quot;&quot;, &quot;parse-names&quot;: false, &quot;suffix&quot;: &quot;&quot;, &quot;dropping-particle&quot;: &quot;&quot;, &quot;family&quot;: &quot;Glass&quot;, &quot;given&quot;: &quot;Christopher K.&quot;}], &quot;ISBN&quot;: &quot;0968-0004 (Electronic)\\r0968-0004 (Linking)&quot;, &quot;page&quot;: &quot;170-182&quot;, &quot;DOI&quot;: &quot;10.1016/j.tibs.2014.02.007&quot;, &quot;issue&quot;: &quot;4&quot;, &quot;title&quot;: &quot;Enhancer RNAs and regulated transcriptional programs&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N&quot;: &quot;09680004&quot;, &quot;issued&quot;: {&quot;date-parts&quot;: [[&quot;2014&quot;]]}, &quot;publisher&quot;: &quot;Elsevier Ltd&quot;, &quot;PMID&quot;: &quot;24674738&quot;, &quot;id&quot;: &quot;ITEM-1&quot;, &quot;container-title&quot;: &quot;Trends in Biochemical Sciences&quot;}, &quot;id&quot;: &quot;ITEM-1&quot;, &quot;uris&quot;: [&quot;http://www.mendeley.com/documents/?uuid=457b57cf-77e7-4614-9331-bf8cf1dd7c7d&quot;]}], &quot;properties&quot;: {&quot;noteIndex&quot;: 0}} RNDo6jzrXW5zr"/><text:span text:style-name="T22">(Lam, Li, Rosenfeld, &amp; Glass, 2014)</text:span><text:reference-mark-end text:name="ADDIN CSL_CITATION {&quot;mendeley&quot;: {&quot;previouslyFormattedCitation&quot;: &quot;(Lam, Li, Rosenfeld, &amp; Glass, 2014)&quot;, &quot;plainTextFormattedCitation&quot;: &quot;(Lam, Li, Rosenfeld, &amp; Glass, 2014)&quot;, &quot;formattedCitation&quot;: &quot;(Lam, Li, Rosenfeld, &amp; Glass, 2014)&quot;}, &quot;schema&quot;: &quot;https://github.com/citation-style-language/schema/raw/master/csl-citation.json&quot;, &quot;citationItems&quot;: [{&quot;itemData&quot;: {&quot;volume&quot;: &quot;39&quot;, &quot;type&quot;: &quot;article-journal&quot;, &quot;author&quot;: [{&quot;non-dropping-particle&quot;: &quot;&quot;, &quot;parse-names&quot;: false, &quot;suffix&quot;: &quot;&quot;, &quot;dropping-particle&quot;: &quot;&quot;, &quot;family&quot;: &quot;Lam&quot;, &quot;given&quot;: &quot;Michael T Y&quot;}, {&quot;non-dropping-particle&quot;: &quot;&quot;, &quot;parse-names&quot;: false, &quot;suffix&quot;: &quot;&quot;, &quot;dropping-particle&quot;: &quot;&quot;, &quot;family&quot;: &quot;Li&quot;, &quot;given&quot;: &quot;Wenbo&quot;}, {&quot;non-dropping-particle&quot;: &quot;&quot;, &quot;parse-names&quot;: false, &quot;suffix&quot;: &quot;&quot;, &quot;dropping-particle&quot;: &quot;&quot;, &quot;family&quot;: &quot;Rosenfeld&quot;, &quot;given&quot;: &quot;Michael G.&quot;}, {&quot;non-dropping-particle&quot;: &quot;&quot;, &quot;parse-names&quot;: false, &quot;suffix&quot;: &quot;&quot;, &quot;dropping-particle&quot;: &quot;&quot;, &quot;family&quot;: &quot;Glass&quot;, &quot;given&quot;: &quot;Christopher K.&quot;}], &quot;ISBN&quot;: &quot;0968-0004 (Electronic)\\r0968-0004 (Linking)&quot;, &quot;page&quot;: &quot;170-182&quot;, &quot;DOI&quot;: &quot;10.1016/j.tibs.2014.02.007&quot;, &quot;issue&quot;: &quot;4&quot;, &quot;title&quot;: &quot;Enhancer RNAs and regulated transcriptional programs&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N&quot;: &quot;09680004&quot;, &quot;issued&quot;: {&quot;date-parts&quot;: [[&quot;2014&quot;]]}, &quot;publisher&quot;: &quot;Elsevier Ltd&quot;, &quot;PMID&quot;: &quot;24674738&quot;, &quot;id&quot;: &quot;ITEM-1&quot;, &quot;container-title&quot;: &quot;Trends in Biochemical Sciences&quot;}, &quot;id&quot;: &quot;ITEM-1&quot;, &quot;uris&quot;: [&quot;http://www.mendeley.com/documents/?uuid=457b57cf-77e7-4614-9331-bf8cf1dd7c7d&quot;]}], &quot;properties&quot;: {&quot;noteIndex&quot;: 0}} RNDo6jzrXW5zr"/><text:span text:style-name="T14">⁠</text:span><text:span text:style-name="T7">. I first tested if that is the case for my set of elincRNA </text:span><text:soft-page-break/><text:span text:style-name="T7">compared to other lincRNAs and protein-coding genes </text:span><text:span text:style-name="T26">(</text:span><text:span text:style-name="T28">Figure 1</text:span><text:span text:style-name="T26">).</text:span><text:span text:style-name="T3"> </text:span><text:span text:style-name="T7">There was no significant difference between the expression levels of elincRNAs and other lincRNAs (</text:span><text:span text:style-name="T13">two-tailed Mann-Whitney test</text:span><text:span text:style-name="T7">, p=0.258) in GM12878. However, when comparing the expression of the same sets of genes, </text:span><text:span text:style-name="T8">elincRNAs had significantly lower expression levels </text:span><text:span text:style-name="T9">than other lincRNAs </text:span><text:span text:style-name="T7">in two other cell lines (</text:span><text:span text:style-name="T29">Figure 2</text:span><text:span text:style-name="T7">). </text:span><text:span text:style-name="T4"><text:s/></text:span><text:span text:style-name="T38">These results suggest that the expression levels of elincRNA are generally lower, but very dependent on the cell line</text:span><text:span text:style-name="T6">.</text:span></text:p>
      <text:p text:style-name="P46"/>
      <text:p text:style-name="P16"><text:span text:style-name="T6">C</text:span><text:span text:style-name="T2">onservation</text:span></text:p>
      <text:p text:style-name="P45"><text:span text:style-name="T2"><text:line-break/>ElincRNAs are less conserved than both other lincRNAs and protein coding genes (</text:span><text:span text:style-name="T24">Figure 3</text:span><text:span text:style-name="T2">). These </text:span><text:span text:style-name="T11">differences</text:span><text:span text:style-name="T2"> are consistent both when looking at conservation in mammals, or in primates. </text:span><text:span text:style-name="T10">Again, these </text:span><text:span text:style-name="T12">observations</text:span><text:span text:style-name="T10"> concur with previous findings </text:span><text:span text:style-name="T12">in mice </text:span><text:reference-mark-start text:name="ADDIN CSL_CITATION {&quot;mendeley&quot;: {&quot;previouslyFormattedCitation&quot;: &quot;(Marques et al., 2013)&quot;, &quot;plainTextFormattedCitation&quot;: &quot;(Marques et al., 2013)&quot;, &quot;manualFormatting&quot;: &quot;(Marques et al., 2013) showing that elincRNAs are almost under neutral evolution&quot;, &quot;formattedCitation&quot;: &quot;(Marques et al., 2013)&quot;}, &quot;schema&quot;: &quot;https://github.com/citation-style-language/schema/raw/master/csl-citation.json&quot;, &quot;citationItems&quot;: [{&quot;itemData&quot;: {&quot;volume&quot;: &quot;14&quot;, &quot;type&quot;: &quot;article-journal&quot;, &quot;author&quot;: [{&quot;non-dropping-particle&quot;: &quot;&quot;, &quot;parse-names&quot;: false, &quot;suffix&quot;: &quot;&quot;, &quot;dropping-particle&quot;: &quot;&quot;, &quot;family&quot;: &quot;Marques&quot;, &quot;given&quot;: &quot;Ana C&quot;}, {&quot;non-dropping-particle&quot;: &quot;&quot;, &quot;parse-names&quot;: false, &quot;suffix&quot;: &quot;&quot;, &quot;dropping-particle&quot;: &quot;&quot;, &quot;family&quot;: &quot;Hughes&quot;, &quot;given&quot;: &quot;Jim&quot;}, {&quot;non-dropping-particle&quot;: &quot;&quot;, &quot;parse-names&quot;: false, &quot;suffix&quot;: &quot;&quot;, &quot;dropping-particle&quot;: &quot;&quot;, &quot;family&quot;: &quot;Graham&quot;, &quot;given&quot;: &quot;Bryony&quot;}, {&quot;non-dropping-particle&quot;: &quot;&quot;, &quot;parse-names&quot;: false, &quot;suffix&quot;: &quot;&quot;, &quot;dropping-particle&quot;: &quot;&quot;, &quot;family&quot;: &quot;Kowalczyk&quot;, &quot;given&quot;: &quot;Monika S&quot;}, {&quot;non-dropping-particle&quot;: &quot;&quot;, &quot;parse-names&quot;: false, &quot;suffix&quot;: &quot;&quot;, &quot;dropping-particle&quot;: &quot;&quot;, &quot;family&quot;: &quot;Higgs&quot;, &quot;given&quot;: &quot;Doug R&quot;}, {&quot;non-dropping-particle&quot;: &quot;&quot;, &quot;parse-names&quot;: false, &quot;suffix&quot;: &quot;&quot;, &quot;dropping-particle&quot;: &quot;&quot;, &quot;family&quot;: &quot;Ponting&quot;, &quot;given&quot;: &quot;Chris P&quot;}], &quot;ISBN&quot;: &quot;1465-6914 (Electronic) 1465-6906 (Linking)&quot;, &quot;page&quot;: &quot;R131&quot;, &quot;DOI&quot;: &quot;10.1186/gb-2013-14-11-r131&quot;, &quot;issue&quot;: &quot;11&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issued&quot;: {&quot;date-parts&quot;: [[&quot;2013&quot;]]}, &quot;PMID&quot;: &quot;24289259&quot;, &quot;id&quot;: &quot;ITEM-1&quot;, &quot;container-title&quot;: &quot;Genome Biology&quot;}, &quot;id&quot;: &quot;ITEM-1&quot;, &quot;uris&quot;: [&quot;http://www.mendeley.com/documents/?uuid=560b6eb4-a838-4c9b-8888-d67f988237b5&quot;]}], &quot;properties&quot;: {&quot;noteIndex&quot;: 0}} RNDCBv6ouTZZp"/><text:span text:style-name="T20">(Marques et al., 2013) showing that elincRNAs are almost under neutral evolution</text:span><text:reference-mark-end text:name="ADDIN CSL_CITATION {&quot;mendeley&quot;: {&quot;previouslyFormattedCitation&quot;: &quot;(Marques et al., 2013)&quot;, &quot;plainTextFormattedCitation&quot;: &quot;(Marques et al., 2013)&quot;, &quot;manualFormatting&quot;: &quot;(Marques et al., 2013) showing that elincRNAs are almost under neutral evolution&quot;, &quot;formattedCitation&quot;: &quot;(Marques et al., 2013)&quot;}, &quot;schema&quot;: &quot;https://github.com/citation-style-language/schema/raw/master/csl-citation.json&quot;, &quot;citationItems&quot;: [{&quot;itemData&quot;: {&quot;volume&quot;: &quot;14&quot;, &quot;type&quot;: &quot;article-journal&quot;, &quot;author&quot;: [{&quot;non-dropping-particle&quot;: &quot;&quot;, &quot;parse-names&quot;: false, &quot;suffix&quot;: &quot;&quot;, &quot;dropping-particle&quot;: &quot;&quot;, &quot;family&quot;: &quot;Marques&quot;, &quot;given&quot;: &quot;Ana C&quot;}, {&quot;non-dropping-particle&quot;: &quot;&quot;, &quot;parse-names&quot;: false, &quot;suffix&quot;: &quot;&quot;, &quot;dropping-particle&quot;: &quot;&quot;, &quot;family&quot;: &quot;Hughes&quot;, &quot;given&quot;: &quot;Jim&quot;}, {&quot;non-dropping-particle&quot;: &quot;&quot;, &quot;parse-names&quot;: false, &quot;suffix&quot;: &quot;&quot;, &quot;dropping-particle&quot;: &quot;&quot;, &quot;family&quot;: &quot;Graham&quot;, &quot;given&quot;: &quot;Bryony&quot;}, {&quot;non-dropping-particle&quot;: &quot;&quot;, &quot;parse-names&quot;: false, &quot;suffix&quot;: &quot;&quot;, &quot;dropping-particle&quot;: &quot;&quot;, &quot;family&quot;: &quot;Kowalczyk&quot;, &quot;given&quot;: &quot;Monika S&quot;}, {&quot;non-dropping-particle&quot;: &quot;&quot;, &quot;parse-names&quot;: false, &quot;suffix&quot;: &quot;&quot;, &quot;dropping-particle&quot;: &quot;&quot;, &quot;family&quot;: &quot;Higgs&quot;, &quot;given&quot;: &quot;Doug R&quot;}, {&quot;non-dropping-particle&quot;: &quot;&quot;, &quot;parse-names&quot;: false, &quot;suffix&quot;: &quot;&quot;, &quot;dropping-particle&quot;: &quot;&quot;, &quot;family&quot;: &quot;Ponting&quot;, &quot;given&quot;: &quot;Chris P&quot;}], &quot;ISBN&quot;: &quot;1465-6914 (Electronic) 1465-6906 (Linking)&quot;, &quot;page&quot;: &quot;R131&quot;, &quot;DOI&quot;: &quot;10.1186/gb-2013-14-11-r131&quot;, &quot;issue&quot;: &quot;11&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N&quot;: &quot;1465-6914&quot;, &quot;issued&quot;: {&quot;date-parts&quot;: [[&quot;2013&quot;]]}, &quot;PMID&quot;: &quot;24289259&quot;, &quot;id&quot;: &quot;ITEM-1&quot;, &quot;container-title&quot;: &quot;Genome Biology&quot;}, &quot;id&quot;: &quot;ITEM-1&quot;, &quot;uris&quot;: [&quot;http://www.mendeley.com/documents/?uuid=560b6eb4-a838-4c9b-8888-d67f988237b5&quot;]}], &quot;properties&quot;: {&quot;noteIndex&quot;: 0}} RNDCBv6ouTZZp"/><text:span text:style-name="T17">.</text:span><text:span text:style-name="T18"> Th</text:span><text:span text:style-name="T20">is </text:span><text:span text:style-name="T21">lower selective constraint</text:span><text:span text:style-name="T20"> </text:span><text:span text:style-name="T18">also suggests that </text:span><text:span text:style-name="T19">similar sets of genes will tend to be enhancer associated in different cell lines.</text:span></text:p>
      <text:p text:style-name="P10"/>
      <text:p text:style-name="P14">Enrichment at TAD boundaries</text:p>
      <text:p text:style-name="P14"/>
      <text:p text:style-name="P29">There was no direct signal for enrichment of elincRNAs <text:span text:style-name="T91">promoter regions </text:span>at TAD boundaries<text:span text:style-name="T92">(</text:span><text:span text:style-name="T30">Figure 4</text:span><text:span text:style-name="T92">)</text:span>, however the promoter regions <text:span text:style-name="T84">of elincRNAs were found to be enriched at anchors. Those anchors are themselves enriched at TAD boundaries (1.74 fold, q&lt;0.001). The lack of direct signal for enrichment at TAD boundaries may be a consequence of the method used to defined them. Notably, I restricted boundaries to the inside of TADs, therefore genes that are close to a TAD, but outside the border are not detected. </text:span></text:p>
      <text:p text:style-name="P29"/>
      <text:p text:style-name="P30">Testing for enrichment of elincRNAs and other lincRNAs promoter regions through TADs divided into 10 bins does not reveal any enrichment near boundaries either (<text:span text:style-name="T42">Figure 5</text:span>). Surprisingly, we observe a sudden depletion (0.37 fold, q=0.06) of elincRNAs in the middle of TADs (bin number 5). <text:span text:style-name="T41">However, none of these results are significants and therefore, one should not try to draw conclusions from these.</text:span></text:p>
      <text:p text:style-name="P24"/>
      <text:p text:style-name="P23"/>
      <text:p text:style-name="P12">Architectural proteins binding sites</text:p>
      <text:p text:style-name="P22"/>
      <text:p text:style-name="P26">CTCF and cohesin are often called architectural or insulator proteins, as they are <text:span text:style-name="T63">thought to prevent TADs from interacting with each other while increasing interactions within TADs. Enrichment tests for the binding sites of these proteins in elincRNAs revealed that CTCF, SMC3 and RAD21 binding sites were all highly enriched in elincRNA promoter regions (5.2-7.1 fold, q&lt;0.001) but only slighly enriched in other lincRNAs (1.1-1.3 fold, q= 0.04-0.30) (</text:span><text:span text:style-name="T31">Figure 6</text:span><text:span text:style-name="T63">).</text:span></text:p>
      <text:p text:style-name="P26"/>
      <text:p text:style-name="P27">Most binding sites for CTCF and cohesin overlap in the genome (<text:span text:style-name="T24">Figure </text:span><text:span text:style-name="T32">7</text:span><text:span text:style-name="T95">) </text:span>and to determine <text:span text:style-name="T96">if the enrichment of CTCF binding sites is a consequence of the overlap with cohesin binding sites, I performed enrichment tests for CTCF and cohesin exclusive binding sites (</text:span><text:span text:style-name="T33">Figure 8</text:span><text:span text:style-name="T96">). The difference in fold enrichment for </text:span><text:soft-page-break/><text:span text:style-name="T96">cohesin binding sites in elincRNAs compared to other lincRNAs much stronger when looking at exclusive binding sites, while it decreased for CTCF. </text:span></text:p>
      <text:p text:style-name="P25"/>
      <text:p text:style-name="P10"/>
      <text:p text:style-name="P11">DNA-DNA contacts</text:p>
      <text:p text:style-name="P11"/>
      <text:p text:style-name="P34"><text:span text:style-name="T104">Since enhancer associated RNAs are thought to be involved in chromosome looping, To investigate wether elincRNAs are associated with a higher amount of DNA-DNA contact,</text:span> <text:span text:style-name="T105">I computed </text:span>the average amount contact per 5kb in the corresponding TAD <text:span text:style-name="T105">for each gene </text:span>(see material and methods for details). <text:span text:style-name="T106">I find that elincRNAs are associated with TADs presenting higher amounts of contacts across 3 different cell lines, but not in the 4</text:span><text:span text:style-name="T107">th</text:span><text:span text:style-name="T106">. The strength of this association seems to be very cell line-dependent, but always in the same direction. Interestingly, the amount of contact vary dramatically across cell lines. </text:span></text:p>
      <text:p text:style-name="P28"/>
      <text:p text:style-name="P28"/>
      <text:p text:style-name="P28"/>
      <text:p text:style-name="P28"/>
      <text:p text:style-name="P28"/>
      <text:p text:style-name="P28"/>
      <text:p text:style-name="P31">3. Figures and tables</text:p>
      <text:p text:style-name="P32"/>
      <text:p text:style-name="P60"/>
      <table:table table:name="Table1" table:style-name="Table1">
        <table:table-column table:style-name="Table1.A"/>
        <table:table-column table:style-name="Table1.B"/>
        <table:table-column table:style-name="Table1.C"/>
        <table:table-row>
          <table:table-cell table:style-name="Table1.A1" office:value-type="string">
            <text:p text:style-name="P53">Name</text:p>
          </table:table-cell>
          <table:table-cell table:style-name="Table1.A1" office:value-type="string">
            <text:p text:style-name="P53">Overlap <text:span text:style-name="T62">status</text:span></text:p>
          </table:table-cell>
          <table:table-cell table:style-name="Table1.C1" office:value-type="string">
            <text:p text:style-name="P54">N. lincRNA</text:p>
          </table:table-cell>
        </table:table-row>
        <table:table-row>
          <table:table-cell table:style-name="Table1.A3" office:value-type="string">
            <text:p text:style-name="P55">e<text:span text:style-name="T90">linc</text:span></text:p>
          </table:table-cell>
          <table:table-cell table:style-name="Table1.B2" office:value-type="string">
            <text:p text:style-name="P53">Overlaps enhancer only.</text:p>
          </table:table-cell>
          <table:table-cell table:style-name="Table1.C2" office:value-type="string">
            <text:p text:style-name="P56">236</text:p>
          </table:table-cell>
        </table:table-row>
        <table:table-row>
          <table:table-cell table:style-name="Table1.A3" office:value-type="string">
            <text:p text:style-name="P53">p<text:span text:style-name="T90">linc</text:span></text:p>
          </table:table-cell>
          <table:table-cell table:style-name="Table1.B3" office:value-type="string">
            <text:p text:style-name="P53">Overlaps promoter only</text:p>
          </table:table-cell>
          <table:table-cell table:style-name="Table1.C3" office:value-type="string">
            <text:p text:style-name="P56">480</text:p>
          </table:table-cell>
        </table:table-row>
        <table:table-row>
          <table:table-cell table:style-name="Table1.A4" office:value-type="string">
            <text:p text:style-name="P57">other</text:p>
          </table:table-cell>
          <table:table-cell table:style-name="Table1.B4" office:value-type="string">
            <text:p text:style-name="P53">Overlap<text:span text:style-name="T61">s</text:span> neither promoters, nor enhancers</text:p>
          </table:table-cell>
          <table:table-cell table:style-name="Table1.C4" office:value-type="string">
            <text:p text:style-name="P56">1756</text:p>
          </table:table-cell>
        </table:table-row>
      </table:table>
      <text:p text:style-name="P32"/>
      <text:p text:style-name="P58"><text:line-break/>Figure <text:sequence text:ref-name="refFigure0" text:name="Figure" text:formula="ooow:Figure+1" style:num-format="1">1</text:sequence>: Expression of elincRNAs <text:span text:style-name="T88">compared with other lincRNA and protein-coding genes (PCG). Numbers on the boxes are median values.</text:span> other lin<text:span text:style-name="T80">c</text:span>RNAs. <text:span text:style-name="T85">Two-tailed Mann-Whitney test, ***P&lt;0.001</text:span></text:p>
      <text:p text:style-name="P58"/>
      <text:p text:style-name="P58">Figure <text:sequence text:ref-name="refFigure1" text:name="Figure" text:formula="ooow:Figure+1" style:num-format="1">2</text:sequence>: <text:span text:style-name="T89">Expression of elincRNAs compared with other lincRNAs and PCG in different cell lines. Sets of genes are the same in all comparisons</text:span>. <text:span text:style-name="T85">Two-tailed Mann-Whitney test, ***P&lt;0.001</text:span></text:p>
      <text:p text:style-name="P58"/>
      <text:p text:style-name="P58">Figure <text:sequence text:ref-name="refFigure2" text:name="Figure" text:formula="ooow:Figure+1" style:num-format="1">3</text:sequence>: Sequence conservation of elincRNAs is significantly lower than other lincRNAs and protein coding genes. The green horizontal line represents the <text:span text:style-name="T81">median conservation of</text:span> ancestral repeats, which are assuming to be evolving neutrally. <text:span text:style-name="T86">Two tailed Mann-Whitney test, ***P&lt;0.001.</text:span></text:p>
      <text:p text:style-name="P58"/>
      <text:p text:style-name="P58"><text:soft-page-break/>Figure <text:sequence text:ref-name="refFigure3" text:name="Figure" text:formula="ooow:Figure+1" style:num-format="1">4</text:sequence>: Enrichment of elincRNA <text:span text:style-name="T97">promoter regions </text:span>at TAD boundaries <text:span text:style-name="T93">and loop anchors </text:span>compared to other lincRNAs. Fold enrichments and associated q-values are written on the bars.</text:p>
      <text:p text:style-name="P58"><text:line-break/><text:span text:style-name="T98">Figure 5: Enrichment of elincRNAs across TADs. Each bar represent a bin of 10% TAD length. The log10 of q-values are put in color codes to give an estimation of the confidence in each value.</text:span></text:p>
      <text:p text:style-name="P58"/>
      <text:p text:style-name="P58">Figure <text:span text:style-name="T98">6</text:span>: Enrichment in architectural proteins in elincRNA promoter regions, compared to other lincRNA. Fold enrichment and associated q-values are written on the bars. <text:span text:style-name="T94">SMC3 and RAD21 are subunits of cohesin.</text:span></text:p>
      <text:p text:style-name="P58"><text:line-break/>Figure <text:span text:style-name="T98">7</text:span>: Proportions of overlap between RAD21, SMC3 and CTCF binding sites in the human genome.</text:p>
      <text:p text:style-name="P58"/>
      <text:p text:style-name="P59">Figure <text:span text:style-name="T98">8</text:span>: Enrichment of CTCF and cohesin exclusive binding sites in promoter regions of elincRNAs compared to other lincRNAs. Fold enrichment and associated q-values are written on the bars.</text:p>
      <text:p text:style-name="P59"/>
      <text:p text:style-name="P62">Figure 9: Amount of within-TAD contact for elincRNAs compared to other lincRNAs across different cell lines. <text:span text:style-name="T86">Two tailed Mann-Whitney test, *P&lt;0.05.,***P&lt;0.001.</text:span></text:p>
      <text:p text:style-name="P61"/>
      <text:p text:style-name="P6"><text:span text:style-name="T100">Figure </text:span><text:span text:style-name="T102">10</text:span><text:span text:style-name="T100">: Tissue specificity of elincRNA compared to other lincRNA and protein-coding genes. Median values are written on the boxes. </text:span><text:span text:style-name="T101">Two tailed Mann-Whitney test, ***P&lt;0.001.</text:span></text:p>
      <text:p text:style-name="P33"/>
      <text:p text:style-name="P7"><text:span text:style-name="T101">F</text:span><text:span text:style-name="T99">igure 11: Schematic representation of the algorithm used to estimate TAD boundaries based on intrachromosomal contact matrices. The algorithm takes the sum for each square submatrix of width w along the diagonal. </text:span><text:span text:style-name="T103">The sums are then stored and used to compute TAD boundaries.</text:span></text:p>
      <text:p text:style-name="P5"/>
      <text:p text:style-name="P5"><text:span text:style-name="T79">4</text:span>.Discussion:</text:p>
      <text:p text:style-name="P36"><text:line-break/>Found/didn’t found association between elincRNAs and….</text:p>
      <text:p text:style-name="P36"><text:s/><text:span text:style-name="T45"></text:span> Although these results suggest a role for elincRNAs in TAD organization, they provide no information on their exact function of mechanistic role.</text:p>
      <text:p text:style-name="P36"/>
      <text:p text:style-name="P43"><text:span text:style-name="T35">Most active enhancers are transcribed </text:span><text:reference-mark-start text:name="ADDIN CSL_CITATION {&quot;mendeley&quot;: {&quot;previouslyFormattedCitation&quot;: &quot;(Arner et al., 2015)&quot;, &quot;plainTextFormattedCitation&quot;: &quot;(Arner et al., 2015)&quot;, &quot;formattedCitation&quot;: &quot;(Arner et al., 2015)&quot;}, &quot;schema&quot;: &quot;https://github.com/citation-style-language/schema/raw/master/csl-citation.json&quot;, &quot;citationItems&quot;: [{&quot;itemData&quot;: {&quot;volume&quot;: &quot;347&quot;, &quot;type&quot;: &quot;article-journal&quot;, &quot;author&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R\u00f6nnerblad&quot;, &quot;given&quot;: &quot;Michelle&quot;}, {&quot;non-dropping-particle&quot;: &quot;&quot;, &quot;parse-names&quot;: false, &quot;suffix&quot;: &quot;&quot;, &quot;dropping-particle&quot;: &quot;&quot;, &quot;family&quot;: &quot;Hrydziuszko&quot;, &quot;given&quot;: &quot;Olga&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Alhendi&quot;, &quot;given&quot;: &quot;Ahmad M N&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Axton&quot;, &quot;given&quot;: &quot;Richard&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Beckhouse&quot;, &quot;given&quot;: &quot;Anthony&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Davis&quot;, &quot;given&quot;: &quot;Margaret&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Ehrlund&quot;, &quot;given&quot;: &quot;Anna&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slami&quot;, &quot;given&quot;: &quot;Afsaneh&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quot;, &quot;family&quot;: &quot;Ferrai&quot;, &quot;given&quot;: &quot;Carmelo&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orrester&quot;, &quot;given&quot;: &quot;Lesley&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Ha&quot;, &quot;given&quot;: &quot;Thomas&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lein&quot;, &quot;given&quot;: &quot;Sarah&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iyaguchi&quot;, &quot;given&quot;: &quot;Ke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ris&quot;, &quot;given&quot;: &quot;Kelly J&quot;}, {&quot;non-dropping-particle&quot;: &quot;&quot;, &quot;parse-names&quot;: false, &quot;suffix&quot;: &quot;&quot;, &quot;dropping-particle&quot;: &quot;&quot;, &quot;family&quot;: &quot;Mummery&quot;, &quot;given&quot;: &quot;Christine&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ombo&quot;, &quot;given&quot;: &quot;Ana&quot;}, {&quot;non-dropping-particle&quot;: &quot;&quot;, &quot;parse-names&quot;: false, &quot;suffix&quot;: &quot;&quot;, &quot;dropping-particle&quot;: &quot;&quot;, &quot;family&quot;: &quot;Qin&quot;, &quot;given&quot;: &quot;Xian-Yang&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woboda&quot;, &quot;given&quot;: &quot;Rolf&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omoiu&quot;, &quot;given&quot;: &quot;Andru&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Yanagi-Mizuochi&quot;, &quot;given&quot;: &quot;Chiyo&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Zabierowski&quot;, &quot;given&quot;: &quot;Susan&quot;}, {&quot;non-dropping-particle&quot;: &quot;&quot;, &quot;parse-names&quot;: false, &quot;suffix&quot;: &quot;&quot;, &quot;dropping-particle&quot;: &quot;&quot;, &quot;family&quot;: &quot;Zhang&quot;, &quot;given&quot;: &quot;Peter&quot;}, {&quot;non-dropping-particle&quot;: &quot;&quot;, &quot;parse-names&quot;: false, &quot;suffix&quot;: &quot;&quot;, &quot;dropping-particle&quot;: &quot;&quot;, &quot;family&quot;: &quot;Abugessaisa&quot;, &quot;given&quot;: &quot;Imad&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uno&quot;, &quot;given&quot;: &quot;Masaaki&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ori&quot;, &quot;given&quot;: &quot;Fumi&quot;}, {&quot;non-dropping-particle&quot;: &quot;&quot;, &quot;parse-names&quot;: false, &quot;suffix&quot;: &quot;&quot;, &quot;dropping-particle&quot;: &quot;&quot;, &quot;family&quot;: &quot;Ishikawa-Kato&quot;, &quot;given&quot;: &quot;Sachi&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ishiyori-Sueki&quot;, &quot;given&quot;: &quot;Hiromi&quot;}, {&quot;non-dropping-particle&quot;: &quot;&quot;, &quot;parse-names&quot;: false, &quot;suffix&quot;: &quot;&quot;, &quot;dropping-particle&quot;: &quot;&quot;, &quot;family&quot;: &quot;Sahin&quot;, &quot;given&quot;: &quot;Serkan&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Severin&quot;, &quot;given&quot;: &quot;Jessica&quot;}, {&quot;non-dropping-particle&quot;: &quot;de&quot;, &quot;parse-names&quot;: false, &quot;suffix&quot;: &quot;&quot;, &quot;dropping-particle&quot;: &quot;&quot;, &quot;family&quot;: &quot;Hoon&quot;, &quot;given&quot;: &quot;Michiel J L&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Wells&quot;, &quot;given&quot;: &quot;Christine&quot;}, {&quot;non-dropping-particle&quot;: &quot;&quot;, &quot;parse-names&quot;: false, &quot;suffix&quot;: &quot;&quot;, &quot;dropping-particle&quot;: &quot;&quot;, &quot;family&quot;: &quot;FANTOM Consortium&quot;, &quot;given&quot;: &quot;&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Forrest&quot;, &quot;given&quot;: &quot;Alistair R R&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ISBN&quot;: &quot;1095-9203 (Electronic)\\r0036-8075 (Linking)&quot;, &quot;page&quot;: &quot;1010-4&quot;, &quot;DOI&quot;: &quot;10.1126/science.1259418&quot;, &quot;issue&quot;: &quot;6225&quot;, &quot;title&quot;: &quot;Transcribed enhancers lead waves of coordinated transcription in transitioning mammalian cells.&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N&quot;: &quot;1095-9203&quot;, &quot;issued&quot;: {&quot;date-parts&quot;: [[&quot;2015&quot;]]}, &quot;PMID&quot;: &quot;25678556&quot;, &quot;id&quot;: &quot;ITEM-1&quot;, &quot;container-title&quot;: &quot;Science (New York, N.Y.)&quot;}, &quot;id&quot;: &quot;ITEM-1&quot;, &quot;uris&quot;: [&quot;http://www.mendeley.com/documents/?uuid=da7a263e-9f65-4255-b7bf-749b63eb6534&quot;]}], &quot;properties&quot;: {&quot;noteIndex&quot;: 0}} RNDnZ4me0M408"/><text:span text:style-name="T34">(Arner et al., 2015)</text:span><text:reference-mark-end text:name="ADDIN CSL_CITATION {&quot;mendeley&quot;: {&quot;previouslyFormattedCitation&quot;: &quot;(Arner et al., 2015)&quot;, &quot;plainTextFormattedCitation&quot;: &quot;(Arner et al., 2015)&quot;, &quot;formattedCitation&quot;: &quot;(Arner et al., 2015)&quot;}, &quot;schema&quot;: &quot;https://github.com/citation-style-language/schema/raw/master/csl-citation.json&quot;, &quot;citationItems&quot;: [{&quot;itemData&quot;: {&quot;volume&quot;: &quot;347&quot;, &quot;type&quot;: &quot;article-journal&quot;, &quot;author&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R\u00f6nnerblad&quot;, &quot;given&quot;: &quot;Michelle&quot;}, {&quot;non-dropping-particle&quot;: &quot;&quot;, &quot;parse-names&quot;: false, &quot;suffix&quot;: &quot;&quot;, &quot;dropping-particle&quot;: &quot;&quot;, &quot;family&quot;: &quot;Hrydziuszko&quot;, &quot;given&quot;: &quot;Olga&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Alhendi&quot;, &quot;given&quot;: &quot;Ahmad M N&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Axton&quot;, &quot;given&quot;: &quot;Richard&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Beckhouse&quot;, &quot;given&quot;: &quot;Anthony&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Davis&quot;, &quot;given&quot;: &quot;Margaret&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Ehrlund&quot;, &quot;given&quot;: &quot;Anna&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slami&quot;, &quot;given&quot;: &quot;Afsaneh&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quot;, &quot;family&quot;: &quot;Ferrai&quot;, &quot;given&quot;: &quot;Carmelo&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orrester&quot;, &quot;given&quot;: &quot;Lesley&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Ha&quot;, &quot;given&quot;: &quot;Thomas&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lein&quot;, &quot;given&quot;: &quot;Sarah&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iyaguchi&quot;, &quot;given&quot;: &quot;Ke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ris&quot;, &quot;given&quot;: &quot;Kelly J&quot;}, {&quot;non-dropping-particle&quot;: &quot;&quot;, &quot;parse-names&quot;: false, &quot;suffix&quot;: &quot;&quot;, &quot;dropping-particle&quot;: &quot;&quot;, &quot;family&quot;: &quot;Mummery&quot;, &quot;given&quot;: &quot;Christine&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ombo&quot;, &quot;given&quot;: &quot;Ana&quot;}, {&quot;non-dropping-particle&quot;: &quot;&quot;, &quot;parse-names&quot;: false, &quot;suffix&quot;: &quot;&quot;, &quot;dropping-particle&quot;: &quot;&quot;, &quot;family&quot;: &quot;Qin&quot;, &quot;given&quot;: &quot;Xian-Yang&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woboda&quot;, &quot;given&quot;: &quot;Rolf&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omoiu&quot;, &quot;given&quot;: &quot;Andru&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Yanagi-Mizuochi&quot;, &quot;given&quot;: &quot;Chiyo&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Zabierowski&quot;, &quot;given&quot;: &quot;Susan&quot;}, {&quot;non-dropping-particle&quot;: &quot;&quot;, &quot;parse-names&quot;: false, &quot;suffix&quot;: &quot;&quot;, &quot;dropping-particle&quot;: &quot;&quot;, &quot;family&quot;: &quot;Zhang&quot;, &quot;given&quot;: &quot;Peter&quot;}, {&quot;non-dropping-particle&quot;: &quot;&quot;, &quot;parse-names&quot;: false, &quot;suffix&quot;: &quot;&quot;, &quot;dropping-particle&quot;: &quot;&quot;, &quot;family&quot;: &quot;Abugessaisa&quot;, &quot;given&quot;: &quot;Imad&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uno&quot;, &quot;given&quot;: &quot;Masaaki&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ori&quot;, &quot;given&quot;: &quot;Fumi&quot;}, {&quot;non-dropping-particle&quot;: &quot;&quot;, &quot;parse-names&quot;: false, &quot;suffix&quot;: &quot;&quot;, &quot;dropping-particle&quot;: &quot;&quot;, &quot;family&quot;: &quot;Ishikawa-Kato&quot;, &quot;given&quot;: &quot;Sachi&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ishiyori-Sueki&quot;, &quot;given&quot;: &quot;Hiromi&quot;}, {&quot;non-dropping-particle&quot;: &quot;&quot;, &quot;parse-names&quot;: false, &quot;suffix&quot;: &quot;&quot;, &quot;dropping-particle&quot;: &quot;&quot;, &quot;family&quot;: &quot;Sahin&quot;, &quot;given&quot;: &quot;Serkan&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Severin&quot;, &quot;given&quot;: &quot;Jessica&quot;}, {&quot;non-dropping-particle&quot;: &quot;de&quot;, &quot;parse-names&quot;: false, &quot;suffix&quot;: &quot;&quot;, &quot;dropping-particle&quot;: &quot;&quot;, &quot;family&quot;: &quot;Hoon&quot;, &quot;given&quot;: &quot;Michiel J L&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Wells&quot;, &quot;given&quot;: &quot;Christine&quot;}, {&quot;non-dropping-particle&quot;: &quot;&quot;, &quot;parse-names&quot;: false, &quot;suffix&quot;: &quot;&quot;, &quot;dropping-particle&quot;: &quot;&quot;, &quot;family&quot;: &quot;FANTOM Consortium&quot;, &quot;given&quot;: &quot;&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Forrest&quot;, &quot;given&quot;: &quot;Alistair R R&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ISBN&quot;: &quot;1095-9203 (Electronic)\\r0036-8075 (Linking)&quot;, &quot;page&quot;: &quot;1010-4&quot;, &quot;DOI&quot;: &quot;10.1126/science.1259418&quot;, &quot;issue&quot;: &quot;6225&quot;, &quot;title&quot;: &quot;Transcribed enhancers lead waves of coordinated transcription in transitioning mammalian cells.&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N&quot;: &quot;1095-9203&quot;, &quot;issued&quot;: {&quot;date-parts&quot;: [[&quot;2015&quot;]]}, &quot;PMID&quot;: &quot;25678556&quot;, &quot;id&quot;: &quot;ITEM-1&quot;, &quot;container-title&quot;: &quot;Science (New York, N.Y.)&quot;}, &quot;id&quot;: &quot;ITEM-1&quot;, &quot;uris&quot;: [&quot;http://www.mendeley.com/documents/?uuid=da7a263e-9f65-4255-b7bf-749b63eb6534&quot;]}], &quot;properties&quot;: {&quot;noteIndex&quot;: 0}} RNDnZ4me0M408"/><text:span text:style-name="T35">⁠ an</text:span><text:span text:style-name="T36">d</text:span><text:span text:style-name="T35"> the resulting transcripts </text:span><text:span text:style-name="T37">are hypothesized to</text:span><text:span text:style-name="T35"> recruit transcription factors to increase transcriptional activity. </text:span></text:p>
      <text:p text:style-name="P49"/>
      <text:p text:style-name="P52"/>
      <text:p text:style-name="Standard"/>
      <text:p text:style-name="P4"><text:span text:style-name="T79">5</text:span>. Materials and methods:</text:p>
      <text:p text:style-name="P4"><text:soft-page-break/></text:p>
      <text:p text:style-name="P35">Unless stated otherwise, all statistical tests were performed using R 3.3.1 <text:reference-mark-start text:name="ADDIN CSL_CITATION {&quot;mendeley&quot;: {&quot;previouslyFormattedCitation&quot;: &quot;(R Core Team, 2016)&quot;, &quot;plainTextFormattedCitation&quot;: &quot;(R Core Team, 2016)&quot;, &quot;formattedCitation&quot;: &quot;(R Core Team, 2016)&quot;}, &quot;schema&quot;: &quot;https://github.com/citation-style-language/schema/raw/master/csl-citation.json&quot;, &quot;citationItems&quot;: [{&quot;itemData&quot;: {&quot;type&quot;: &quot;article&quot;, &quot;publisher-place&quot;: &quot;Vienna, Austria&quot;, &quot;title&quot;: &quot;R: A Language and Environment for Statistical Computing&quot;, &quot;genre&quot;: &quot;manual&quot;, &quot;id&quot;: &quot;ITEM-1&quot;, &quot;author&quot;: [{&quot;non-dropping-particle&quot;: &quot;&quot;, &quot;parse-names&quot;: false, &quot;suffix&quot;: &quot;&quot;, &quot;dropping-particle&quot;: &quot;&quot;, &quot;family&quot;: &quot;R Core Team&quot;, &quot;given&quot;: &quot;&quot;}], &quot;issued&quot;: {&quot;date-parts&quot;: [[&quot;2016&quot;]]}}, &quot;id&quot;: &quot;ITEM-1&quot;, &quot;uris&quot;: [&quot;http://www.mendeley.com/documents/?uuid=b04053ad-9904-47e6-ba1a-38d2f601dbce&quot;, &quot;http://www.mendeley.com/documents/?uuid=2e3ec454-bbd1-4be1-96be-11c572735791&quot;]}], &quot;properties&quot;: {&quot;noteIndex&quot;: 0}} RNDjh2m1XotVn"/><text:span text:style-name="T46">(R Core Team, 2016)</text:span><text:reference-mark-end text:name="ADDIN CSL_CITATION {&quot;mendeley&quot;: {&quot;previouslyFormattedCitation&quot;: &quot;(R Core Team, 2016)&quot;, &quot;plainTextFormattedCitation&quot;: &quot;(R Core Team, 2016)&quot;, &quot;formattedCitation&quot;: &quot;(R Core Team, 2016)&quot;}, &quot;schema&quot;: &quot;https://github.com/citation-style-language/schema/raw/master/csl-citation.json&quot;, &quot;citationItems&quot;: [{&quot;itemData&quot;: {&quot;type&quot;: &quot;article&quot;, &quot;publisher-place&quot;: &quot;Vienna, Austria&quot;, &quot;title&quot;: &quot;R: A Language and Environment for Statistical Computing&quot;, &quot;genre&quot;: &quot;manual&quot;, &quot;id&quot;: &quot;ITEM-1&quot;, &quot;author&quot;: [{&quot;non-dropping-particle&quot;: &quot;&quot;, &quot;parse-names&quot;: false, &quot;suffix&quot;: &quot;&quot;, &quot;dropping-particle&quot;: &quot;&quot;, &quot;family&quot;: &quot;R Core Team&quot;, &quot;given&quot;: &quot;&quot;}], &quot;issued&quot;: {&quot;date-parts&quot;: [[&quot;2016&quot;]]}}, &quot;id&quot;: &quot;ITEM-1&quot;, &quot;uris&quot;: [&quot;http://www.mendeley.com/documents/?uuid=b04053ad-9904-47e6-ba1a-38d2f601dbce&quot;, &quot;http://www.mendeley.com/documents/?uuid=2e3ec454-bbd1-4be1-96be-11c572735791&quot;]}], &quot;properties&quot;: {&quot;noteIndex&quot;: 0}} RNDjh2m1XotVn"/>⁠. Overlapping of genomic elements were done using either bedtools 2.26 <text:reference-mark-start text:name="ADDIN CSL_CITATION {&quot;mendeley&quot;: {&quot;previouslyFormattedCitation&quot;: &quot;(Quinlan &amp; Hall, 2010)&quot;, &quot;plainTextFormattedCitation&quot;: &quot;(Quinlan &amp; Hall, 2010)&quot;, &quot;formattedCitation&quot;: &quot;(Quinlan &amp; Hall, 2010)&quot;}, &quot;schema&quot;: &quot;https://github.com/citation-style-language/schema/raw/master/csl-citation.json&quot;, &quot;citationItems&quot;: [{&quot;itemData&quot;: {&quot;volume&quot;: &quot;26&quot;, &quot;type&quot;: &quot;article-journal&quot;, &quot;author&quot;: [{&quot;non-dropping-particle&quot;: &quot;&quot;, &quot;parse-names&quot;: false,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ISBN&quot;: &quot;1367-4811 (Electronic)\\n1367-4803 (Linking)&quot;, &quot;page&quot;: &quot;841-842&quot;, &quot;DOI&quot;: &quot;10.1093/bioinformatics/btq033&quot;, &quot;issue&quot;: &quot;6&quot;, &quot;title&quot;: &quot;BEDTools: A flexible suite of utilities for comparing genomic feature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N&quot;: &quot;13674803&quot;, &quot;issued&quot;: {&quot;date-parts&quot;: [[&quot;2010&quot;]]}, &quot;PMID&quot;: &quot;20110278&quot;, &quot;id&quot;: &quot;ITEM-1&quot;, &quot;container-title&quot;: &quot;Bioinformatics&quot;}, &quot;id&quot;: &quot;ITEM-1&quot;, &quot;uris&quot;: [&quot;http://www.mendeley.com/documents/?uuid=57f370dc-977c-42f2-9f04-137c49255b64&quot;]}], &quot;properties&quot;: {&quot;noteIndex&quot;: 0}} RND3MbLJOseSP"/><text:span text:style-name="T46">(Quinlan &amp; Hall, 2010)</text:span><text:reference-mark-end text:name="ADDIN CSL_CITATION {&quot;mendeley&quot;: {&quot;previouslyFormattedCitation&quot;: &quot;(Quinlan &amp; Hall, 2010)&quot;, &quot;plainTextFormattedCitation&quot;: &quot;(Quinlan &amp; Hall, 2010)&quot;, &quot;formattedCitation&quot;: &quot;(Quinlan &amp; Hall, 2010)&quot;}, &quot;schema&quot;: &quot;https://github.com/citation-style-language/schema/raw/master/csl-citation.json&quot;, &quot;citationItems&quot;: [{&quot;itemData&quot;: {&quot;volume&quot;: &quot;26&quot;, &quot;type&quot;: &quot;article-journal&quot;, &quot;author&quot;: [{&quot;non-dropping-particle&quot;: &quot;&quot;, &quot;parse-names&quot;: false,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ISBN&quot;: &quot;1367-4811 (Electronic)\\n1367-4803 (Linking)&quot;, &quot;page&quot;: &quot;841-842&quot;, &quot;DOI&quot;: &quot;10.1093/bioinformatics/btq033&quot;, &quot;issue&quot;: &quot;6&quot;, &quot;title&quot;: &quot;BEDTools: A flexible suite of utilities for comparing genomic feature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N&quot;: &quot;13674803&quot;, &quot;issued&quot;: {&quot;date-parts&quot;: [[&quot;2010&quot;]]}, &quot;PMID&quot;: &quot;20110278&quot;, &quot;id&quot;: &quot;ITEM-1&quot;, &quot;container-title&quot;: &quot;Bioinformatics&quot;}, &quot;id&quot;: &quot;ITEM-1&quot;, &quot;uris&quot;: [&quot;http://www.mendeley.com/documents/?uuid=57f370dc-977c-42f2-9f04-137c49255b64&quot;]}], &quot;properties&quot;: {&quot;noteIndex&quot;: 0}} RND3MbLJOseSP"/>⁠or the “intervals” package <text:reference-mark-start text:name="ADDIN CSL_CITATION {&quot;mendeley&quot;: {&quot;previouslyFormattedCitation&quot;: &quot;(Bourgon, 2015)&quot;, &quot;plainTextFormattedCitation&quot;: &quot;(Bourgon, 2015)&quot;, &quot;formattedCitation&quot;: &quot;(Bourgon, 2015)&quot;}, &quot;schema&quot;: &quot;https://github.com/citation-style-language/schema/raw/master/csl-citation.json&quot;, &quot;citationItems&quot;: [{&quot;itemData&quot;: {&quot;type&quot;: &quot;article&quot;, &quot;note&quot;: &quot;R package version 0.15.1&quot;, &quot;title&quot;: &quot;intervals: Tools for Working with Points and Intervals&quot;, &quot;genre&quot;: &quot;manual&quot;, &quot;id&quot;: &quot;ITEM-1&quot;, &quot;author&quot;: [{&quot;non-dropping-particle&quot;: &quot;&quot;, &quot;parse-names&quot;: false, &quot;suffix&quot;: &quot;&quot;, &quot;dropping-particle&quot;: &quot;&quot;, &quot;family&quot;: &quot;Bourgon&quot;, &quot;given&quot;: &quot;Richard&quot;}], &quot;issued&quot;: {&quot;date-parts&quot;: [[&quot;2015&quot;]]}}, &quot;id&quot;: &quot;ITEM-1&quot;, &quot;uris&quot;: [&quot;http://www.mendeley.com/documents/?uuid=10355d19-7773-4ae8-938a-41f484afd097&quot;]}], &quot;properties&quot;: {&quot;noteIndex&quot;: 0}} RNDwLJlzviJb5"/><text:span text:style-name="T46">(Bourgon, 2015)</text:span><text:reference-mark-end text:name="ADDIN CSL_CITATION {&quot;mendeley&quot;: {&quot;previouslyFormattedCitation&quot;: &quot;(Bourgon, 2015)&quot;, &quot;plainTextFormattedCitation&quot;: &quot;(Bourgon, 2015)&quot;, &quot;formattedCitation&quot;: &quot;(Bourgon, 2015)&quot;}, &quot;schema&quot;: &quot;https://github.com/citation-style-language/schema/raw/master/csl-citation.json&quot;, &quot;citationItems&quot;: [{&quot;itemData&quot;: {&quot;type&quot;: &quot;article&quot;, &quot;note&quot;: &quot;R package version 0.15.1&quot;, &quot;title&quot;: &quot;intervals: Tools for Working with Points and Intervals&quot;, &quot;genre&quot;: &quot;manual&quot;, &quot;id&quot;: &quot;ITEM-1&quot;, &quot;author&quot;: [{&quot;non-dropping-particle&quot;: &quot;&quot;, &quot;parse-names&quot;: false, &quot;suffix&quot;: &quot;&quot;, &quot;dropping-particle&quot;: &quot;&quot;, &quot;family&quot;: &quot;Bourgon&quot;, &quot;given&quot;: &quot;Richard&quot;}], &quot;issued&quot;: {&quot;date-parts&quot;: [[&quot;2015&quot;]]}}, &quot;id&quot;: &quot;ITEM-1&quot;, &quot;uris&quot;: [&quot;http://www.mendeley.com/documents/?uuid=10355d19-7773-4ae8-938a-41f484afd097&quot;]}], &quot;properties&quot;: {&quot;noteIndex&quot;: 0}} RNDwLJlzviJb5"/>⁠ in R. Manipulations on Hi-C contact matri<text:span text:style-name="T57">c</text:span>es were performed using the “Matrix” package <text:reference-mark-start text:name="ADDIN CSL_CITATION {&quot;mendeley&quot;: {&quot;previouslyFormattedCitation&quot;: &quot;(Bates &amp; Maechler, 2016)&quot;, &quot;plainTextFormattedCitation&quot;: &quot;(Bates &amp; Maechler, 2016)&quot;, &quot;formattedCitation&quot;: &quot;(Bates &amp; Maechler, 2016)&quot;}, &quot;schema&quot;: &quot;https://github.com/citation-style-language/schema/raw/master/csl-citation.json&quot;, &quot;citationItems&quot;: [{&quot;itemData&quot;: {&quot;type&quot;: &quot;article&quot;, &quot;note&quot;: &quot;R package version 1.2-7.1&quot;, &quot;title&quot;: &quot;Matrix: Sparse and Dense Matrix Classes and Methods&quot;, &quot;genre&quot;: &quot;manual&quot;, &quot;id&quot;: &quot;ITEM-1&quot;, &quot;author&quot;: [{&quot;non-dropping-particle&quot;: &quot;&quot;, &quot;parse-names&quot;: false, &quot;suffix&quot;: &quot;&quot;, &quot;dropping-particle&quot;: &quot;&quot;, &quot;family&quot;: &quot;Bates&quot;, &quot;given&quot;: &quot;Douglas&quot;}, {&quot;non-dropping-particle&quot;: &quot;&quot;, &quot;parse-names&quot;: false, &quot;suffix&quot;: &quot;&quot;, &quot;dropping-particle&quot;: &quot;&quot;, &quot;family&quot;: &quot;Maechler&quot;, &quot;given&quot;: &quot;Martin&quot;}], &quot;issued&quot;: {&quot;date-parts&quot;: [[&quot;2016&quot;]]}}, &quot;id&quot;: &quot;ITEM-1&quot;, &quot;uris&quot;: [&quot;http://www.mendeley.com/documents/?uuid=8f55a4a4-36d1-401b-9bd5-07ee8f033e68&quot;]}], &quot;properties&quot;: {&quot;noteIndex&quot;: 0}} RNDnef9dOA899"/><text:span text:style-name="T46">(Bates &amp; Maechler, 2016)</text:span><text:reference-mark-end text:name="ADDIN CSL_CITATION {&quot;mendeley&quot;: {&quot;previouslyFormattedCitation&quot;: &quot;(Bates &amp; Maechler, 2016)&quot;, &quot;plainTextFormattedCitation&quot;: &quot;(Bates &amp; Maechler, 2016)&quot;, &quot;formattedCitation&quot;: &quot;(Bates &amp; Maechler, 2016)&quot;}, &quot;schema&quot;: &quot;https://github.com/citation-style-language/schema/raw/master/csl-citation.json&quot;, &quot;citationItems&quot;: [{&quot;itemData&quot;: {&quot;type&quot;: &quot;article&quot;, &quot;note&quot;: &quot;R package version 1.2-7.1&quot;, &quot;title&quot;: &quot;Matrix: Sparse and Dense Matrix Classes and Methods&quot;, &quot;genre&quot;: &quot;manual&quot;, &quot;id&quot;: &quot;ITEM-1&quot;, &quot;author&quot;: [{&quot;non-dropping-particle&quot;: &quot;&quot;, &quot;parse-names&quot;: false, &quot;suffix&quot;: &quot;&quot;, &quot;dropping-particle&quot;: &quot;&quot;, &quot;family&quot;: &quot;Bates&quot;, &quot;given&quot;: &quot;Douglas&quot;}, {&quot;non-dropping-particle&quot;: &quot;&quot;, &quot;parse-names&quot;: false, &quot;suffix&quot;: &quot;&quot;, &quot;dropping-particle&quot;: &quot;&quot;, &quot;family&quot;: &quot;Maechler&quot;, &quot;given&quot;: &quot;Martin&quot;}], &quot;issued&quot;: {&quot;date-parts&quot;: [[&quot;2016&quot;]]}}, &quot;id&quot;: &quot;ITEM-1&quot;, &quot;uris&quot;: [&quot;http://www.mendeley.com/documents/?uuid=8f55a4a4-36d1-401b-9bd5-07ee8f033e68&quot;]}], &quot;properties&quot;: {&quot;noteIndex&quot;: 0}} RNDnef9dOA899"/>⁠.</text:p>
      <text:p text:style-name="P35"/>
      <text:p text:style-name="P4"/>
      <text:p text:style-name="P13">Genes</text:p>
      <text:p text:style-name="P18"/>
      <text:p text:style-name="P18">LincRNAs and protein-coding genes used <text:span text:style-name="T58">were retrieved from</text:span> the ENCODE website. The list of genes used in all analyses corresponds to genes expressed in the GM12878 lymphoblastoid cell line. <text:span text:style-name="T87">Subcategories of genes were defined based on overlap between their promoter region, defined as the 1kb region upstream of the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 </text:span></text:p>
      <text:p text:style-name="P19"/>
      <text:p text:style-name="P13"/>
      <text:p text:style-name="P13">TAD definition</text:p>
      <text:p text:style-name="P47"/>
      <text:p text:style-name="P51">The list of TADs used in the computations is based on that from Rao et al <text:span text:style-name="T55">(</text:span>2014<text:span text:style-name="T55">)</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35"/>
      <text:p text:style-name="P48"/>
      <text:p text:style-name="P13">TAD boundaries definition</text:p>
      <text:p text:style-name="P50"/>
      <text:p text:style-name="P51">Instead of defining TAD boundaries based on arbitrary thresholds, TADs were split into 10 bins of 10% their length. This threshold was chosen based on previous findings showing an increase in transcriptional activity at ~10% from the TAD border <text:span text:style-name="T23">(Histogram from summary 3)</text:span>.</text:p>
      <text:p text:style-name="P35"/>
      <text:p text:style-name="P13">Conservation and tissue specificity</text:p>
      <text:p text:style-name="P35"/>
      <text:p text:style-name="P35">The sequence conservation was previously calculated (Tan Yihong, J., unpublished) using <text:span text:style-name="T42">phastCons scores</text:span> <text:reference-mark-start text:name="ADDIN CSL_CITATION {&quot;mendeley&quot;: {&quot;previouslyFormattedCitation&quot;: &quot;(Siepel et al., 2005)&quot;, &quot;plainTextFormattedCitation&quot;: &quot;(Siepel et al., 2005)&quot;, &quot;formattedCitation&quot;: &quot;(Siepel et al., 2005)&quot;}, &quot;schema&quot;: &quot;https://github.com/citation-style-language/schema/raw/master/csl-citation.json&quot;, &quot;citationItems&quot;: [{&quot;itemData&quot;: {&quot;volume&quot;: &quot;15&quot;, &quot;type&quot;: &quot;article-journal&quot;, &quot;author&quot;: [{&quot;non-dropping-particle&quot;: &quot;&quot;, &quot;parse-names&quot;: false, &quot;suffix&quot;: &quot;&quot;, &quot;dropping-particle&quot;: &quot;&quot;, &quot;family&quot;: &quot;Siepel&quot;, &quot;given&quot;: &quot;Adam&quot;}, {&quot;non-dropping-particle&quot;: &quot;&quot;, &quot;parse-names&quot;: false, &quot;suffix&quot;: &quot;&quot;, &quot;dropping-particle&quot;: &quot;&quot;, &quot;family&quot;: &quot;Bejerano&quot;, &quot;given&quot;: &quot;Gill&quot;}, {&quot;non-dropping-particle&quot;: &quot;&quot;, &quot;parse-names&quot;: false, &quot;suffix&quot;: &quot;&quot;, &quot;dropping-particle&quot;: &quot;&quot;, &quot;family&quot;: &quot;Pedersen&quot;, &quot;given&quot;: &quot;Jakob S.&quot;}, {&quot;non-dropping-particle&quot;: &quot;&quot;, &quot;parse-names&quot;: false, &quot;suffix&quot;: &quot;&quot;, &quot;dropping-particle&quot;: &quot;&quot;, &quot;family&quot;: &quot;Hinrichs&quot;, &quot;given&quot;: &quot;Angie S.&quot;}, {&quot;non-dropping-particle&quot;: &quot;&quot;, &quot;parse-names&quot;: false, &quot;suffix&quot;: &quot;&quot;, &quot;dropping-particle&quot;: &quot;&quot;, &quot;family&quot;: &quot;Hou&quot;, &quot;given&quot;: &quot;Minmei&quot;}, {&quot;non-dropping-particle&quot;: &quot;&quot;, &quot;parse-names&quot;: false, &quot;suffix&quot;: &quot;&quot;, &quot;dropping-particle&quot;: &quot;&quot;, &quot;family&quot;: &quot;Rosenbloom&quot;, &quot;given&quot;: &quot;Kate&quot;}, {&quot;non-dropping-particle&quot;: &quot;&quot;, &quot;parse-names&quot;: false, &quot;suffix&quot;: &quot;&quot;, &quot;dropping-particle&quot;: &quot;&quot;, &quot;family&quot;: &quot;Clawson&quot;, &quot;given&quot;: &quot;Hiram&quot;}, {&quot;non-dropping-particle&quot;: &quot;&quot;, &quot;parse-names&quot;: false, &quot;suffix&quot;: &quot;&quot;, &quot;dropping-particle&quot;: &quot;&quot;, &quot;family&quot;: &quot;Spieth&quot;, &quot;given&quot;: &quot;John&quot;}, {&quot;non-dropping-particle&quot;: &quot;&quot;, &quot;parse-names&quot;: false, &quot;suffix&quot;: &quot;&quot;, &quot;dropping-particle&quot;: &quot;&quot;, &quot;family&quot;: &quot;Hillier&quot;, &quot;given&quot;: &quot;LaDeana W.&quot;}, {&quot;non-dropping-particle&quot;: &quot;&quot;, &quot;parse-names&quot;: false, &quot;suffix&quot;: &quot;&quot;, &quot;dropping-particle&quot;: &quot;&quot;, &quot;family&quot;: &quot;Richards&quot;, &quot;given&quot;: &quot;Stephen&quot;}, {&quot;non-dropping-particle&quot;: &quot;&quot;, &quot;parse-names&quot;: false, &quot;suffix&quot;: &quot;&quot;, &quot;dropping-particle&quot;: &quot;&quot;, &quot;family&quot;: &quot;Weinstock&quot;, &quot;given&quot;: &quot;George M.&quot;}, {&quot;non-dropping-particle&quot;: &quot;&quot;, &quot;parse-names&quot;: false, &quot;suffix&quot;: &quot;&quot;, &quot;dropping-particle&quot;: &quot;&quot;, &quot;family&quot;: &quot;Wilson&quot;, &quot;given&quot;: &quot;Richard K.&quot;}, {&quot;non-dropping-particle&quot;: &quot;&quot;, &quot;parse-names&quot;: false, &quot;suffix&quot;: &quot;&quot;, &quot;dropping-particle&quot;: &quot;&quot;, &quot;family&quot;: &quot;Gibbs&quot;, &quot;given&quot;: &quot;Richard A.&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Haussler&quot;, &quot;given&quot;: &quot;David&quot;}], &quot;ISBN&quot;: &quot;1088-9051 (Print)\\n1088-9051 (Linking)&quot;, &quot;page&quot;: &quot;1034-1050&quot;, &quot;DOI&quot;: &quot;10.1101/gr.3715005&quot;, &quot;issue&quot;: &quot;8&quot;, &quot;title&quot;: &quot;Evolutionarily conserved elements in vertebrate, insect, worm, and yeast genomes&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N&quot;: &quot;10889051&quot;, &quot;issued&quot;: {&quot;date-parts&quot;: [[&quot;2005&quot;]]}, &quot;PMID&quot;: &quot;16024819&quot;, &quot;id&quot;: &quot;ITEM-1&quot;, &quot;container-title&quot;: &quot;Genome Research&quot;}, &quot;id&quot;: &quot;ITEM-1&quot;, &quot;uris&quot;: [&quot;http://www.mendeley.com/documents/?uuid=5c2a3762-3c9e-40b2-8fb4-781c7ece658a&quot;, &quot;http://www.mendeley.com/documents/?uuid=aa962296-6975-4b86-af51-02fcc67411c5&quot;]}], &quot;properties&quot;: {&quot;noteIndex&quot;: 0}} RNDmMhLbM4LfP"/><text:span text:style-name="T46">(Siepel et al., 2005)</text:span><text:reference-mark-end text:name="ADDIN CSL_CITATION {&quot;mendeley&quot;: {&quot;previouslyFormattedCitation&quot;: &quot;(Siepel et al., 2005)&quot;, &quot;plainTextFormattedCitation&quot;: &quot;(Siepel et al., 2005)&quot;, &quot;formattedCitation&quot;: &quot;(Siepel et al., 2005)&quot;}, &quot;schema&quot;: &quot;https://github.com/citation-style-language/schema/raw/master/csl-citation.json&quot;, &quot;citationItems&quot;: [{&quot;itemData&quot;: {&quot;volume&quot;: &quot;15&quot;, &quot;type&quot;: &quot;article-journal&quot;, &quot;author&quot;: [{&quot;non-dropping-particle&quot;: &quot;&quot;, &quot;parse-names&quot;: false, &quot;suffix&quot;: &quot;&quot;, &quot;dropping-particle&quot;: &quot;&quot;, &quot;family&quot;: &quot;Siepel&quot;, &quot;given&quot;: &quot;Adam&quot;}, {&quot;non-dropping-particle&quot;: &quot;&quot;, &quot;parse-names&quot;: false, &quot;suffix&quot;: &quot;&quot;, &quot;dropping-particle&quot;: &quot;&quot;, &quot;family&quot;: &quot;Bejerano&quot;, &quot;given&quot;: &quot;Gill&quot;}, {&quot;non-dropping-particle&quot;: &quot;&quot;, &quot;parse-names&quot;: false, &quot;suffix&quot;: &quot;&quot;, &quot;dropping-particle&quot;: &quot;&quot;, &quot;family&quot;: &quot;Pedersen&quot;, &quot;given&quot;: &quot;Jakob S.&quot;}, {&quot;non-dropping-particle&quot;: &quot;&quot;, &quot;parse-names&quot;: false, &quot;suffix&quot;: &quot;&quot;, &quot;dropping-particle&quot;: &quot;&quot;, &quot;family&quot;: &quot;Hinrichs&quot;, &quot;given&quot;: &quot;Angie S.&quot;}, {&quot;non-dropping-particle&quot;: &quot;&quot;, &quot;parse-names&quot;: false, &quot;suffix&quot;: &quot;&quot;, &quot;dropping-particle&quot;: &quot;&quot;, &quot;family&quot;: &quot;Hou&quot;, &quot;given&quot;: &quot;Minmei&quot;}, {&quot;non-dropping-particle&quot;: &quot;&quot;, &quot;parse-names&quot;: false, &quot;suffix&quot;: &quot;&quot;, &quot;dropping-particle&quot;: &quot;&quot;, &quot;family&quot;: &quot;Rosenbloom&quot;, &quot;given&quot;: &quot;Kate&quot;}, {&quot;non-dropping-particle&quot;: &quot;&quot;, &quot;parse-names&quot;: false, &quot;suffix&quot;: &quot;&quot;, &quot;dropping-particle&quot;: &quot;&quot;, &quot;family&quot;: &quot;Clawson&quot;, &quot;given&quot;: &quot;Hiram&quot;}, {&quot;non-dropping-particle&quot;: &quot;&quot;, &quot;parse-names&quot;: false, &quot;suffix&quot;: &quot;&quot;, &quot;dropping-particle&quot;: &quot;&quot;, &quot;family&quot;: &quot;Spieth&quot;, &quot;given&quot;: &quot;John&quot;}, {&quot;non-dropping-particle&quot;: &quot;&quot;, &quot;parse-names&quot;: false, &quot;suffix&quot;: &quot;&quot;, &quot;dropping-particle&quot;: &quot;&quot;, &quot;family&quot;: &quot;Hillier&quot;, &quot;given&quot;: &quot;LaDeana W.&quot;}, {&quot;non-dropping-particle&quot;: &quot;&quot;, &quot;parse-names&quot;: false, &quot;suffix&quot;: &quot;&quot;, &quot;dropping-particle&quot;: &quot;&quot;, &quot;family&quot;: &quot;Richards&quot;, &quot;given&quot;: &quot;Stephen&quot;}, {&quot;non-dropping-particle&quot;: &quot;&quot;, &quot;parse-names&quot;: false, &quot;suffix&quot;: &quot;&quot;, &quot;dropping-particle&quot;: &quot;&quot;, &quot;family&quot;: &quot;Weinstock&quot;, &quot;given&quot;: &quot;George M.&quot;}, {&quot;non-dropping-particle&quot;: &quot;&quot;, &quot;parse-names&quot;: false, &quot;suffix&quot;: &quot;&quot;, &quot;dropping-particle&quot;: &quot;&quot;, &quot;family&quot;: &quot;Wilson&quot;, &quot;given&quot;: &quot;Richard K.&quot;}, {&quot;non-dropping-particle&quot;: &quot;&quot;, &quot;parse-names&quot;: false, &quot;suffix&quot;: &quot;&quot;, &quot;dropping-particle&quot;: &quot;&quot;, &quot;family&quot;: &quot;Gibbs&quot;, &quot;given&quot;: &quot;Richard A.&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Haussler&quot;, &quot;given&quot;: &quot;David&quot;}], &quot;ISBN&quot;: &quot;1088-9051 (Print)\\n1088-9051 (Linking)&quot;, &quot;page&quot;: &quot;1034-1050&quot;, &quot;DOI&quot;: &quot;10.1101/gr.3715005&quot;, &quot;issue&quot;: &quot;8&quot;, &quot;title&quot;: &quot;Evolutionarily conserved elements in vertebrate, insect, worm, and yeast genomes&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N&quot;: &quot;10889051&quot;, &quot;issued&quot;: {&quot;date-parts&quot;: [[&quot;2005&quot;]]}, &quot;PMID&quot;: &quot;16024819&quot;, &quot;id&quot;: &quot;ITEM-1&quot;, &quot;container-title&quot;: &quot;Genome Research&quot;}, &quot;id&quot;: &quot;ITEM-1&quot;, &quot;uris&quot;: [&quot;http://www.mendeley.com/documents/?uuid=5c2a3762-3c9e-40b2-8fb4-781c7ece658a&quot;, &quot;http://www.mendeley.com/documents/?uuid=aa962296-6975-4b86-af51-02fcc67411c5&quot;]}], &quot;properties&quot;: {&quot;noteIndex&quot;: 0}} RNDmMhLbM4LfP"/>⁠. Tissue specificity index (Tau) was computed following the <text:span text:style-name="T59">described in </text:span><text:reference-mark-start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schema&quot;: &quot;https://github.com/citation-style-language/schema/raw/master/csl-citation.json&quot;, &quot;citationItems&quot;: [{&quot;itemData&quot;: {&quot;type&quot;: &quot;article-journal&quot;, &quot;author&quot;: [{&quot;non-dropping-particle&quot;: &quot;&quot;, &quot;parse-names&quot;: false, &quot;suffix&quot;: &quot;&quot;, &quot;dropping-particle&quot;: &quot;&quot;, &quot;family&quot;: &quot;Kryuchkova&quot;, &quot;given&quot;: &quot;Nadezda&quot;}, {&quot;non-dropping-particle&quot;: &quot;&quot;, &quot;parse-names&quot;: false, &quot;suffix&quot;: &quot;&quot;, &quot;dropping-particle&quot;: &quot;&quot;, &quot;family&quot;: &quot;Robinson-Rechavi&quot;, &quot;given&quot;: &quot;Marc&quot;}], &quot;ISBN&quot;: &quot;10.1101/027755&quot;, &quot;page&quot;: &quot;027755&quot;, &quot;DOI&quot;: &quot;10.1093/bib/bbw008&quot;, &quot;issue&quot;: &quot;January&quot;, &quot;title&quot;: &quot;A benchmark of gene expression tissue-specificity metrics&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N&quot;: &quot;1477-4054&quot;, &quot;issued&quot;: {&quot;date-parts&quot;: [[&quot;2015&quot;]]}, &quot;PMID&quot;: &quot;26891983&quot;, &quot;id&quot;: &quot;ITEM-1&quot;, &quot;container-title&quot;: &quot;bioRxiv&quot;}, &quot;id&quot;: &quot;ITEM-1&quot;, &quot;uris&quot;: [&quot;http://www.mendeley.com/documents/?uuid=5d1680db-73df-49fb-9a8a-8dacdf200219&quot;, &quot;http://www.mendeley.com/documents/?uuid=c845f9c1-bd78-4e7c-8428-3deca401b2f1&quot;]}], &quot;properties&quot;: {&quot;noteIndex&quot;: 0}} RNDWS3obcCO50"/><text:span text:style-name="T48">Kryuchkova &amp; Robinson-Rechavi (2015</text:span><text:reference-mark-end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schema&quot;: &quot;https://github.com/citation-style-language/schema/raw/master/csl-citation.json&quot;, &quot;citationItems&quot;: [{&quot;itemData&quot;: {&quot;type&quot;: &quot;article-journal&quot;, &quot;author&quot;: [{&quot;non-dropping-particle&quot;: &quot;&quot;, &quot;parse-names&quot;: false, &quot;suffix&quot;: &quot;&quot;, &quot;dropping-particle&quot;: &quot;&quot;, &quot;family&quot;: &quot;Kryuchkova&quot;, &quot;given&quot;: &quot;Nadezda&quot;}, {&quot;non-dropping-particle&quot;: &quot;&quot;, &quot;parse-names&quot;: false, &quot;suffix&quot;: &quot;&quot;, &quot;dropping-particle&quot;: &quot;&quot;, &quot;family&quot;: &quot;Robinson-Rechavi&quot;, &quot;given&quot;: &quot;Marc&quot;}], &quot;ISBN&quot;: &quot;10.1101/027755&quot;, &quot;page&quot;: &quot;027755&quot;, &quot;DOI&quot;: &quot;10.1093/bib/bbw008&quot;, &quot;issue&quot;: &quot;January&quot;, &quot;title&quot;: &quot;A benchmark of gene expression tissue-specificity metrics&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N&quot;: &quot;1477-4054&quot;, &quot;issued&quot;: {&quot;date-parts&quot;: [[&quot;2015&quot;]]}, &quot;PMID&quot;: &quot;26891983&quot;, &quot;id&quot;: &quot;ITEM-1&quot;, &quot;container-title&quot;: &quot;bioRxiv&quot;}, &quot;id&quot;: &quot;ITEM-1&quot;, &quot;uris&quot;: [&quot;http://www.mendeley.com/documents/?uuid=5d1680db-73df-49fb-9a8a-8dacdf200219&quot;, &quot;http://www.mendeley.com/documents/?uuid=c845f9c1-bd78-4e7c-8428-3deca401b2f1&quot;]}], &quot;properties&quot;: {&quot;noteIndex&quot;: 0}} RNDWS3obcCO50"/>⁠<text:span text:style-name="T56">), considering only genes with expression above a 0.1 </text:span><text:span text:style-name="T25">[RPKM?]</text:span><text:span text:style-name="T56"> cutoff</text:span>.</text:p>
      <text:p text:style-name="P35"/>
      <text:p text:style-name="P13">Expression levels</text:p>
      <text:p text:style-name="P13"/>
      <text:p text:style-name="P35"><text:soft-page-break/>Median expression levels were computed from <text:span text:style-name="T60">[</text:span>the <text:span text:style-name="T42">GEUVADIS 1000 Genomes project expression matrix. The matrix contains expression data for 373 individuals.</text:span><text:span text:style-name="T43">] →</text:span><text:span text:style-name="T44"> encode, source ?</text:span></text:p>
      <text:p text:style-name="P35"/>
      <text:p text:style-name="P17">DNA-DNA contacts</text:p>
      <text:p text:style-name="P35"/>
      <text:p text:style-name="P35">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35"><text:span text:style-name="T82">For each gene overlapping a TAD, the mean contact inside the respective TAD was used as a measure. For single genes that overlap several TADs, the contacts are computed for each TAD independently</text:span>. <text:span text:style-name="T82">The mean contact in a TAD is computed by taking the arithmetic mean in a square submatrix spanning from the beginning to the end of the TAD in the intrachromosomal matrix.</text:span></text:p>
      <text:p text:style-name="P35"/>
      <text:p text:style-name="P17">Chip-seq</text:p>
      <text:p text:style-name="P17"/>
      <text:p text:style-name="P35">Chip-seq data for CTCF, RAD21 and SMC3 in GM12878 were retrieved from the ENCODE website. </text:p>
      <text:p text:style-name="P35"/>
      <text:p text:style-name="P35"/>
      <text:p text:style-name="P17">Enrichment of genetic elements</text:p>
      <text:p text:style-name="P35"/>
      <text:p text:style-name="P35">All enrichment tests were performed using the genome association tester (GAT) <text:reference-mark-start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schema&quot;: &quot;https://github.com/citation-style-language/schema/raw/master/csl-citation.json&quot;, &quot;citationItems&quot;: [{&quot;itemData&quot;: {&quot;volume&quot;: &quot;29&quot;, &quot;type&quot;: &quot;article-journal&quot;, &quot;author&quot;: [{&quot;non-dropping-particle&quot;: &quot;&quot;, &quot;parse-names&quot;: false, &quot;suffix&quot;: &quot;&quot;, &quot;dropping-particle&quot;: &quot;&quot;, &quot;family&quot;: &quot;Heger&quot;, &quot;given&quot;: &quot;Andreas&quot;}, {&quot;non-dropping-particle&quot;: &quot;&quot;, &quot;parse-names&quot;: false, &quot;suffix&quot;: &quot;&quot;, &quot;dropping-particle&quot;: &quot;&quot;, &quot;family&quot;: &quot;Webber&quot;, &quot;given&quot;: &quot;Caleb&quot;}, {&quot;non-dropping-particle&quot;: &quot;&quot;, &quot;parse-names&quot;: false, &quot;suffix&quot;: &quot;&quot;, &quot;dropping-particle&quot;: &quot;&quot;, &quot;family&quot;: &quot;Goodson&quot;, &quot;given&quot;: &quot;Martin&quot;}, {&quot;non-dropping-particle&quot;: &quot;&quot;, &quot;parse-names&quot;: false, &quot;suffix&quot;: &quot;&quot;, &quot;dropping-particle&quot;: &quot;&quot;, &quot;family&quot;: &quot;Ponting&quot;, &quot;given&quot;: &quot;Chris P.&quot;}, {&quot;non-dropping-particle&quot;: &quot;&quot;, &quot;parse-names&quot;: false, &quot;suffix&quot;: &quot;&quot;, &quot;dropping-particle&quot;: &quot;&quot;, &quot;family&quot;: &quot;Lunter&quot;, &quot;given&quot;: &quot;Gerton&quot;}], &quot;page&quot;: &quot;2046-2048&quot;, &quot;DOI&quot;: &quot;10.1093/bioinformatics/btt343&quot;, &quot;issue&quot;: &quot;16&quot;, &quot;title&quot;: &quot;GAT: A simulation framework for testing the association of genomic intervals&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N&quot;: &quot;13674803&quot;, &quot;id&quot;: &quot;ITEM-1&quot;, &quot;PMID&quot;: &quot;23782611&quot;, &quot;issued&quot;: {&quot;date-parts&quot;: [[&quot;2013&quot;]]}, &quot;container-title&quot;: &quot;Bioinformatics&quot;}, &quot;id&quot;: &quot;ITEM-1&quot;, &quot;uris&quot;: [&quot;http://www.mendeley.com/documents/?uuid=d7dcca2a-59cf-4a21-b12b-bc0efaebf4c0&quot;]}], &quot;properties&quot;: {&quot;noteIndex&quot;: 0}} RNDWZKqEYeUKX"/><text:span text:style-name="T46">(Heger et al., 2013)</text:span><text:reference-mark-end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schema&quot;: &quot;https://github.com/citation-style-language/schema/raw/master/csl-citation.json&quot;, &quot;citationItems&quot;: [{&quot;itemData&quot;: {&quot;volume&quot;: &quot;29&quot;, &quot;type&quot;: &quot;article-journal&quot;, &quot;author&quot;: [{&quot;non-dropping-particle&quot;: &quot;&quot;, &quot;parse-names&quot;: false, &quot;suffix&quot;: &quot;&quot;, &quot;dropping-particle&quot;: &quot;&quot;, &quot;family&quot;: &quot;Heger&quot;, &quot;given&quot;: &quot;Andreas&quot;}, {&quot;non-dropping-particle&quot;: &quot;&quot;, &quot;parse-names&quot;: false, &quot;suffix&quot;: &quot;&quot;, &quot;dropping-particle&quot;: &quot;&quot;, &quot;family&quot;: &quot;Webber&quot;, &quot;given&quot;: &quot;Caleb&quot;}, {&quot;non-dropping-particle&quot;: &quot;&quot;, &quot;parse-names&quot;: false, &quot;suffix&quot;: &quot;&quot;, &quot;dropping-particle&quot;: &quot;&quot;, &quot;family&quot;: &quot;Goodson&quot;, &quot;given&quot;: &quot;Martin&quot;}, {&quot;non-dropping-particle&quot;: &quot;&quot;, &quot;parse-names&quot;: false, &quot;suffix&quot;: &quot;&quot;, &quot;dropping-particle&quot;: &quot;&quot;, &quot;family&quot;: &quot;Ponting&quot;, &quot;given&quot;: &quot;Chris P.&quot;}, {&quot;non-dropping-particle&quot;: &quot;&quot;, &quot;parse-names&quot;: false, &quot;suffix&quot;: &quot;&quot;, &quot;dropping-particle&quot;: &quot;&quot;, &quot;family&quot;: &quot;Lunter&quot;, &quot;given&quot;: &quot;Gerton&quot;}], &quot;page&quot;: &quot;2046-2048&quot;, &quot;DOI&quot;: &quot;10.1093/bioinformatics/btt343&quot;, &quot;issue&quot;: &quot;16&quot;, &quot;title&quot;: &quot;GAT: A simulation framework for testing the association of genomic intervals&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N&quot;: &quot;13674803&quot;, &quot;id&quot;: &quot;ITEM-1&quot;, &quot;PMID&quot;: &quot;23782611&quot;, &quot;issued&quot;: {&quot;date-parts&quot;: [[&quot;2013&quot;]]}, &quot;container-title&quot;: &quot;Bioinformatics&quot;}, &quot;id&quot;: &quot;ITEM-1&quot;, &quot;uris&quot;: [&quot;http://www.mendeley.com/documents/?uuid=d7dcca2a-59cf-4a21-b12b-bc0efaebf4c0&quot;]}], &quot;properties&quot;: {&quot;noteIndex&quot;: 0}} RNDWZKqEYeUKX"/>⁠ version 1.2. All tests for enrichment of lincRNAs were performed using the intergenic space of the genome as a workspace. When testing for enrichment of protein-coding genes, the protein coding space of the genome was used as the workspace. <text:span text:style-name="T65">Similarly, when looking for enrichmentFor all tests, the number of samples was set to 10,000 and the number of buckets was consequently adjusted to 270,000.</text:span></text:p>
      <text:p text:style-name="P37"/>
      <text:p text:style-name="Standard"/>
      <text:p text:style-name="P1"/>
      <text:p text:style-name="P1"/>
      <text:p text:style-name="P1"/>
      <text:p text:style-name="P1"/>
      <text:p text:style-name="P8"><text:span text:style-name="T79">6</text:span>. References:</text:p>
      <text:p text:style-name="P8"/>
      <text:p text:style-name="P8"/>
      <text:p text:style-name="P8"/>
      <text:section text:style-name="Sect1" text:name="ADDIN Mendeley Bibliography CSL_BIBLIOGRAPHY  RNDxGaINKlo65">
        <text:p text:style-name="P67">Arner, E., Daub, C. O., Vitting-Seerup, K., Andersson, R., Lilje, B., Drabløs, F., … Hayashizaki, Y. (2015). Transcribed enhancers lead waves of coordinated transcription in transitioning mammalian cells. <text:span text:style-name="T39">Science (New York, N.Y.)</text:span>, <text:span text:style-name="T39">347</text:span>(6225), 1010–4. http://doi.org/10.1126/science.1259418</text:p>
        <text:p text:style-name="P67"><text:soft-page-break/>Bates, D., &amp; Maechler, M. (2016). Matrix: Sparse and Dense Matrix Classes and Methods. manual.</text:p>
        <text:p text:style-name="P67">Bourgon, R. (2015). intervals: Tools for Working with Points and Intervals. manual.</text:p>
        <text:p text:style-name="P67">Darrow, E. M., &amp; Chadwick, B. P. (2013). Boosting transcription by transcription: enhancer-associated transcripts. <text:span text:style-name="T39">Chromosome Research</text:span>, <text:span text:style-name="T39">21</text:span>(6), 713–724. article. http://doi.org/10.1007/s10577-013-9384-6</text:p>
        <text:p text:style-name="P67">Engreitz, J. M., Ollikainen, N., &amp; Guttman, M. (2016). Long non-coding RNAs: spatial amplifiers that control nuclear structure and gene expression. <text:span text:style-name="T39">Nature Reviews Molecular Cell Biology</text:span>, <text:span text:style-name="T39">17</text:span>(12), 756–770. http://doi.org/10.1038/nrm.2016.126</text:p>
        <text:p text:style-name="P67">Gorkin, D. U., Leung, D., &amp; Ren, B. (2014). The 3D genome in transcriptional regulation and pluripotency. <text:span text:style-name="T39">Cell Stem Cell</text:span>, <text:span text:style-name="T39">14</text:span>(6), 771–775. http://doi.org/10.1016/j.stem.2014.05.017</text:p>
        <text:p text:style-name="P67">Guil, S., &amp; Esteller, M. (2012). Cis-acting noncoding RNAs: friends and foes. <text:span text:style-name="T39">Nature Structural &amp; Molecular Biology</text:span>, <text:span text:style-name="T39">19</text:span>(11), 1068–1075. http://doi.org/10.1038/nsmb.2428</text:p>
        <text:p text:style-name="P67">Hadjur, S., Williams, L. M., Ryan, N. K., Cobb, B. S., Sexton, T., Fraser, P., … Merkenschlager, M. (2009). Cohesins form chromosomal cis-interactions at the developmentally regulated IFNG locus. <text:span text:style-name="T39">Nature</text:span>, <text:span text:style-name="T39">460</text:span>(7253), 410–413. http://doi.org/10.1038/nature08079</text:p>
        <text:p text:style-name="P67">Heger, A., Webber, C., Goodson, M., Ponting, C. P., &amp; Lunter, G. (2013). GAT: A simulation framework for testing the association of genomic intervals. <text:span text:style-name="T39">Bioinformatics</text:span>, <text:span text:style-name="T39">29</text:span>(16), 2046–2048. http://doi.org/10.1093/bioinformatics/btt343</text:p>
        <text:p text:style-name="P67">Iyer, M. K., Niknafs, Y. S., Malik, R., Singhal, U., Sahu, A., Hosono, Y., … Chinnnaiyan, A. M. (2015). The Landscape of Long Noncoding RNAs in the Human Transcriptome. <text:span text:style-name="T39">Nat Genet.</text:span>, <text:span text:style-name="T39">47</text:span>(3), 199–208. http://doi.org/10.1038/ng.3192.The</text:p>
        <text:p text:style-name="P67">Ji, X., Dadon, D. B., Powell, B. E., Fan, Z. P., Borges-Rivera, D., Shachar, S., … Young, R. A. (2016). 3D Chromosome Regulatory Landscape of Human Pluripotent Cells. <text:span text:style-name="T39">Cell Stem Cell</text:span>, <text:span text:style-name="T39">18</text:span>(2), 262–275. http://doi.org/10.1016/j.stem.2015.11.007</text:p>
        <text:p text:style-name="P67">Kornienko, A. E., Guenzl, P. M., Barlow, D. P., &amp; Pauler, F. M. (2013). Gene regulation by the act of long non-coding RNA transcription. <text:span text:style-name="T39">BMC Biology</text:span>, <text:span text:style-name="T39">11</text:span>(1), 59. http://doi.org/10.1186/1741-7007-11-59</text:p>
        <text:p text:style-name="P67"><text:soft-page-break/>Kryuchkova, N., &amp; Robinson-Rechavi, M. (2015). A benchmark of gene expression tissue-specificity metrics. <text:span text:style-name="T39">bioRxiv</text:span>, (January), 27755. http://doi.org/10.1093/bib/bbw008</text:p>
        <text:p text:style-name="P67">Lam, M. T. Y., Li, W., Rosenfeld, M. G., &amp; Glass, C. K. (2014). Enhancer RNAs and regulated transcriptional programs. <text:span text:style-name="T39">Trends in Biochemical Sciences</text:span>, <text:span text:style-name="T39">39</text:span>(4), 170–182. http://doi.org/10.1016/j.tibs.2014.02.007</text:p>
        <text:p text:style-name="P67">Lupiáñez, D. G., Spielmann, M., &amp; Mundlos, S. (2016). Breaking TADs: How Alterations of Chromatin Domains Result in Disease. <text:span text:style-name="T39">Trends in Genetics</text:span>, <text:span text:style-name="T39">32</text:span>(4), 225–237. http://doi.org/10.1016/j.tig.2016.01.003</text:p>
        <text:p text:style-name="P67">Marques, A. C., Hughes, J., Graham, B., Kowalczyk, M. S., Higgs, D. R., &amp; Ponting, C. P. (2013). Chromatin signatures at transcriptional start sites separate two equally populated yet distinct classes of intergenic long noncoding RNAs. <text:span text:style-name="T39">Genome Biology</text:span>, <text:span text:style-name="T39">14</text:span>(11), R131. http://doi.org/10.1186/gb-2013-14-11-r131</text:p>
        <text:p text:style-name="P67">Ong, C., &amp; Corces, V. G. (2014). CTCF : an architectural protein bridging genome topology and function. <text:span text:style-name="T39">Nature Publishing Group</text:span>, <text:span text:style-name="T39">15</text:span>(4), 234–246. http://doi.org/10.1038/nrg3663</text:p>
        <text:p text:style-name="P67">Passarge, E. (1979). Emil Heitz and the concept of heterochromatin: longitudinal chromosome differentiation was recognized fifty years ago. <text:span text:style-name="T39">American Journal of Human Genetics</text:span>, <text:span text:style-name="T39">31</text:span>(2), 106–15.</text:p>
        <text:p text:style-name="P67">Pope, B. D., Ryba, T., Dileep, V., Yue, F., Wu, W., Denas, O., … Gilbert, D. M. (2014). Topologically associating domains are stable units of replication-timing regulation. <text:span text:style-name="T39">Nature</text:span>, <text:span text:style-name="T39">515</text:span>(7527), 402–405. http://doi.org/10.1038/nature13986</text:p>
        <text:p text:style-name="P67">Quinlan, A. R., &amp; Hall, I. M. (2010). BEDTools: A flexible suite of utilities for comparing genomic features. <text:span text:style-name="T39">Bioinformatics</text:span>, <text:span text:style-name="T39">26</text:span>(6), 841–842. http://doi.org/10.1093/bioinformatics/btq033</text:p>
        <text:p text:style-name="P67">R Core Team. (2016). R: A Language and Environment for Statistical Computing. manual, Vienna, Austria.</text:p>
        <text:p text:style-name="P67">Rinn, J. L., &amp; Chang, H. Y. (2012). Genome regulation by long noncoding RNAs. <text:span text:style-name="T39">Annual Review of Biochemistry</text:span>, <text:span text:style-name="T39">81</text:span>, 145–166. http://doi.org/10.1146/annurev-biochem-051410-092902</text:p>
        <text:p text:style-name="P67">Siepel, A., Bejerano, G., Pedersen, J. S., Hinrichs, A. S., Hou, M., Rosenbloom, K., … Haussler, D. (2005). Evolutionarily conserved elements in vertebrate, insect, worm, and yeast genomes. <text:span text:style-name="T39">Genome Research</text:span>, <text:span text:style-name="T39">15</text:span>(8), 1034–1050. http://doi.org/10.1101/gr.3715005</text:p>
        <text:p text:style-name="P67"><text:soft-page-break/>Tamaru, H. (2010). Confining euchromatin/heterochromatin territory: Jumonji crosses the line. <text:span text:style-name="T39">Genes and Development</text:span>, <text:span text:style-name="T39">24</text:span>(14), 1465–1478. http://doi.org/10.1101/gad.1941010</text:p>
        <text:p text:style-name="P67">Wang, K. C., Yang, Y. W., Liu, B., Sanyal, A., Corces-Zimmerman, R., Chen, Y., … Chang, H. Y. (2011). A long noncoding RNA maintains active chromatin to coordinate homeotic gene expression. <text:span text:style-name="T39">Nature</text:span>, <text:span text:style-name="T39">472</text:span>(7341), 120–4. http://doi.org/10.1038/nature09819</text:p>
        <text:p text:style-name="P66">Yin, Y., Yan, P., Lu, J., Song, G., Zhu, Y., Li, Z., … Shen, X. (2015). Opposing roles for the lncRNA haunt and its genomic locus in regulating HOXA gene activation during embryonic stem cell differentiation. <text:span text:style-name="T39">Cell Stem Cell</text:span>, <text:span text:style-name="T39">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9"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9T00:19:45.956386431</dc:date>
    <meta:editing-cycles>512</meta:editing-cycles>
    <meta:editing-duration>P2DT6H40M22S</meta:editing-duration>
    <meta:generator>LibreOffice/5.1.6.2.0$Linux_X86_64 LibreOffice_project/10$Build-2</meta:generator>
    <meta:document-statistic meta:table-count="1" meta:image-count="0" meta:object-count="0" meta:page-count="10" meta:paragraph-count="96" meta:word-count="3107" meta:character-count="21310" meta:non-whitespace-character-count="183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